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41">
      <style:paragraph-properties fo:margin-left="0cm" fo:margin-right="0cm" fo:text-indent="0cm" fo:margin-top="12pt" fo:margin-bottom="12pt" fo:border="none"/>
      <style:text-properties fo:font-size="10pt" style:font-size-complex="10pt"/>
    </style:style>
    <style:style style:family="text" style:name="T262">
      <style:text-properties fo:color="#000000" fo:font-family="Times New Roman" style:font-family-complex="Times New Roman" fo:font-size="10pt" style:font-size-complex="10pt" fo:font-weight="bold"/>
    </style:style>
    <style:style style:family="text" style:name="T263">
      <style:text-properties fo:font-size="10pt" style:font-size-complex="10pt"/>
    </style:style>
    <style:style style:family="paragraph" style:name="P42">
      <style:paragraph-properties fo:margin-left="0cm" fo:margin-right="0cm" fo:text-indent="0cm" fo:margin-top="12pt" fo:margin-bottom="12pt" fo:border="none"/>
      <style:text-properties fo:font-size="10pt" style:font-size-complex="10pt"/>
    </style:style>
    <style:style style:family="text" style:name="T264">
      <style:text-properties fo:color="#000000" fo:font-family="Times New Roman" style:font-family-complex="Times New Roman" fo:font-size="10pt" style:font-size-complex="10pt" fo:font-weight="bold"/>
    </style:style>
    <style:style style:family="text" style:name="T265">
      <style:text-properties fo:color="#000000" fo:font-family="Times New Roman" style:font-family-complex="Times New Roman" fo:font-size="10pt" style:font-size-complex="10pt"/>
    </style:style>
    <style:style style:family="text" style:name="T266">
      <style:text-properties fo:color="#000000" fo:font-family="Times New Roman" style:font-family-complex="Times New Roman" fo:font-size="10pt" style:font-size-complex="10pt" fo:font-weight="bold"/>
    </style:style>
    <style:style style:family="text" style:name="T267">
      <style:text-properties fo:color="#000000" fo:font-family="Times New Roman" style:font-family-complex="Times New Roman" fo:font-size="10pt" style:font-size-complex="10pt"/>
    </style:style>
    <style:style style:family="text" style:name="T268">
      <style:text-properties fo:color="#000000" fo:font-family="Times New Roman" style:font-family-complex="Times New Roman" fo:font-size="10pt" style:font-size-complex="10pt" fo:font-weight="bold"/>
    </style:style>
    <style:style style:family="text" style:name="T269">
      <style:text-properties fo:color="#000000" fo:font-family="Times New Roman" style:font-family-complex="Times New Roman" fo:font-size="10pt" style:font-size-complex="10pt"/>
    </style:style>
    <style:style style:family="text" style:name="T270">
      <style:text-properties fo:font-size="10pt" style:font-size-complex="10pt"/>
    </style:style>
    <style:style style:parent-style-name="693" style:family="paragraph" style:name="P43">
      <style:paragraph-properties fo:margin-left="0cm" fo:margin-right="0cm" fo:text-indent="0cm" fo:border="none"/>
      <style:text-properties fo:color="#0f4761" fo:font-family="Arial" style:font-family-complex="Arial" fo:font-size="16pt" style:font-size-complex="16pt" fo:font-weight="bold"/>
    </style:style>
    <style:style style:family="text" style:name="T271">
      <style:text-properties fo:color="#000000" fo:font-family="Times New Roman" style:font-family-complex="Times New Roman" fo:font-size="10pt" style:font-size-complex="10pt" fo:font-weight="bold"/>
    </style:style>
    <style:style style:family="text" style:name="T272">
      <style:text-properties fo:color="#0f4761" fo:font-family="Arial" style:font-family-complex="Arial" fo:font-size="10pt" style:font-size-complex="10pt"/>
    </style:style>
    <style:style style:parent-style-name="693" style:family="paragraph" style:name="P44">
      <style:paragraph-properties fo:margin-left="0cm" fo:margin-right="0cm" fo:text-indent="0cm" fo:border="none"/>
      <style:text-properties fo:color="#0f4761" fo:font-family="Arial" style:font-family-complex="Arial" fo:font-size="16pt" style:font-size-complex="16pt"/>
    </style:style>
    <style:style style:family="text" style:name="T273">
      <style:text-properties fo:color="#000000" fo:font-family="Times New Roman" style:font-family-complex="Times New Roman" fo:font-size="10pt" style:font-size-complex="10pt" fo:font-weight="bold"/>
    </style:style>
    <style:style style:family="text" style:name="T274">
      <style:text-properties fo:color="#000000" fo:font-family="Times New Roman" style:font-family-complex="Times New Roman" fo:font-size="10pt" style:font-size-complex="10pt"/>
    </style:style>
    <style:style style:family="text" style:name="T275">
      <style:text-properties fo:color="#000000" fo:font-family="Times New Roman" style:font-family-complex="Times New Roman" fo:font-size="10pt" style:font-size-complex="10pt" fo:language="de" fo:country="DE"/>
    </style:style>
    <style:style style:family="text" style:name="T276">
      <style:text-properties fo:color="#000000" fo:font-family="Times New Roman" style:font-family-complex="Times New Roman" fo:font-size="10pt" style:font-size-complex="10pt"/>
    </style:style>
    <style:style style:family="text" style:name="T277">
      <style:text-properties fo:color="#000000" fo:font-family="Times New Roman" style:font-family-complex="Times New Roman" fo:font-size="10pt" style:font-size-complex="10pt"/>
    </style:style>
    <style:style style:family="text" style:name="T278">
      <style:text-properties fo:color="#0f4761" fo:font-family="Arial" style:font-family-complex="Arial" fo:font-size="10pt" style:font-size-complex="10pt"/>
    </style:style>
    <style:style style:family="paragraph" style:name="P45">
      <style:paragraph-properties fo:margin-left="0cm" fo:margin-right="0cm" fo:text-indent="0cm" fo:margin-top="12pt" fo:margin-bottom="12pt" fo:border="none"/>
      <style:text-properties fo:font-size="10pt" style:font-size-complex="10pt"/>
    </style:style>
    <style:style style:family="text" style:name="T279">
      <style:text-properties fo:color="#000000" fo:font-family="Times New Roman" style:font-family-complex="Times New Roman" fo:font-size="10pt" style:font-size-complex="10pt"/>
    </style:style>
    <style:style style:family="text" style:name="T280">
      <style:text-properties fo:color="#000000" fo:font-family="Times New Roman" style:font-family-complex="Times New Roman" fo:font-size="10pt" style:font-size-complex="10pt"/>
    </style:style>
    <style:style style:family="text" style:name="T281">
      <style:text-properties fo:font-size="10pt" style:font-size-complex="10pt"/>
    </style:style>
    <style:style style:family="paragraph" style:name="P46">
      <style:paragraph-properties fo:margin-left="0cm" fo:margin-right="0cm" fo:text-indent="0cm" fo:margin-top="12pt" fo:margin-bottom="12pt" fo:border="none"/>
      <style:text-properties fo:font-size="10pt" style:font-size-complex="10pt"/>
    </style:style>
    <style:style style:family="text" style:name="T282">
      <style:text-properties fo:color="#000000" fo:font-family="Times New Roman" style:font-family-complex="Times New Roman" fo:font-size="10pt" style:font-size-complex="10pt" fo:font-weight="bold"/>
    </style:style>
    <style:style style:family="text" style:name="T283">
      <style:text-properties fo:color="#000000" fo:font-family="Times New Roman" style:font-family-complex="Times New Roman" fo:font-size="10pt" style:font-size-complex="10pt"/>
    </style:style>
    <style:style style:family="text" style:name="T284">
      <style:text-properties fo:color="#000000" fo:font-family="Times New Roman" style:font-family-complex="Times New Roman" fo:font-size="10pt" style:font-size-complex="10pt"/>
    </style:style>
    <style:style style:family="text" style:name="T285">
      <style:text-properties fo:color="#000000" fo:font-family="Times New Roman" style:font-family-complex="Times New Roman" fo:font-size="10pt" style:font-size-complex="10pt" fo:language="de" fo:country="DE" fo:font-weight="bold"/>
    </style:style>
    <style:style style:family="text" style:name="T286">
      <style:text-properties fo:color="#000000" fo:font-family="Times New Roman" style:font-family-complex="Times New Roman" fo:font-size="10pt" style:font-size-complex="10pt" fo:font-weight="bold"/>
    </style:style>
    <style:style style:family="text" style:name="T287">
      <style:text-properties fo:color="#000000" fo:font-family="Times New Roman" style:font-family-complex="Times New Roman" fo:font-size="10pt" style:font-size-complex="10pt"/>
    </style:style>
    <style:style style:family="text" style:name="T288">
      <style:text-properties fo:font-size="10pt" style:font-size-complex="10pt"/>
    </style:style>
    <style:style style:parent-style-name="755" style:family="paragraph" style:name="P47">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28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290">
      <style:text-properties fo:font-size="10pt" style:font-size-complex="10pt"/>
    </style:style>
    <style:style style:family="graphic" style:name="gr3">
      <style:graphic-properties draw:fill="none" draw:auto-grow-height="false" draw:auto-grow-width="false" draw:stroke="solid" svg:stroke-color="#000000" svg:stroke-width="0.03528cm" style:wrap="run-through" style:run-through="background" fo:margin-left="0cm" fo:margin-right="0cm" fo:margin-top="0cm" fo:margin-bottom="0cm" style:horizontal-pos="from-left" style:horizontal-rel="page-content" style:vertical-pos="from-top" style:vertical-rel="paragraph" fo:border="0.03528cm solid #000000" fo:background-color="transparent"/>
    </style:style>
    <style:style style:family="paragraph" style:name="P48">
      <style:paragraph-properties fo:text-align="center"/>
      <style:text-properties fo:color="#000000" fo:font-size="11pt" style:font-size-complex="11pt"/>
    </style:style>
    <style:style style:family="text" style:name="T291">
      <style:text-properties fo:color="#000000" fo:font-size="14pt" style:font-size-complex="11pt" fo:font-style="italic" fo:font-weight="bold"/>
    </style:style>
    <style:style style:family="text" style:name="T292">
      <style:text-properties fo:color="#000000" fo:font-size="11pt" style:font-size-complex="11pt"/>
    </style:style>
    <style:style style:family="text" style:name="T293">
      <style:text-properties fo:color="#000000" fo:font-size="11pt" style:font-size-complex="11pt"/>
    </style:style>
    <style:style style:family="paragraph" style:name="P49">
      <style:paragraph-properties/>
      <style:text-properties/>
    </style:style>
    <style:style style:family="text" style:name="T294">
      <style:text-properties fo:color="#000000" fo:font-size="14pt" style:font-size-complex="11pt" fo:font-style="italic"/>
    </style:style>
    <style:style style:family="text" style:name="T295">
      <style:text-properties fo:color="#000000" fo:font-size="11pt" style:font-size-complex="11pt"/>
    </style:style>
    <style:style style:family="paragraph" style:name="P50">
      <style:paragraph-properties/>
      <style:text-properties/>
    </style:style>
    <style:style style:family="text" style:name="T296">
      <style:text-properties fo:color="#000000" fo:font-size="14pt" style:font-size-complex="11pt" fo:font-style="italic"/>
    </style:style>
    <style:style style:family="text" style:name="T297">
      <style:text-properties fo:color="#000000" fo:font-size="11pt" style:font-size-complex="11pt"/>
    </style:style>
    <style:style style:family="paragraph" style:name="P51">
      <style:paragraph-properties/>
      <style:text-properties/>
    </style:style>
    <style:style style:family="text" style:name="T298">
      <style:text-properties fo:color="#000000" fo:font-size="14pt" style:font-size-complex="11pt" fo:font-style="italic"/>
    </style:style>
    <style:style style:family="text" style:name="T299">
      <style:text-properties fo:color="#000000" fo:font-size="11pt" style:font-size-complex="11pt"/>
    </style:style>
    <style:style style:family="paragraph" style:name="P52">
      <style:paragraph-properties/>
      <style:text-properties/>
    </style:style>
    <style:style style:family="text" style:name="T300">
      <style:text-properties fo:color="#000000" fo:font-size="14pt" style:font-size-complex="11pt" fo:font-style="italic"/>
    </style:style>
    <style:style style:family="text" style:name="T301">
      <style:text-properties fo:color="#000000" fo:font-size="11pt" style:font-size-complex="11pt"/>
    </style:style>
    <style:style style:family="paragraph" style:name="P53">
      <style:paragraph-properties/>
      <style:text-properties/>
    </style:style>
    <style:style style:family="text" style:name="T302">
      <style:text-properties fo:color="#000000" fo:font-size="14pt" style:font-size-complex="11pt" fo:font-style="italic"/>
    </style:style>
    <style:style style:family="text" style:name="T303">
      <style:text-properties fo:color="#000000" fo:font-size="11pt" style:font-size-complex="11pt"/>
    </style:style>
    <style:style style:family="paragraph" style:name="P54">
      <style:paragraph-properties/>
      <style:text-properties/>
    </style:style>
    <style:style style:family="text" style:name="T304">
      <style:text-properties fo:color="#000000" fo:font-size="14pt" style:font-size-complex="11pt" fo:font-style="italic"/>
    </style:style>
    <style:style style:family="text" style:name="T305">
      <style:text-properties fo:color="#000000" fo:font-size="11pt" style:font-size-complex="11pt"/>
    </style:style>
    <style:style style:family="paragraph" style:name="P55">
      <style:paragraph-properties/>
      <style:text-properties/>
    </style:style>
    <style:style style:family="text" style:name="T306">
      <style:text-properties fo:color="#000000" fo:font-size="14pt" style:font-size-complex="11pt" fo:font-style="italic"/>
    </style:style>
    <style:style style:family="text" style:name="T307">
      <style:text-properties fo:color="#000000" fo:font-size="11pt" style:font-size-complex="11pt"/>
    </style:style>
    <style:style style:family="paragraph" style:name="P56">
      <style:paragraph-properties/>
      <style:text-properties/>
    </style:style>
    <style:style style:family="text" style:name="T308">
      <style:text-properties fo:color="#000000" fo:font-size="14pt" style:font-size-complex="11pt" fo:font-style="italic"/>
    </style:style>
    <style:style style:family="text" style:name="T309">
      <style:text-properties fo:color="#000000" fo:font-size="11pt" style:font-size-complex="11pt"/>
    </style:style>
    <style:style style:family="paragraph" style:name="P57">
      <style:paragraph-properties/>
      <style:text-properties/>
    </style:style>
    <style:style style:family="text" style:name="T310">
      <style:text-properties fo:color="#000000" fo:font-size="14pt" style:font-size-complex="11pt" fo:font-style="italic"/>
    </style:style>
    <style:style style:family="text" style:name="T311">
      <style:text-properties fo:color="#000000" fo:font-size="11pt" style:font-size-complex="11pt"/>
    </style:style>
    <style:style style:family="paragraph" style:name="P58">
      <style:paragraph-properties/>
      <style:text-properties/>
    </style:style>
    <style:style style:family="text" style:name="T312">
      <style:text-properties fo:color="#000000" fo:font-size="14pt" style:font-size-complex="11pt" fo:font-style="italic"/>
    </style:style>
    <style:style style:family="paragraph" style:name="P59">
      <style:paragraph-properties/>
      <style:text-properties/>
    </style:style>
    <style:style style:family="text" style:name="T313">
      <style:text-properties fo:color="#eeeeee" fo:font-size="12pt" fo:font-style="italic"/>
    </style:style>
    <style:style style:family="text" style:name="T31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1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0">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1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1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1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1">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1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2">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2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3">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3">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2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4">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2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2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5">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3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3">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6">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3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7">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3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3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8">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4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69">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43">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0">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4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4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1">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4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2">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5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3">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3">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5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4">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5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5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5">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6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3">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6">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6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7">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6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6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8">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7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7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372">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79">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73">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74">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75">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0">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76">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77">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78">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1">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79">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0">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1">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2">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82">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3">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4">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3">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85">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6">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7">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4">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88">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89">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0">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5">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91">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2">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3">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6">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94">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5">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6">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7">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397">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8">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399">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8">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00">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1">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2">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89">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03">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4">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5">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0">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06">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7">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08">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1">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09">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0">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1">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2">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12">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3">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4">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3">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15">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6">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7">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4">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18">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19">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20">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5">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21">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22">
      <style:text-properties fo:color="#000000" fo:font-family="Liberation Serif" style:font-family-complex="Liberation Serif" fo:font-size="10pt" style:font-size-complex="10pt" fo:font-style="normal" style:text-underline-type="none" style:text-underline-width="auto" fo:font-weight="normal"/>
    </style:style>
    <style:style style:family="text" style:name="T423">
      <style:text-properties fo:color="#000000" fo:font-family="Liberation Serif" style:font-family-complex="Liberation Serif" fo:font-size="10pt" style:font-size-complex="10pt" fo:font-style="normal" style:text-underline-type="none" style:text-underline-width="auto" fo:font-weight="normal"/>
    </style:style>
    <style:style style:parent-style-name="755" style:family="paragraph" style:name="P96">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24">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425">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42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97">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42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42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42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98">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single" style:text-underline-style="solid" style:text-underline-width="auto" style:text-underline-color="font-color" fo:font-weight="normal"/>
    </style:style>
    <style:style style:family="text" style:name="T430">
      <style:text-properties fo:color="#000000" fo:font-family="Liberation Serif" style:font-family-complex="Liberation Serif" fo:font-size="10pt" style:font-size-complex="10pt" fo:language="de" style:language-complex="hi" fo:country="DE" style:country-complex="IN" fo:font-style="normal" style:text-underline-type="single" style:text-underline-style="solid" style:text-underline-width="auto" style:text-underline-color="font-color" fo:font-weight="normal"/>
    </style:style>
    <style:style style:family="text" style:name="T431">
      <style:text-properties fo:color="#000000" fo:font-family="Liberation Serif" style:font-family-complex="Liberation Serif" fo:font-size="10pt" style:font-size-complex="10pt" fo:language="de" style:language-complex="hi" fo:country="DE" style:country-complex="IN" fo:font-style="normal" style:text-underline-type="single" style:text-underline-style="solid" style:text-underline-width="auto" style:text-underline-color="font-color" fo:font-weight="normal"/>
    </style:style>
    <style:style style:family="text" style:name="T432">
      <style:text-properties fo:color="#000000" fo:font-family="Liberation Serif" style:font-family-complex="Liberation Serif" fo:font-size="10pt" style:font-size-complex="10pt" fo:language="de" style:language-complex="hi" fo:country="DE" style:country-complex="IN" fo:font-style="normal" style:text-underline-type="single" style:text-underline-style="solid" style:text-underline-width="auto" style:text-underline-color="font-color" fo:font-weight="normal"/>
    </style:style>
    <style:style style:parent-style-name="693" style:family="paragraph" style:name="P99">
      <style:paragraph-properties fo:margin-left="0cm" fo:margin-right="0cm" fo:text-indent="0cm" fo:border="none"/>
      <style:text-properties fo:color="#0f4761" fo:font-family="Arial" style:font-family-complex="Arial" fo:font-size="16pt" style:font-size-complex="16pt"/>
    </style:style>
    <style:style style:family="text" style:name="T433">
      <style:text-properties fo:color="#000000" fo:font-family="Times New Roman" style:font-family-complex="Times New Roman" fo:font-size="10pt" style:font-size-complex="10pt" fo:font-weight="bold"/>
    </style:style>
    <style:style style:family="text" style:name="T434">
      <style:text-properties fo:color="#0f4761" fo:font-family="Arial" style:font-family-complex="Arial" fo:font-size="10pt" style:font-size-complex="10pt"/>
    </style:style>
    <style:style style:family="text" style:name="T435">
      <style:text-properties fo:color="#0f4761" fo:font-family="Arial" style:font-family-complex="Arial" fo:font-size="10pt" style:font-size-complex="10pt"/>
    </style:style>
    <style:style style:family="paragraph" style:name="P100">
      <style:paragraph-properties fo:margin-left="0cm" fo:margin-right="0cm" fo:text-indent="0cm" fo:margin-top="12pt" fo:margin-bottom="12pt" fo:border="none"/>
      <style:text-properties fo:font-size="10pt" style:font-size-complex="10pt"/>
    </style:style>
    <style:style style:family="text" style:name="T436">
      <style:text-properties fo:color="#000000" fo:font-family="Times New Roman" style:font-family-complex="Times New Roman" fo:font-size="10pt" style:font-size-complex="10pt"/>
    </style:style>
    <style:style style:family="text" style:name="T437">
      <style:text-properties fo:font-size="10pt" style:font-size-complex="10pt"/>
    </style:style>
    <style:style style:parent-style-name="693" style:family="paragraph" style:name="P101">
      <style:paragraph-properties fo:margin-left="0cm" fo:margin-right="0cm" fo:text-indent="0cm" fo:border="none"/>
      <style:text-properties fo:color="#0f4761" fo:font-family="Arial" style:font-family-complex="Arial" fo:font-size="16pt" style:font-size-complex="16pt"/>
    </style:style>
    <style:style style:family="text" style:name="T438">
      <style:text-properties fo:color="#000000" fo:font-family="Times New Roman" style:font-family-complex="Times New Roman" fo:font-size="10pt" style:font-size-complex="10pt" fo:font-weight="bold"/>
    </style:style>
    <style:style style:family="text" style:name="T439">
      <style:text-properties fo:color="#0f4761" fo:font-family="Arial" style:font-family-complex="Arial" fo:font-size="10pt" style:font-size-complex="10pt"/>
    </style:style>
    <style:style style:family="text" style:name="T440">
      <style:text-properties fo:color="#0f4761" fo:font-family="Arial" style:font-family-complex="Arial" fo:font-size="10pt" style:font-size-complex="10pt"/>
    </style:style>
    <style:style style:parent-style-name="717" style:list-style-name="WWNum2" style:family="paragraph" style:name="P102">
      <style:paragraph-properties fo:margin-right="0cm" fo:border="none"/>
      <style:text-properties fo:color="#000000" fo:font-family="Times New Roman" style:font-family-complex="Times New Roman" fo:font-size="10pt" style:font-size-complex="10pt" fo:font-weight="bold"/>
    </style:style>
    <style:style style:family="text" style:name="T441">
      <style:text-properties fo:color="#000000" fo:font-family="Times New Roman" style:font-family-complex="Times New Roman" fo:font-size="10pt" style:font-size-complex="10pt" fo:font-weight="bold"/>
    </style:style>
    <style:style style:family="text" style:name="T442">
      <style:text-properties fo:color="#000000" fo:font-family="Times New Roman" style:font-family-complex="Times New Roman" fo:font-size="10pt" style:font-size-complex="10pt" fo:font-weight="bold"/>
    </style:style>
    <style:style style:family="text" style:name="T443">
      <style:text-properties fo:color="#000000" fo:font-family="Courier New" style:font-family-complex="Courier New" fo:font-size="10pt" style:font-size-complex="10pt" fo:font-weight="bold"/>
    </style:style>
    <style:style style:family="text" style:name="T444">
      <style:text-properties fo:color="#000000" fo:font-family="Times New Roman" style:font-family-complex="Times New Roman" fo:font-size="10pt" style:font-size-complex="10pt" fo:font-weight="bold"/>
    </style:style>
    <style:style style:family="text" style:name="T445">
      <style:text-properties fo:color="#000000" fo:font-family="Courier New" style:font-family-complex="Courier New" fo:font-size="10pt" style:font-size-complex="10pt" fo:font-weight="bold"/>
    </style:style>
    <style:style style:family="text" style:name="T446">
      <style:text-properties fo:color="#000000" fo:font-family="Times New Roman" style:font-family-complex="Times New Roman" fo:font-size="10pt" style:font-size-complex="10pt" fo:font-weight="bold"/>
    </style:style>
    <style:style style:family="text" style:name="T447">
      <style:text-properties fo:color="#000000" fo:font-family="Times New Roman" style:font-family-complex="Times New Roman" fo:font-size="10pt" style:font-size-complex="10pt" fo:font-weight="bold"/>
    </style:style>
    <style:style style:family="text" style:name="T448">
      <style:text-properties fo:color="#000000" fo:font-family="Times New Roman" style:font-family-complex="Times New Roman" fo:font-size="10pt" style:font-size-complex="10pt" fo:font-weight="bold"/>
    </style:style>
    <style:style style:parent-style-name="717" style:list-style-name="WWNum2" style:family="paragraph" style:name="P103">
      <style:paragraph-properties fo:margin-right="0cm" fo:border="none"/>
      <style:text-properties fo:color="#000000" fo:font-family="Times New Roman" style:font-family-complex="Times New Roman" fo:font-size="10pt" style:font-size-complex="10pt" fo:font-weight="bold"/>
    </style:style>
    <style:style style:family="text" style:name="T449">
      <style:text-properties fo:color="#000000" fo:font-family="Times New Roman" style:font-family-complex="Times New Roman" fo:font-size="10pt" style:font-size-complex="10pt" fo:font-weight="bold"/>
    </style:style>
    <style:style style:family="text" style:name="T450">
      <style:text-properties fo:color="#000000" fo:font-family="Times New Roman" style:font-family-complex="Times New Roman" fo:font-size="10pt" style:font-size-complex="10pt" fo:font-weight="bold"/>
    </style:style>
    <style:style style:family="text" style:name="T451">
      <style:text-properties fo:color="#000000" fo:font-family="Times New Roman" style:font-family-complex="Times New Roman" fo:font-size="10pt" style:font-size-complex="10pt" fo:font-weight="bold"/>
    </style:style>
    <style:style style:family="text" style:name="T452">
      <style:text-properties fo:color="#000000" fo:font-family="Times New Roman" style:font-family-complex="Times New Roman" fo:font-size="10pt" style:font-size-complex="10pt" fo:font-weight="bold"/>
    </style:style>
    <style:style style:family="text" style:name="T453">
      <style:text-properties fo:color="#000000" fo:font-family="Times New Roman" style:font-family-complex="Times New Roman" fo:font-size="10pt" style:font-size-complex="10pt" fo:font-weight="bold"/>
    </style:style>
    <style:style style:family="text" style:name="T454">
      <style:text-properties fo:color="#000000" fo:font-family="Times New Roman" style:font-family-complex="Times New Roman" fo:font-size="10pt" style:font-size-complex="10pt" fo:font-weight="bold"/>
    </style:style>
    <style:style style:family="text" style:name="T455">
      <style:text-properties fo:color="#000000" fo:font-family="Times New Roman" style:font-family-complex="Times New Roman" fo:font-size="10pt" style:font-size-complex="10pt" fo:font-weight="bold"/>
    </style:style>
    <style:style style:family="text" style:name="T456">
      <style:text-properties fo:color="#000000" fo:font-family="Times New Roman" style:font-family-complex="Times New Roman" fo:font-size="10pt" style:font-size-complex="10pt" fo:font-weight="bold"/>
    </style:style>
    <style:style style:parent-style-name="717" style:list-style-name="WWNum2" style:family="paragraph" style:name="P104">
      <style:paragraph-properties fo:margin-right="0cm" fo:border="none"/>
      <style:text-properties fo:color="#000000" fo:font-family="Times New Roman" style:font-family-complex="Times New Roman" fo:font-size="10pt" style:font-size-complex="10pt" fo:font-weight="bold"/>
    </style:style>
    <style:style style:family="text" style:name="T457">
      <style:text-properties fo:color="#000000" fo:font-family="Times New Roman" style:font-family-complex="Times New Roman" fo:font-size="10pt" style:font-size-complex="10pt" fo:font-weight="bold"/>
    </style:style>
    <style:style style:family="text" style:name="T458">
      <style:text-properties fo:color="#000000" fo:font-family="Times New Roman" style:font-family-complex="Times New Roman" fo:font-size="10pt" style:font-size-complex="10pt" fo:font-weight="bold"/>
    </style:style>
    <style:style style:family="text" style:name="T459">
      <style:text-properties fo:color="#000000" fo:font-family="Times New Roman" style:font-family-complex="Times New Roman" fo:font-size="10pt" style:font-size-complex="10pt" fo:font-weight="bold"/>
    </style:style>
    <style:style style:family="text" style:name="T460">
      <style:text-properties fo:color="#000000" fo:font-family="Times New Roman" style:font-family-complex="Times New Roman" fo:font-size="10pt" style:font-size-complex="10pt" fo:font-weight="bold"/>
    </style:style>
    <style:style style:parent-style-name="717" style:list-style-name="WWNum2" style:family="paragraph" style:name="P105">
      <style:paragraph-properties fo:margin-right="0cm" fo:border="none"/>
      <style:text-properties fo:color="#000000" fo:font-family="Times New Roman" style:font-family-complex="Times New Roman" fo:font-size="10pt" style:font-size-complex="10pt" fo:font-weight="bold"/>
    </style:style>
    <style:style style:family="text" style:name="T461">
      <style:text-properties fo:color="#000000" fo:font-family="Times New Roman" style:font-family-complex="Times New Roman" fo:font-size="10pt" style:font-size-complex="10pt" fo:font-weight="bold"/>
    </style:style>
    <style:style style:family="text" style:name="T462">
      <style:text-properties fo:color="#000000" fo:font-family="Times New Roman" style:font-family-complex="Times New Roman" fo:font-size="10pt" style:font-size-complex="10pt" fo:font-weight="bold"/>
    </style:style>
    <style:style style:family="text" style:name="T463">
      <style:text-properties fo:color="#000000" fo:font-family="Courier New" style:font-family-complex="Courier New" fo:font-size="10pt" style:font-size-complex="10pt" fo:font-weight="bold"/>
    </style:style>
    <style:style style:family="text" style:name="T464">
      <style:text-properties fo:color="#000000" fo:font-family="Times New Roman" style:font-family-complex="Times New Roman" fo:font-size="10pt" style:font-size-complex="10pt" fo:font-weight="bold"/>
    </style:style>
    <style:style style:family="text" style:name="T465">
      <style:text-properties fo:color="#000000" fo:font-family="Times New Roman" style:font-family-complex="Times New Roman" fo:font-size="10pt" style:font-size-complex="10pt" fo:language="de" fo:country="DE" fo:font-weight="bold"/>
    </style:style>
    <style:style style:family="text" style:name="T466">
      <style:text-properties fo:color="#000000" fo:font-family="Times New Roman" style:font-family-complex="Times New Roman" fo:font-size="10pt" style:font-size-complex="10pt" fo:language="de" fo:country="DE" fo:font-weight="bold"/>
    </style:style>
    <style:style style:family="text" style:name="T467">
      <style:text-properties fo:color="#000000" fo:font-family="Times New Roman" style:font-family-complex="Times New Roman" fo:font-size="10pt" style:font-size-complex="10pt" fo:font-weight="bold"/>
    </style:style>
    <style:style style:family="text" style:name="T468">
      <style:text-properties fo:color="#000000" fo:font-family="Times New Roman" style:font-family-complex="Times New Roman" fo:font-size="10pt" style:font-size-complex="10pt" fo:font-weight="bold"/>
    </style:style>
    <style:style style:family="text" style:name="T469">
      <style:text-properties fo:color="#000000" fo:font-family="Times New Roman" style:font-family-complex="Times New Roman" fo:font-size="10pt" style:font-size-complex="10pt" fo:font-weight="bold"/>
    </style:style>
    <style:style style:parent-style-name="693" style:family="paragraph" style:name="P106">
      <style:paragraph-properties fo:margin-left="0cm" fo:margin-right="0cm" fo:text-indent="0cm" fo:border="none"/>
      <style:text-properties fo:color="#0f4761" fo:font-family="Arial" style:font-family-complex="Arial" fo:font-size="16pt" style:font-size-complex="16pt"/>
    </style:style>
    <style:style style:family="text" style:name="T470">
      <style:text-properties fo:color="#000000" fo:font-family="Times New Roman" style:font-family-complex="Times New Roman" fo:font-size="10pt" style:font-size-complex="10pt" fo:font-weight="bold"/>
    </style:style>
    <style:style style:family="text" style:name="T471">
      <style:text-properties fo:color="#0f4761" fo:font-family="Arial" style:font-family-complex="Arial" fo:font-size="10pt" style:font-size-complex="10pt"/>
    </style:style>
    <style:style style:family="text" style:name="T472">
      <style:text-properties fo:color="#0f4761" fo:font-family="Arial" style:font-family-complex="Arial" fo:font-size="10pt" style:font-size-complex="10pt"/>
    </style:style>
    <style:style style:parent-style-name="717" style:list-style-name="WWNum2" style:family="paragraph" style:name="P107">
      <style:paragraph-properties fo:margin-right="0cm" fo:border="none"/>
      <style:text-properties fo:color="#000000" fo:font-family="Times New Roman" style:font-family-complex="Times New Roman" fo:font-size="10pt" style:font-size-complex="10pt" fo:font-weight="bold"/>
    </style:style>
    <style:style style:family="text" style:name="T473">
      <style:text-properties fo:color="#000000" fo:font-family="Times New Roman" style:font-family-complex="Times New Roman" fo:font-size="10pt" style:font-size-complex="10pt" fo:font-weight="bold"/>
    </style:style>
    <style:style style:family="text" style:name="T474">
      <style:text-properties fo:color="#000000" fo:font-family="Times New Roman" style:font-family-complex="Times New Roman" fo:font-size="10pt" style:font-size-complex="10pt" fo:font-weight="bold"/>
    </style:style>
    <style:style style:family="text" style:name="T475">
      <style:text-properties fo:color="#000000" fo:font-family="Times New Roman" style:font-family-complex="Times New Roman" fo:font-size="10pt" style:font-size-complex="10pt" fo:font-weight="bold"/>
    </style:style>
    <style:style style:family="text" style:name="T476">
      <style:text-properties fo:color="#000000" fo:font-family="Times New Roman" style:font-family-complex="Times New Roman" fo:font-size="10pt" style:font-size-complex="10pt" fo:font-weight="bold"/>
    </style:style>
    <style:style style:family="text" style:name="T477">
      <style:text-properties fo:color="#000000" fo:font-family="Times New Roman" style:font-family-complex="Times New Roman" fo:font-size="10pt" style:font-size-complex="10pt" fo:font-weight="bold"/>
    </style:style>
    <style:style style:family="text" style:name="T478">
      <style:text-properties fo:color="#000000" fo:font-family="Times New Roman" style:font-family-complex="Times New Roman" fo:font-size="10pt" style:font-size-complex="10pt" fo:font-weight="bold"/>
    </style:style>
    <style:style style:parent-style-name="717" style:list-style-name="WWNum2" style:family="paragraph" style:name="P108">
      <style:paragraph-properties fo:margin-right="0cm" fo:border="none"/>
      <style:text-properties fo:color="#000000" fo:font-family="Times New Roman" style:font-family-complex="Times New Roman" fo:font-size="10pt" style:font-size-complex="10pt" fo:font-weight="bold"/>
    </style:style>
    <style:style style:family="text" style:name="T479">
      <style:text-properties fo:color="#000000" fo:font-family="Times New Roman" style:font-family-complex="Times New Roman" fo:font-size="10pt" style:font-size-complex="10pt" fo:font-weight="bold"/>
    </style:style>
    <style:style style:family="text" style:name="T480">
      <style:text-properties fo:color="#000000" fo:font-family="Times New Roman" style:font-family-complex="Times New Roman" fo:font-size="10pt" style:font-size-complex="10pt" fo:font-weight="bold"/>
    </style:style>
    <style:style style:family="text" style:name="T481">
      <style:text-properties fo:color="#000000" fo:font-family="Times New Roman" style:font-family-complex="Times New Roman" fo:font-size="10pt" style:font-size-complex="10pt" fo:font-weight="bold"/>
    </style:style>
    <style:style style:family="text" style:name="T482">
      <style:text-properties fo:color="#000000" fo:font-family="Times New Roman" style:font-family-complex="Times New Roman" fo:font-size="10pt" style:font-size-complex="10pt" fo:font-weight="bold"/>
    </style:style>
    <style:style style:family="text" style:name="T483">
      <style:text-properties fo:color="#000000" fo:font-family="Times New Roman" style:font-family-complex="Times New Roman" fo:font-size="10pt" style:font-size-complex="10pt" fo:font-weight="bold"/>
    </style:style>
    <style:style style:family="text" style:name="T484">
      <style:text-properties fo:color="#000000" fo:font-family="Times New Roman" style:font-family-complex="Times New Roman" fo:font-size="10pt" style:font-size-complex="10pt" fo:font-weight="bold"/>
    </style:style>
    <style:style style:family="text" style:name="T485">
      <style:text-properties fo:color="#000000" fo:font-family="Times New Roman" style:font-family-complex="Times New Roman" fo:font-size="10pt" style:font-size-complex="10pt" fo:font-weight="bold"/>
    </style:style>
    <style:style style:family="text" style:name="T486">
      <style:text-properties fo:color="#000000" fo:font-family="Times New Roman" style:font-family-complex="Times New Roman" fo:font-size="10pt" style:font-size-complex="10pt" fo:font-weight="bold"/>
    </style:style>
    <style:style style:family="text" style:name="T487">
      <style:text-properties fo:color="#000000" fo:font-family="Times New Roman" style:font-family-complex="Times New Roman" fo:font-size="10pt" style:font-size-complex="10pt" fo:font-weight="bold"/>
    </style:style>
    <style:style style:family="text" style:name="T488">
      <style:text-properties fo:color="#000000" fo:font-family="Times New Roman" style:font-family-complex="Times New Roman" fo:font-size="10pt" style:font-size-complex="10pt" fo:font-weight="bold"/>
    </style:style>
    <style:style style:parent-style-name="717" style:list-style-name="WWNum2" style:family="paragraph" style:name="P109">
      <style:paragraph-properties fo:margin-right="0cm" fo:border="none"/>
      <style:text-properties fo:color="#000000" fo:font-family="Times New Roman" style:font-family-complex="Times New Roman" fo:font-size="10pt" style:font-size-complex="10pt" fo:font-weight="bold"/>
    </style:style>
    <style:style style:family="text" style:name="T489">
      <style:text-properties fo:color="#000000" fo:font-family="Times New Roman" style:font-family-complex="Times New Roman" fo:font-size="10pt" style:font-size-complex="10pt" fo:font-weight="bold"/>
    </style:style>
    <style:style style:family="text" style:name="T490">
      <style:text-properties fo:color="#000000" fo:font-family="Times New Roman" style:font-family-complex="Times New Roman" fo:font-size="10pt" style:font-size-complex="10pt" fo:font-weight="bold"/>
    </style:style>
    <style:style style:family="text" style:name="T491">
      <style:text-properties fo:color="#000000" fo:font-family="Times New Roman" style:font-family-complex="Times New Roman" fo:font-size="10pt" style:font-size-complex="10pt" fo:font-weight="bold"/>
    </style:style>
    <style:style style:family="text" style:name="T492">
      <style:text-properties fo:color="#000000" fo:font-family="Times New Roman" style:font-family-complex="Times New Roman" fo:font-size="10pt" style:font-size-complex="10pt" fo:font-weight="bold"/>
    </style:style>
    <style:style style:family="text" style:name="T493">
      <style:text-properties fo:color="#000000" fo:font-family="Times New Roman" style:font-family-complex="Times New Roman" fo:font-size="10pt" style:font-size-complex="10pt" fo:font-weight="bold"/>
    </style:style>
    <style:style style:family="text" style:name="T494">
      <style:text-properties fo:color="#000000" fo:font-family="Times New Roman" style:font-family-complex="Times New Roman" fo:font-size="10pt" style:font-size-complex="10pt" fo:font-weight="bold"/>
    </style:style>
    <style:style style:family="text" style:name="T495">
      <style:text-properties fo:color="#000000" fo:font-family="Times New Roman" style:font-family-complex="Times New Roman" fo:font-size="10pt" style:font-size-complex="10pt" fo:font-weight="bold"/>
    </style:style>
    <style:style style:family="text" style:name="T496">
      <style:text-properties fo:color="#000000" fo:font-family="Times New Roman" style:font-family-complex="Times New Roman" fo:font-size="10pt" style:font-size-complex="10pt" fo:font-weight="bold"/>
    </style:style>
    <style:style style:parent-style-name="693" style:family="paragraph" style:name="P110">
      <style:paragraph-properties fo:margin-left="0cm" fo:margin-right="0cm" fo:text-indent="0cm" fo:border="none"/>
      <style:text-properties fo:color="#0f4761" fo:font-family="Arial" style:font-family-complex="Arial" fo:font-size="16pt" style:font-size-complex="16pt"/>
    </style:style>
    <style:style style:family="text" style:name="T497">
      <style:text-properties fo:color="#000000" fo:font-family="Times New Roman" style:font-family-complex="Times New Roman" fo:font-size="10pt" style:font-size-complex="10pt" fo:font-weight="bold"/>
    </style:style>
    <style:style style:family="text" style:name="T498">
      <style:text-properties fo:color="#0f4761" fo:font-family="Arial" style:font-family-complex="Arial" fo:font-size="10pt" style:font-size-complex="10pt"/>
    </style:style>
    <style:style style:family="text" style:name="T499">
      <style:text-properties fo:color="#0f4761" fo:font-family="Arial" style:font-family-complex="Arial" fo:font-size="10pt" style:font-size-complex="10pt"/>
    </style:style>
    <style:style style:parent-style-name="717" style:list-style-name="WWNum2" style:family="paragraph" style:name="P111">
      <style:paragraph-properties fo:margin-right="0cm" fo:border="none"/>
      <style:text-properties fo:color="#000000" fo:font-family="Times New Roman" style:font-family-complex="Times New Roman" fo:font-size="10pt" style:font-size-complex="10pt" fo:font-weight="bold"/>
    </style:style>
    <style:style style:family="text" style:name="T500">
      <style:text-properties fo:color="#000000" fo:font-family="Times New Roman" style:font-family-complex="Times New Roman" fo:font-size="10pt" style:font-size-complex="10pt" fo:font-weight="bold"/>
    </style:style>
    <style:style style:family="text" style:name="T501">
      <style:text-properties fo:color="#000000" fo:font-family="Times New Roman" style:font-family-complex="Times New Roman" fo:font-size="10pt" style:font-size-complex="10pt" fo:font-weight="bold"/>
    </style:style>
    <style:style style:family="text" style:name="T502">
      <style:text-properties fo:color="#000000" fo:font-family="Times New Roman" style:font-family-complex="Times New Roman" fo:font-size="10pt" style:font-size-complex="10pt" fo:font-weight="bold"/>
    </style:style>
    <style:style style:family="text" style:name="T503">
      <style:text-properties fo:color="#000000" fo:font-family="Times New Roman" style:font-family-complex="Times New Roman" fo:font-size="10pt" style:font-size-complex="10pt" fo:font-weight="bold"/>
    </style:style>
    <style:style style:family="text" style:name="T504">
      <style:text-properties fo:color="#000000" fo:font-family="Times New Roman" style:font-family-complex="Times New Roman" fo:font-size="10pt" style:font-size-complex="10pt" fo:font-weight="bold"/>
    </style:style>
    <style:style style:family="text" style:name="T505">
      <style:text-properties fo:color="#000000" fo:font-family="Times New Roman" style:font-family-complex="Times New Roman" fo:font-size="10pt" style:font-size-complex="10pt" fo:font-weight="bold"/>
    </style:style>
    <style:style style:parent-style-name="717" style:list-style-name="WWNum2" style:family="paragraph" style:name="P112">
      <style:paragraph-properties fo:margin-right="0cm" fo:border="none"/>
      <style:text-properties fo:color="#000000" fo:font-family="Times New Roman" style:font-family-complex="Times New Roman" fo:font-size="10pt" style:font-size-complex="10pt" fo:font-weight="bold"/>
    </style:style>
    <style:style style:family="text" style:name="T506">
      <style:text-properties fo:color="#000000" fo:font-family="Times New Roman" style:font-family-complex="Times New Roman" fo:font-size="10pt" style:font-size-complex="10pt" fo:font-weight="bold"/>
    </style:style>
    <style:style style:family="text" style:name="T507">
      <style:text-properties fo:color="#000000" fo:font-family="Times New Roman" style:font-family-complex="Times New Roman" fo:font-size="10pt" style:font-size-complex="10pt" fo:font-weight="bold"/>
    </style:style>
    <style:style style:family="text" style:name="T508">
      <style:text-properties fo:color="#000000" fo:font-family="Times New Roman" style:font-family-complex="Times New Roman" fo:font-size="10pt" style:font-size-complex="10pt" fo:font-weight="bold"/>
    </style:style>
    <style:style style:family="text" style:name="T509">
      <style:text-properties fo:color="#000000" fo:font-family="Times New Roman" style:font-family-complex="Times New Roman" fo:font-size="10pt" style:font-size-complex="10pt" fo:font-weight="bold"/>
    </style:style>
    <style:style style:family="text" style:name="T510">
      <style:text-properties fo:color="#000000" fo:font-family="Times New Roman" style:font-family-complex="Times New Roman" fo:font-size="10pt" style:font-size-complex="10pt" fo:font-weight="bold"/>
    </style:style>
    <style:style style:family="text" style:name="T511">
      <style:text-properties fo:color="#000000" fo:font-family="Times New Roman" style:font-family-complex="Times New Roman" fo:font-size="10pt" style:font-size-complex="10pt" fo:font-weight="bold"/>
    </style:style>
    <style:style style:family="text" style:name="T512">
      <style:text-properties fo:color="#000000" fo:font-family="Times New Roman" style:font-family-complex="Times New Roman" fo:font-size="10pt" style:font-size-complex="10pt" fo:font-weight="bold"/>
    </style:style>
    <style:style style:family="text" style:name="T513">
      <style:text-properties fo:color="#000000" fo:font-family="Times New Roman" style:font-family-complex="Times New Roman" fo:font-size="10pt" style:font-size-complex="10pt" fo:font-weight="bold"/>
    </style:style>
    <style:style style:parent-style-name="693" style:family="paragraph" style:name="P113">
      <style:paragraph-properties fo:margin-left="0cm" fo:margin-right="0cm" fo:text-indent="0cm" fo:border="none"/>
      <style:text-properties fo:color="#0f4761" fo:font-family="Arial" style:font-family-complex="Arial" fo:font-size="16pt" style:font-size-complex="16pt"/>
    </style:style>
    <style:style style:family="text" style:name="T514">
      <style:text-properties fo:color="#000000" fo:font-family="Times New Roman" style:font-family-complex="Times New Roman" fo:font-size="10pt" style:font-size-complex="10pt" fo:font-weight="bold"/>
    </style:style>
    <style:style style:family="text" style:name="T515">
      <style:text-properties fo:color="#0f4761" fo:font-family="Arial" style:font-family-complex="Arial" fo:font-size="10pt" style:font-size-complex="10pt"/>
    </style:style>
    <style:style style:family="text" style:name="T516">
      <style:text-properties fo:color="#0f4761" fo:font-family="Arial" style:font-family-complex="Arial" fo:font-size="10pt" style:font-size-complex="10pt"/>
    </style:style>
    <style:style style:parent-style-name="717" style:list-style-name="WWNum2" style:family="paragraph" style:name="P114">
      <style:paragraph-properties fo:margin-left="0cm" fo:margin-right="0cm" fo:text-indent="0cm" fo:border="none"/>
      <style:text-properties fo:color="#000000" fo:font-family="Times New Roman" style:font-family-complex="Times New Roman" fo:font-size="10pt" style:font-size-complex="10pt" fo:font-weight="bold"/>
    </style:style>
    <style:style style:family="text" style:name="T517">
      <style:text-properties fo:color="#000000" fo:font-family="Times New Roman" style:font-family-complex="Times New Roman" fo:font-size="10pt" style:font-size-complex="10pt" fo:font-weight="bold"/>
    </style:style>
    <style:style style:family="text" style:name="T518">
      <style:text-properties fo:color="#000000" fo:font-family="Times New Roman" style:font-family-complex="Times New Roman" fo:font-size="10pt" style:font-size-complex="10pt" fo:font-weight="bold"/>
    </style:style>
    <style:style style:family="text" style:name="T519">
      <style:text-properties fo:color="#000000" fo:font-family="Times New Roman" style:font-family-complex="Times New Roman" fo:font-size="10pt" style:font-size-complex="10pt" fo:font-weight="bold"/>
    </style:style>
    <style:style style:parent-style-name="717" style:list-style-name="WWNum3" style:family="paragraph" style:name="P115">
      <style:paragraph-properties fo:margin-right="0cm" fo:border="none"/>
      <style:text-properties fo:color="#000000" fo:font-family="Times New Roman" style:font-family-complex="Times New Roman" fo:font-size="10pt" style:font-size-complex="10pt" fo:font-weight="bold"/>
    </style:style>
    <style:style style:family="text" style:name="T520">
      <style:text-properties fo:color="#000000" fo:font-family="Times New Roman" style:font-family-complex="Times New Roman" fo:font-size="10pt" style:font-size-complex="10pt" fo:font-weight="bold"/>
    </style:style>
    <style:style style:family="text" style:name="T521">
      <style:text-properties fo:color="#000000" fo:font-family="Times New Roman" style:font-family-complex="Times New Roman" fo:font-size="10pt" style:font-size-complex="10pt" fo:font-weight="bold"/>
    </style:style>
    <style:style style:family="text" style:name="T522">
      <style:text-properties fo:color="#000000" fo:font-family="Times New Roman" style:font-family-complex="Times New Roman" fo:font-size="10pt" style:font-size-complex="10pt" fo:font-weight="bold"/>
    </style:style>
    <style:style style:family="text" style:name="T523">
      <style:text-properties fo:color="#000000" fo:font-family="Times New Roman" style:font-family-complex="Times New Roman" fo:font-size="10pt" style:font-size-complex="10pt" fo:font-weight="bold"/>
    </style:style>
    <style:style style:parent-style-name="717" style:list-style-name="WWNum3" style:family="paragraph" style:name="P116">
      <style:paragraph-properties fo:margin-right="0cm" fo:border="none"/>
      <style:text-properties fo:color="#000000" fo:font-family="Times New Roman" style:font-family-complex="Times New Roman" fo:font-size="10pt" style:font-size-complex="10pt" fo:font-weight="bold"/>
    </style:style>
    <style:style style:family="text" style:name="T524">
      <style:text-properties fo:color="#000000" fo:font-family="Times New Roman" style:font-family-complex="Times New Roman" fo:font-size="10pt" style:font-size-complex="10pt" fo:font-weight="bold"/>
    </style:style>
    <style:style style:family="text" style:name="T525">
      <style:text-properties fo:color="#000000" fo:font-family="Times New Roman" style:font-family-complex="Times New Roman" fo:font-size="10pt" style:font-size-complex="10pt" fo:font-weight="bold"/>
    </style:style>
    <style:style style:family="text" style:name="T526">
      <style:text-properties fo:color="#000000" fo:font-family="Times New Roman" style:font-family-complex="Times New Roman" fo:font-size="10pt" style:font-size-complex="10pt" fo:font-weight="bold"/>
    </style:style>
    <style:style style:family="text" style:name="T527">
      <style:text-properties fo:color="#000000" fo:font-family="Times New Roman" style:font-family-complex="Times New Roman" fo:font-size="10pt" style:font-size-complex="10pt" fo:font-weight="bold"/>
    </style:style>
    <style:style style:parent-style-name="717" style:list-style-name="WWNum3" style:family="paragraph" style:name="P117">
      <style:paragraph-properties fo:margin-right="0cm" fo:border="none"/>
      <style:text-properties fo:color="#000000" fo:font-family="Times New Roman" style:font-family-complex="Times New Roman" fo:font-size="10pt" style:font-size-complex="10pt" fo:font-weight="bold"/>
    </style:style>
    <style:style style:family="text" style:name="T528">
      <style:text-properties fo:color="#000000" fo:font-family="Times New Roman" style:font-family-complex="Times New Roman" fo:font-size="10pt" style:font-size-complex="10pt" fo:font-weight="bold"/>
    </style:style>
    <style:style style:family="text" style:name="T529">
      <style:text-properties fo:color="#000000" fo:font-family="Times New Roman" style:font-family-complex="Times New Roman" fo:font-size="10pt" style:font-size-complex="10pt" fo:font-weight="bold"/>
    </style:style>
    <style:style style:family="text" style:name="T530">
      <style:text-properties fo:color="#000000" fo:font-family="Courier New" style:font-family-complex="Courier New" fo:font-size="10pt" style:font-size-complex="10pt" fo:font-weight="bold"/>
    </style:style>
    <style:style style:family="text" style:name="T531">
      <style:text-properties fo:color="#000000" fo:font-family="Times New Roman" style:font-family-complex="Times New Roman" fo:font-size="10pt" style:font-size-complex="10pt" fo:font-weight="bold"/>
    </style:style>
    <style:style style:family="text" style:name="T532">
      <style:text-properties fo:color="#000000" fo:font-family="Courier New" style:font-family-complex="Courier New" fo:font-size="10pt" style:font-size-complex="10pt" fo:font-weight="bold"/>
    </style:style>
    <style:style style:family="text" style:name="T533">
      <style:text-properties fo:color="#000000" fo:font-family="Times New Roman" style:font-family-complex="Times New Roman" fo:font-size="10pt" style:font-size-complex="10pt" fo:font-weight="bold"/>
    </style:style>
    <style:style style:family="text" style:name="T534">
      <style:text-properties fo:color="#000000" fo:font-family="Courier New" style:font-family-complex="Courier New" fo:font-size="10pt" style:font-size-complex="10pt" fo:font-weight="bold"/>
    </style:style>
    <style:style style:family="text" style:name="T535">
      <style:text-properties fo:color="#000000" fo:font-family="Times New Roman" style:font-family-complex="Times New Roman" fo:font-size="10pt" style:font-size-complex="10pt" fo:font-weight="bold"/>
    </style:style>
    <style:style style:family="text" style:name="T536">
      <style:text-properties fo:color="#000000" fo:font-family="Times New Roman" style:font-family-complex="Times New Roman" fo:font-size="10pt" style:font-size-complex="10pt" fo:font-weight="bold"/>
    </style:style>
    <style:style style:family="text" style:name="T537">
      <style:text-properties fo:color="#000000" fo:font-family="Times New Roman" style:font-family-complex="Times New Roman" fo:font-size="10pt" style:font-size-complex="10pt" fo:font-weight="bold"/>
    </style:style>
    <style:style style:parent-style-name="717" style:list-style-name="WWNum2" style:family="paragraph" style:name="P118">
      <style:paragraph-properties fo:margin-left="0cm" fo:margin-right="0cm" fo:text-indent="0cm" fo:border="none"/>
      <style:text-properties fo:color="#000000" fo:font-family="Times New Roman" style:font-family-complex="Times New Roman" fo:font-size="10pt" style:font-size-complex="10pt" fo:font-weight="bold"/>
    </style:style>
    <style:style style:family="text" style:name="T538">
      <style:text-properties fo:color="#000000" fo:font-family="Times New Roman" style:font-family-complex="Times New Roman" fo:font-size="10pt" style:font-size-complex="10pt" fo:font-weight="bold"/>
    </style:style>
    <style:style style:family="text" style:name="T539">
      <style:text-properties fo:color="#000000" fo:font-family="Times New Roman" style:font-family-complex="Times New Roman" fo:font-size="10pt" style:font-size-complex="10pt" fo:font-weight="bold"/>
    </style:style>
    <style:style style:family="text" style:name="T540">
      <style:text-properties fo:color="#000000" fo:font-family="Times New Roman" style:font-family-complex="Times New Roman" fo:font-size="10pt" style:font-size-complex="10pt" fo:font-weight="bold"/>
    </style:style>
    <style:style style:parent-style-name="717" style:list-style-name="WWNum4" style:family="paragraph" style:name="P119">
      <style:paragraph-properties fo:margin-right="0cm" fo:border="none"/>
      <style:text-properties fo:color="#000000" fo:font-family="Times New Roman" style:font-family-complex="Times New Roman" fo:font-size="10pt" style:font-size-complex="10pt"/>
    </style:style>
    <style:style style:family="text" style:name="T541">
      <style:text-properties fo:color="#000000" fo:font-family="Times New Roman" style:font-family-complex="Times New Roman" fo:font-size="10pt" style:font-size-complex="10pt"/>
    </style:style>
    <style:style style:family="text" style:name="T542">
      <style:text-properties fo:color="#000000" fo:font-family="Times New Roman" style:font-family-complex="Times New Roman" fo:font-size="10pt" style:font-size-complex="10pt" fo:font-weight="bold"/>
    </style:style>
    <style:style style:family="text" style:name="T543">
      <style:text-properties fo:color="#000000" fo:font-family="Times New Roman" style:font-family-complex="Times New Roman" fo:font-size="10pt" style:font-size-complex="10pt"/>
    </style:style>
    <style:style style:family="text" style:name="T544">
      <style:text-properties fo:color="#000000" fo:font-family="Times New Roman" style:font-family-complex="Times New Roman" fo:font-size="10pt" style:font-size-complex="10pt"/>
    </style:style>
    <style:style style:family="text" style:name="T545">
      <style:text-properties fo:color="#000000" fo:font-family="Times New Roman" style:font-family-complex="Times New Roman" fo:font-size="10pt" style:font-size-complex="10pt"/>
    </style:style>
    <style:style style:parent-style-name="717" style:list-style-name="WWNum4" style:family="paragraph" style:name="P120">
      <style:paragraph-properties fo:margin-right="0cm" fo:border="none"/>
      <style:text-properties fo:color="#000000" fo:font-family="Times New Roman" style:font-family-complex="Times New Roman" fo:font-size="10pt" style:font-size-complex="10pt"/>
    </style:style>
    <style:style style:family="text" style:name="T546">
      <style:text-properties fo:color="#000000" fo:font-family="Times New Roman" style:font-family-complex="Times New Roman" fo:font-size="10pt" style:font-size-complex="10pt"/>
    </style:style>
    <style:style style:family="text" style:name="T547">
      <style:text-properties fo:color="#000000" fo:font-family="Times New Roman" style:font-family-complex="Times New Roman" fo:font-size="10pt" style:font-size-complex="10pt" fo:font-weight="bold"/>
    </style:style>
    <style:style style:family="text" style:name="T548">
      <style:text-properties fo:color="#000000" fo:font-family="Times New Roman" style:font-family-complex="Times New Roman" fo:font-size="10pt" style:font-size-complex="10pt"/>
    </style:style>
    <style:style style:family="text" style:name="T549">
      <style:text-properties fo:color="#000000" fo:font-family="Times New Roman" style:font-family-complex="Times New Roman" fo:font-size="10pt" style:font-size-complex="10pt"/>
    </style:style>
    <style:style style:family="text" style:name="T550">
      <style:text-properties fo:color="#000000" fo:font-family="Times New Roman" style:font-family-complex="Times New Roman" fo:font-size="10pt" style:font-size-complex="10pt"/>
    </style:style>
    <style:style style:parent-style-name="717" style:list-style-name="WWNum4" style:family="paragraph" style:name="P121">
      <style:paragraph-properties fo:margin-right="0cm" fo:border="none"/>
      <style:text-properties fo:color="#000000" fo:font-family="Times New Roman" style:font-family-complex="Times New Roman" fo:font-size="10pt" style:font-size-complex="10pt" fo:font-weight="bold"/>
    </style:style>
    <style:style style:family="text" style:name="T551">
      <style:text-properties fo:color="#000000" fo:font-family="Times New Roman" style:font-family-complex="Times New Roman" fo:font-size="10pt" style:font-size-complex="10pt" fo:font-weight="bold"/>
    </style:style>
    <style:style style:family="text" style:name="T552">
      <style:text-properties fo:color="#000000" fo:font-family="Times New Roman" style:font-family-complex="Times New Roman" fo:font-size="10pt" style:font-size-complex="10pt" fo:font-weight="bold"/>
    </style:style>
    <style:style style:family="text" style:name="T553">
      <style:text-properties fo:color="#000000" fo:font-family="Times New Roman" style:font-family-complex="Times New Roman" fo:font-size="10pt" style:font-size-complex="10pt" fo:font-weight="bold"/>
    </style:style>
    <style:style style:family="text" style:name="T554">
      <style:text-properties fo:color="#000000" fo:font-family="Times New Roman" style:font-family-complex="Times New Roman" fo:font-size="10pt" style:font-size-complex="10pt" fo:font-weight="bold"/>
    </style:style>
    <style:style style:family="text" style:name="T555">
      <style:text-properties fo:color="#000000" fo:font-family="Courier New" style:font-family-complex="Courier New" fo:font-size="10pt" style:font-size-complex="10pt" fo:font-weight="bold"/>
    </style:style>
    <style:style style:family="text" style:name="T556">
      <style:text-properties fo:color="#000000" fo:font-family="Times New Roman" style:font-family-complex="Times New Roman" fo:font-size="10pt" style:font-size-complex="10pt" fo:font-weight="bold"/>
    </style:style>
    <style:style style:family="text" style:name="T557">
      <style:text-properties fo:color="#000000" fo:font-family="Courier New" style:font-family-complex="Courier New" fo:font-size="10pt" style:font-size-complex="10pt" fo:font-weight="bold"/>
    </style:style>
    <style:style style:family="text" style:name="T558">
      <style:text-properties fo:color="#000000" fo:font-family="Times New Roman" style:font-family-complex="Times New Roman" fo:font-size="10pt" style:font-size-complex="10pt" fo:font-weight="bold"/>
    </style:style>
    <style:style style:family="text" style:name="T559">
      <style:text-properties fo:color="#000000" fo:font-family="Times New Roman" style:font-family-complex="Times New Roman" fo:font-size="10pt" style:font-size-complex="10pt" fo:font-weight="bold"/>
    </style:style>
    <style:style style:family="text" style:name="T560">
      <style:text-properties fo:color="#000000" fo:font-family="Times New Roman" style:font-family-complex="Times New Roman" fo:font-size="10pt" style:font-size-complex="10pt" fo:font-weight="bold"/>
    </style:style>
    <style:style style:parent-style-name="717" style:list-style-name="WWNum2" style:family="paragraph" style:name="P122">
      <style:paragraph-properties fo:margin-left="0cm" fo:margin-right="0cm" fo:text-indent="0cm" fo:border="none"/>
      <style:text-properties fo:color="#000000" fo:font-family="Times New Roman" style:font-family-complex="Times New Roman" fo:font-size="10pt" style:font-size-complex="10pt" fo:font-weight="bold"/>
    </style:style>
    <style:style style:family="text" style:name="T561">
      <style:text-properties fo:color="#000000" fo:font-family="Times New Roman" style:font-family-complex="Times New Roman" fo:font-size="10pt" style:font-size-complex="10pt" fo:font-weight="bold"/>
    </style:style>
    <style:style style:family="text" style:name="T562">
      <style:text-properties fo:color="#000000" fo:font-family="Times New Roman" style:font-family-complex="Times New Roman" fo:font-size="10pt" style:font-size-complex="10pt" fo:font-weight="bold"/>
    </style:style>
    <style:style style:family="text" style:name="T563">
      <style:text-properties fo:color="#000000" fo:font-family="Times New Roman" style:font-family-complex="Times New Roman" fo:font-size="10pt" style:font-size-complex="10pt" fo:font-weight="bold"/>
    </style:style>
    <style:style style:parent-style-name="717" style:list-style-name="WWNum5" style:family="paragraph" style:name="P123">
      <style:paragraph-properties fo:margin-right="0cm" fo:border="none"/>
      <style:text-properties fo:color="#000000" fo:font-family="Times New Roman" style:font-family-complex="Times New Roman" fo:font-size="10pt" style:font-size-complex="10pt"/>
    </style:style>
    <style:style style:family="text" style:name="T564">
      <style:text-properties fo:color="#000000" fo:font-family="Times New Roman" style:font-family-complex="Times New Roman" fo:font-size="10pt" style:font-size-complex="10pt"/>
    </style:style>
    <style:style style:family="text" style:name="T565">
      <style:text-properties fo:color="#000000" fo:font-family="Times New Roman" style:font-family-complex="Times New Roman" fo:font-size="10pt" style:font-size-complex="10pt" fo:font-weight="bold"/>
    </style:style>
    <style:style style:family="text" style:name="T566">
      <style:text-properties fo:color="#000000" fo:font-family="Times New Roman" style:font-family-complex="Times New Roman" fo:font-size="10pt" style:font-size-complex="10pt"/>
    </style:style>
    <style:style style:family="text" style:name="T567">
      <style:text-properties fo:color="#000000" fo:font-family="Times New Roman" style:font-family-complex="Times New Roman" fo:font-size="10pt" style:font-size-complex="10pt" fo:font-weight="bold"/>
    </style:style>
    <style:style style:family="text" style:name="T568">
      <style:text-properties fo:color="#000000" fo:font-family="Times New Roman" style:font-family-complex="Times New Roman" fo:font-size="10pt" style:font-size-complex="10pt"/>
    </style:style>
    <style:style style:family="text" style:name="T569">
      <style:text-properties fo:color="#000000" fo:font-family="Times New Roman" style:font-family-complex="Times New Roman" fo:font-size="10pt" style:font-size-complex="10pt"/>
    </style:style>
    <style:style style:family="text" style:name="T570">
      <style:text-properties fo:color="#000000" fo:font-family="Times New Roman" style:font-family-complex="Times New Roman" fo:font-size="10pt" style:font-size-complex="10pt"/>
    </style:style>
    <style:style style:parent-style-name="717" style:list-style-name="WWNum5" style:family="paragraph" style:name="P124">
      <style:paragraph-properties fo:margin-right="0cm" fo:border="none"/>
      <style:text-properties fo:color="#000000" fo:font-family="Times New Roman" style:font-family-complex="Times New Roman" fo:font-size="10pt" style:font-size-complex="10pt" fo:font-weight="bold"/>
    </style:style>
    <style:style style:family="text" style:name="T571">
      <style:text-properties fo:color="#000000" fo:font-family="Times New Roman" style:font-family-complex="Times New Roman" fo:font-size="10pt" style:font-size-complex="10pt" fo:font-weight="bold"/>
    </style:style>
    <style:style style:family="text" style:name="T572">
      <style:text-properties fo:color="#000000" fo:font-family="Times New Roman" style:font-family-complex="Times New Roman" fo:font-size="10pt" style:font-size-complex="10pt" fo:language="de" fo:country="DE" fo:font-weight="bold"/>
    </style:style>
    <style:style style:family="text" style:name="T573">
      <style:text-properties fo:color="#000000" fo:font-family="Times New Roman" style:font-family-complex="Times New Roman" fo:font-size="10pt" style:font-size-complex="10pt" fo:font-weight="bold"/>
    </style:style>
    <style:style style:family="text" style:name="T574">
      <style:text-properties fo:color="#000000" fo:font-family="Times New Roman" style:font-family-complex="Times New Roman" fo:font-size="10pt" style:font-size-complex="10pt" fo:font-weight="bold"/>
    </style:style>
    <style:style style:family="text" style:name="T575">
      <style:text-properties fo:color="#000000" fo:font-family="Times New Roman" style:font-family-complex="Times New Roman" fo:font-size="10pt" style:font-size-complex="10pt" fo:font-weight="bold"/>
    </style:style>
    <style:style style:family="text" style:name="T576">
      <style:text-properties fo:color="#000000" fo:font-family="Times New Roman" style:font-family-complex="Times New Roman" fo:font-size="10pt" style:font-size-complex="10pt" fo:language="de" fo:country="DE" fo:font-weight="bold"/>
    </style:style>
    <style:style style:family="text" style:name="T577">
      <style:text-properties fo:color="#000000" fo:font-family="Times New Roman" style:font-family-complex="Times New Roman" fo:font-size="10pt" style:font-size-complex="10pt" fo:font-weight="bold"/>
    </style:style>
    <style:style style:family="text" style:name="T578">
      <style:text-properties fo:color="#000000" fo:font-family="Times New Roman" style:font-family-complex="Times New Roman" fo:font-size="10pt" style:font-size-complex="10pt" fo:font-weight="bold"/>
    </style:style>
    <style:style style:family="text" style:name="T579">
      <style:text-properties fo:color="#000000" fo:font-family="Times New Roman" style:font-family-complex="Times New Roman" fo:font-size="10pt" style:font-size-complex="10pt" fo:font-weight="bold"/>
    </style:style>
    <style:style style:family="text" style:name="T580">
      <style:text-properties fo:color="#000000" fo:font-family="Times New Roman" style:font-family-complex="Times New Roman" fo:font-size="10pt" style:font-size-complex="10pt" fo:font-weight="bold"/>
    </style:style>
    <style:style style:parent-style-name="693" style:family="paragraph" style:name="P125">
      <style:paragraph-properties fo:margin-left="0cm" fo:margin-right="0cm" fo:text-indent="0cm" fo:border="none"/>
      <style:text-properties fo:color="#0f4761" fo:font-family="Arial" style:font-family-complex="Arial" fo:font-size="16pt" style:font-size-complex="16pt"/>
    </style:style>
    <style:style style:family="text" style:name="T581">
      <style:text-properties fo:color="#000000" fo:font-family="Times New Roman" style:font-family-complex="Times New Roman" fo:font-size="10pt" style:font-size-complex="10pt" fo:font-weight="bold"/>
    </style:style>
    <style:style style:family="text" style:name="T582">
      <style:text-properties fo:color="#0f4761" fo:font-family="Arial" style:font-family-complex="Arial" fo:font-size="10pt" style:font-size-complex="10pt"/>
    </style:style>
    <style:style style:family="text" style:name="T583">
      <style:text-properties fo:color="#0f4761" fo:font-family="Arial" style:font-family-complex="Arial" fo:font-size="10pt" style:font-size-complex="10pt"/>
    </style:style>
    <style:style style:parent-style-name="717" style:list-style-name="WWNum2" style:family="paragraph" style:name="P126">
      <style:paragraph-properties fo:margin-right="0cm" fo:border="none"/>
      <style:text-properties fo:color="#000000" fo:font-family="Times New Roman" style:font-family-complex="Times New Roman" fo:font-size="10pt" style:font-size-complex="10pt" fo:font-weight="bold"/>
    </style:style>
    <style:style style:family="text" style:name="T584">
      <style:text-properties fo:color="#000000" fo:font-family="Times New Roman" style:font-family-complex="Times New Roman" fo:font-size="10pt" style:font-size-complex="10pt" fo:font-weight="bold"/>
    </style:style>
    <style:style style:family="text" style:name="T585">
      <style:text-properties fo:color="#000000" fo:font-family="Times New Roman" style:font-family-complex="Times New Roman" fo:font-size="10pt" style:font-size-complex="10pt" fo:font-weight="bold"/>
    </style:style>
    <style:style style:family="text" style:name="T586">
      <style:text-properties fo:color="#000000" fo:font-family="Times New Roman" style:font-family-complex="Times New Roman" fo:font-size="10pt" style:font-size-complex="10pt" fo:font-weight="bold"/>
    </style:style>
    <style:style style:family="text" style:name="T587">
      <style:text-properties fo:color="#000000" fo:font-family="Times New Roman" style:font-family-complex="Times New Roman" fo:font-size="10pt" style:font-size-complex="10pt" fo:font-weight="bold"/>
    </style:style>
    <style:style style:family="text" style:name="T588">
      <style:text-properties fo:color="#000000" fo:font-family="Times New Roman" style:font-family-complex="Times New Roman" fo:font-size="10pt" style:font-size-complex="10pt" fo:font-weight="bold"/>
    </style:style>
    <style:style style:family="text" style:name="T589">
      <style:text-properties fo:color="#000000" fo:font-family="Times New Roman" style:font-family-complex="Times New Roman" fo:font-size="10pt" style:font-size-complex="10pt" fo:font-weight="bold"/>
    </style:style>
    <style:style style:family="text" style:name="T590">
      <style:text-properties fo:color="#000000" fo:font-family="Times New Roman" style:font-family-complex="Times New Roman" fo:font-size="10pt" style:font-size-complex="10pt" fo:font-weight="bold"/>
    </style:style>
    <style:style style:family="text" style:name="T591">
      <style:text-properties fo:color="#000000" fo:font-family="Times New Roman" style:font-family-complex="Times New Roman" fo:font-size="10pt" style:font-size-complex="10pt" fo:font-weight="bold"/>
    </style:style>
    <style:style style:parent-style-name="717" style:list-style-name="WWNum2" style:family="paragraph" style:name="P127">
      <style:paragraph-properties fo:margin-right="0cm" fo:border="none"/>
      <style:text-properties fo:color="#000000" fo:font-family="Times New Roman" style:font-family-complex="Times New Roman" fo:font-size="10pt" style:font-size-complex="10pt" fo:font-weight="bold"/>
    </style:style>
    <style:style style:family="text" style:name="T592">
      <style:text-properties fo:color="#000000" fo:font-family="Times New Roman" style:font-family-complex="Times New Roman" fo:font-size="10pt" style:font-size-complex="10pt" fo:font-weight="bold"/>
    </style:style>
    <style:style style:family="text" style:name="T593">
      <style:text-properties fo:color="#000000" fo:font-family="Times New Roman" style:font-family-complex="Times New Roman" fo:font-size="10pt" style:font-size-complex="10pt" fo:font-weight="bold"/>
    </style:style>
    <style:style style:family="text" style:name="T594">
      <style:text-properties fo:color="#000000" fo:font-family="Times New Roman" style:font-family-complex="Times New Roman" fo:font-size="10pt" style:font-size-complex="10pt" fo:font-weight="bold"/>
    </style:style>
    <style:style style:family="text" style:name="T595">
      <style:text-properties fo:color="#000000" fo:font-family="Times New Roman" style:font-family-complex="Times New Roman" fo:font-size="10pt" style:font-size-complex="10pt" fo:font-weight="bold"/>
    </style:style>
    <style:style style:parent-style-name="693" style:family="paragraph" style:name="P128">
      <style:paragraph-properties fo:margin-left="0cm" fo:margin-right="0cm" fo:text-indent="0cm" fo:border="none"/>
      <style:text-properties fo:color="#0f4761" fo:font-family="Arial" style:font-family-complex="Arial" fo:font-size="16pt" style:font-size-complex="16pt"/>
    </style:style>
    <style:style style:family="text" style:name="T596">
      <style:text-properties fo:color="#000000" fo:font-family="Times New Roman" style:font-family-complex="Times New Roman" fo:font-size="10pt" style:font-size-complex="10pt" fo:font-weight="bold"/>
    </style:style>
    <style:style style:family="text" style:name="T597">
      <style:text-properties fo:color="#0f4761" fo:font-family="Arial" style:font-family-complex="Arial" fo:font-size="10pt" style:font-size-complex="10pt"/>
    </style:style>
    <style:style style:family="text" style:name="T598">
      <style:text-properties fo:color="#0f4761" fo:font-family="Arial" style:font-family-complex="Arial" fo:font-size="10pt" style:font-size-complex="10pt"/>
    </style:style>
    <style:style style:parent-style-name="717" style:list-style-name="WWNum2" style:family="paragraph" style:name="P129">
      <style:paragraph-properties fo:margin-left="0cm" fo:margin-right="0cm" fo:text-indent="0cm" fo:border="none"/>
      <style:text-properties fo:color="#000000" fo:font-family="Times New Roman" style:font-family-complex="Times New Roman" fo:font-size="10pt" style:font-size-complex="10pt"/>
    </style:style>
    <style:style style:family="text" style:name="T599">
      <style:text-properties fo:color="#000000" fo:font-family="Times New Roman" style:font-family-complex="Times New Roman" fo:font-size="10pt" style:font-size-complex="10pt"/>
    </style:style>
    <style:style style:family="text" style:name="T600">
      <style:text-properties fo:color="#000000" fo:font-family="Times New Roman" style:font-family-complex="Times New Roman" fo:font-size="10pt" style:font-size-complex="10pt" fo:font-weight="bold"/>
    </style:style>
    <style:style style:family="text" style:name="T601">
      <style:text-properties fo:color="#000000" fo:font-family="Times New Roman" style:font-family-complex="Times New Roman" fo:font-size="10pt" style:font-size-complex="10pt"/>
    </style:style>
    <style:style style:family="text" style:name="T602">
      <style:text-properties fo:color="#000000" fo:font-family="Times New Roman" style:font-family-complex="Times New Roman" fo:font-size="10pt" style:font-size-complex="10pt" fo:font-weight="bold"/>
    </style:style>
    <style:style style:family="text" style:name="T603">
      <style:text-properties fo:color="#000000" fo:font-family="Times New Roman" style:font-family-complex="Times New Roman" fo:font-size="10pt" style:font-size-complex="10pt"/>
    </style:style>
    <style:style style:family="text" style:name="T604">
      <style:text-properties fo:color="#000000" fo:font-family="Times New Roman" style:font-family-complex="Times New Roman" fo:font-size="10pt" style:font-size-complex="10pt"/>
    </style:style>
    <style:style style:family="text" style:name="T605">
      <style:text-properties fo:color="#000000" fo:font-family="Times New Roman" style:font-family-complex="Times New Roman" fo:font-size="10pt" style:font-size-complex="10pt"/>
    </style:style>
    <style:style style:parent-style-name="755" style:family="paragraph" style:name="P130">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606">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607">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608">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755" style:family="paragraph" style:name="P131">
      <style:paragraph-properties fo:text-align="left"/>
      <style:text-properties fo:color="#000000" fo:font-family="Liberation Serif" style:font-family-complex="Liberation Serif" fo:font-size="12pt" style:font-size-complex="12pt" fo:language="de" style:language-complex="hi" fo:country="DE" style:country-complex="IN" fo:font-style="normal" style:text-underline-type="none" style:text-underline-width="auto" fo:font-weight="normal"/>
    </style:style>
    <style:style style:family="text" style:name="T609">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610">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family="text" style:name="T611">
      <style:text-properties fo:color="#000000" fo:font-family="Liberation Serif" style:font-family-complex="Liberation Serif" fo:font-size="10pt" style:font-size-complex="10pt" fo:language="de" style:language-complex="hi" fo:country="DE" style:country-complex="IN" fo:font-style="normal" style:text-underline-type="none" style:text-underline-width="auto" fo:font-weight="normal"/>
    </style:style>
    <style:style style:parent-style-name="693" style:family="paragraph" style:name="P132">
      <style:paragraph-properties fo:margin-left="0cm" fo:margin-right="0cm" fo:text-indent="0cm" fo:border="none"/>
      <style:text-properties fo:color="#0f4761" fo:font-family="Arial" style:font-family-complex="Arial" fo:font-size="16pt" style:font-size-complex="16pt"/>
    </style:style>
    <style:style style:family="text" style:name="T612">
      <style:text-properties fo:color="#000000" fo:font-family="Times New Roman" style:font-family-complex="Times New Roman" fo:font-size="10pt" style:font-size-complex="10pt" fo:font-weight="bold"/>
    </style:style>
    <style:style style:family="text" style:name="T613">
      <style:text-properties fo:color="#0f4761" fo:font-family="Arial" style:font-family-complex="Arial" fo:font-size="10pt" style:font-size-complex="10pt"/>
    </style:style>
    <style:style style:family="text" style:name="T614">
      <style:text-properties fo:color="#0f4761" fo:font-family="Arial" style:font-family-complex="Arial" fo:font-size="10pt" style:font-size-complex="10pt"/>
    </style:style>
    <style:style style:family="paragraph" style:name="P133">
      <style:paragraph-properties fo:margin-left="0cm" fo:margin-right="0cm" fo:text-indent="0cm" fo:margin-top="12pt" fo:margin-bottom="12pt" fo:border="none"/>
      <style:text-properties fo:font-size="10pt" style:font-size-complex="10pt"/>
    </style:style>
    <style:style style:family="text" style:name="T615">
      <style:text-properties fo:color="#000000" fo:font-family="Times New Roman" style:font-family-complex="Times New Roman" fo:font-size="10pt" style:font-size-complex="10pt"/>
    </style:style>
    <style:style style:family="text" style:name="T616">
      <style:text-properties fo:font-size="10pt" style:font-size-complex="10pt"/>
    </style:style>
    <style:style style:parent-style-name="693" style:family="paragraph" style:name="P134">
      <style:paragraph-properties fo:margin-left="0cm" fo:margin-right="0cm" fo:text-indent="0cm" fo:border="none"/>
      <style:text-properties fo:color="#0f4761" fo:font-family="Arial" style:font-family-complex="Arial" fo:font-size="16pt" style:font-size-complex="16pt"/>
    </style:style>
    <style:style style:family="text" style:name="T617">
      <style:text-properties fo:color="#000000" fo:font-family="Times New Roman" style:font-family-complex="Times New Roman" fo:font-size="10pt" style:font-size-complex="10pt" fo:font-weight="bold"/>
    </style:style>
    <style:style style:family="text" style:name="T618">
      <style:text-properties fo:color="#0f4761" fo:font-family="Arial" style:font-family-complex="Arial" fo:font-size="10pt" style:font-size-complex="10pt"/>
    </style:style>
    <style:style style:family="text" style:name="T619">
      <style:text-properties fo:color="#0f4761" fo:font-family="Arial" style:font-family-complex="Arial" fo:font-size="10pt" style:font-size-complex="10pt"/>
    </style:style>
    <style:style style:parent-style-name="693" style:family="paragraph" style:name="P135">
      <style:paragraph-properties fo:margin-left="0cm" fo:margin-right="0cm" fo:text-indent="0cm" fo:border="none"/>
      <style:text-properties fo:color="#0f4761" fo:font-family="Arial" style:font-family-complex="Arial" fo:font-size="16pt" style:font-size-complex="16pt"/>
    </style:style>
    <style:style style:family="text" style:name="T620">
      <style:text-properties fo:color="#000000" fo:font-family="Times New Roman" style:font-family-complex="Times New Roman" fo:font-size="10pt" style:font-size-complex="10pt" fo:font-weight="bold"/>
    </style:style>
    <style:style style:family="text" style:name="T621">
      <style:text-properties fo:color="#0f4761" fo:font-family="Arial" style:font-family-complex="Arial" fo:font-size="10pt" style:font-size-complex="10pt"/>
    </style:style>
    <style:style style:family="text" style:name="T622">
      <style:text-properties fo:color="#0f4761" fo:font-family="Arial" style:font-family-complex="Arial" fo:font-size="10pt" style:font-size-complex="10pt"/>
    </style:style>
    <style:style style:parent-style-name="717" style:list-style-name="WWNum6" style:family="paragraph" style:name="P136">
      <style:paragraph-properties fo:margin-right="0cm" fo:border="none"/>
      <style:text-properties fo:color="#000000" fo:font-family="Times New Roman" style:font-family-complex="Times New Roman" fo:font-size="10pt" style:font-size-complex="10pt" fo:font-weight="bold"/>
    </style:style>
    <style:style style:family="text" style:name="T623">
      <style:text-properties fo:color="#000000" fo:font-family="Times New Roman" style:font-family-complex="Times New Roman" fo:font-size="10pt" style:font-size-complex="10pt" fo:font-weight="bold"/>
    </style:style>
    <style:style style:family="text" style:name="T624">
      <style:text-properties fo:color="#000000" fo:font-family="Times New Roman" style:font-family-complex="Times New Roman" fo:font-size="10pt" style:font-size-complex="10pt" fo:font-style="italic" fo:font-weight="bold"/>
    </style:style>
    <style:style style:family="text" style:name="T625">
      <style:text-properties fo:color="#000000" fo:font-family="Times New Roman" style:font-family-complex="Times New Roman" fo:font-size="10pt" style:font-size-complex="10pt" fo:font-weight="bold"/>
    </style:style>
    <style:style style:family="text" style:name="T626">
      <style:text-properties fo:color="#000000" fo:font-family="Times New Roman" style:font-family-complex="Times New Roman" fo:font-size="10pt" style:font-size-complex="10pt" fo:font-weight="bold"/>
    </style:style>
    <style:style style:family="text" style:name="T627">
      <style:text-properties fo:color="#000000" fo:font-family="Times New Roman" style:font-family-complex="Times New Roman" fo:font-size="10pt" style:font-size-complex="10pt" fo:font-weight="bold"/>
    </style:style>
    <style:style style:parent-style-name="717" style:list-style-name="WWNum7" style:family="paragraph" style:name="P137">
      <style:paragraph-properties fo:margin-right="0cm" fo:border="none"/>
      <style:text-properties fo:color="#000000" fo:font-family="Times New Roman" style:font-family-complex="Times New Roman" fo:font-size="10pt" style:font-size-complex="10pt"/>
    </style:style>
    <style:style style:family="text" style:name="T628">
      <style:text-properties fo:color="#000000" fo:font-family="Times New Roman" style:font-family-complex="Times New Roman" fo:font-size="10pt" style:font-size-complex="10pt"/>
    </style:style>
    <style:style style:family="text" style:name="T629">
      <style:text-properties fo:color="#000000" fo:font-family="Times New Roman" style:font-family-complex="Times New Roman" fo:font-size="10pt" style:font-size-complex="10pt"/>
    </style:style>
    <style:style style:family="text" style:name="T630">
      <style:text-properties fo:color="#000000" fo:font-family="Times New Roman" style:font-family-complex="Times New Roman" fo:font-size="10pt" style:font-size-complex="10pt"/>
    </style:style>
    <style:style style:parent-style-name="717" style:list-style-name="WWNum7" style:family="paragraph" style:name="P138">
      <style:paragraph-properties fo:margin-right="0cm" fo:border="none"/>
      <style:text-properties fo:color="#000000" fo:font-family="Times New Roman" style:font-family-complex="Times New Roman" fo:font-size="10pt" style:font-size-complex="10pt"/>
    </style:style>
    <style:style style:family="text" style:name="T631">
      <style:text-properties fo:color="#000000" fo:font-family="Times New Roman" style:font-family-complex="Times New Roman" fo:font-size="10pt" style:font-size-complex="10pt"/>
    </style:style>
    <style:style style:family="text" style:name="T632">
      <style:text-properties fo:color="#000000" fo:font-family="Times New Roman" style:font-family-complex="Times New Roman" fo:font-size="10pt" style:font-size-complex="10pt" fo:font-weight="bold"/>
    </style:style>
    <style:style style:family="text" style:name="T633">
      <style:text-properties fo:color="#000000" fo:font-family="Times New Roman" style:font-family-complex="Times New Roman" fo:font-size="10pt" style:font-size-complex="10pt"/>
    </style:style>
    <style:style style:family="text" style:name="T634">
      <style:text-properties fo:color="#000000" fo:font-family="Times New Roman" style:font-family-complex="Times New Roman" fo:font-size="10pt" style:font-size-complex="10pt"/>
    </style:style>
    <style:style style:family="text" style:name="T635">
      <style:text-properties fo:color="#000000" fo:font-family="Times New Roman" style:font-family-complex="Times New Roman" fo:font-size="10pt" style:font-size-complex="10pt"/>
    </style:style>
    <style:style style:parent-style-name="717" style:list-style-name="WWNum7" style:family="paragraph" style:name="P139">
      <style:paragraph-properties fo:margin-right="0cm" fo:border="none"/>
      <style:text-properties fo:color="#000000" fo:font-family="Times New Roman" style:font-family-complex="Times New Roman" fo:font-size="10pt" style:font-size-complex="10pt"/>
    </style:style>
    <style:style style:family="text" style:name="T636">
      <style:text-properties fo:color="#000000" fo:font-family="Times New Roman" style:font-family-complex="Times New Roman" fo:font-size="10pt" style:font-size-complex="10pt"/>
    </style:style>
    <style:style style:family="text" style:name="T637">
      <style:text-properties fo:color="#000000" fo:font-family="Times New Roman" style:font-family-complex="Times New Roman" fo:font-size="10pt" style:font-size-complex="10pt" fo:font-style="italic"/>
    </style:style>
    <style:style style:family="text" style:name="T638">
      <style:text-properties fo:color="#000000" fo:font-family="Times New Roman" style:font-family-complex="Times New Roman" fo:font-size="10pt" style:font-size-complex="10pt"/>
    </style:style>
    <style:style style:family="text" style:name="T639">
      <style:text-properties fo:color="#000000" fo:font-family="Times New Roman" style:font-family-complex="Times New Roman" fo:font-size="10pt" style:font-size-complex="10pt"/>
    </style:style>
    <style:style style:family="paragraph" style:name="P140">
      <style:paragraph-properties/>
      <style:text-properties/>
    </style:style>
    <style:style style:family="text" style:name="T640">
      <style:text-properties fo:color="#000000" fo:font-family="Times New Roman" style:font-family-complex="Times New Roman" fo:font-size="10pt" style:font-size-complex="10pt"/>
    </style:style>
    <style:style style:family="text" style:name="T641">
      <style:text-properties fo:color="#000000" fo:font-family="Times New Roman" style:font-family-complex="Times New Roman" fo:font-size="10pt" style:font-size-complex="10pt"/>
    </style:style>
    <style:style style:parent-style-name="693" style:family="paragraph" style:name="P141">
      <style:paragraph-properties fo:margin-left="0cm" fo:margin-right="0cm" fo:text-indent="0cm" fo:border="none"/>
      <style:text-properties fo:color="#0f4761" fo:font-family="Arial" style:font-family-complex="Arial" fo:font-size="16pt" style:font-size-complex="16pt"/>
    </style:style>
    <style:style style:family="text" style:name="T642">
      <style:text-properties fo:color="#000000" fo:font-family="Times New Roman" style:font-family-complex="Times New Roman" fo:font-size="10pt" style:font-size-complex="10pt" fo:font-weight="bold"/>
    </style:style>
    <style:style style:family="text" style:name="T643">
      <style:text-properties fo:color="#0f4761" fo:font-family="Arial" style:font-family-complex="Arial" fo:font-size="10pt" style:font-size-complex="10pt"/>
    </style:style>
    <style:style style:family="text" style:name="T644">
      <style:text-properties fo:color="#0f4761" fo:font-family="Arial" style:font-family-complex="Arial" fo:font-size="10pt" style:font-size-complex="10pt"/>
    </style:style>
    <style:style style:parent-style-name="717" style:list-style-name="WWNum6" style:family="paragraph" style:name="P142">
      <style:paragraph-properties fo:margin-right="0cm" fo:border="none"/>
      <style:text-properties fo:color="#000000" fo:font-family="Times New Roman" style:font-family-complex="Times New Roman" fo:font-size="10pt" style:font-size-complex="10pt" fo:font-weight="bold"/>
    </style:style>
    <style:style style:family="text" style:name="T645">
      <style:text-properties fo:color="#000000" fo:font-family="Times New Roman" style:font-family-complex="Times New Roman" fo:font-size="10pt" style:font-size-complex="10pt" fo:font-weight="bold"/>
    </style:style>
    <style:style style:family="text" style:name="T646">
      <style:text-properties fo:color="#000000" fo:font-family="Times New Roman" style:font-family-complex="Times New Roman" fo:font-size="10pt" style:font-size-complex="10pt" fo:language="de" fo:country="DE" fo:font-weight="bold"/>
    </style:style>
    <style:style style:family="text" style:name="T647">
      <style:text-properties fo:color="#000000" fo:font-family="Times New Roman" style:font-family-complex="Times New Roman" fo:font-size="10pt" style:font-size-complex="10pt" fo:language="de" fo:country="DE" fo:font-weight="bold"/>
    </style:style>
    <style:style style:family="text" style:name="T648">
      <style:text-properties fo:color="#000000" fo:font-family="Times New Roman" style:font-family-complex="Times New Roman" fo:font-size="10pt" style:font-size-complex="10pt" fo:font-weight="bold"/>
    </style:style>
    <style:style style:family="text" style:name="T649">
      <style:text-properties fo:color="#000000" fo:font-family="Times New Roman" style:font-family-complex="Times New Roman" fo:font-size="10pt" style:font-size-complex="10pt" fo:font-weight="bold"/>
    </style:style>
    <style:style style:family="text" style:name="T650">
      <style:text-properties fo:color="#000000" fo:font-family="Times New Roman" style:font-family-complex="Times New Roman" fo:font-size="10pt" style:font-size-complex="10pt" fo:font-weight="bold"/>
    </style:style>
    <style:style style:family="paragraph" style:name="P143">
      <style:paragraph-properties fo:margin-left="0.635cm" fo:margin-right="0cm" fo:text-indent="0cm" fo:border="none"/>
      <style:text-properties fo:color="#000000" fo:font-family="Times New Roman" style:font-family-complex="Times New Roman" fo:font-size="10pt" style:font-size-complex="10pt" fo:font-weight="bold"/>
    </style:style>
    <style:style style:family="text" style:name="T651">
      <style:text-properties fo:color="#000000" fo:font-family="Times New Roman" style:font-family-complex="Times New Roman" fo:font-size="10pt" style:font-size-complex="10pt" fo:font-weight="bold"/>
    </style:style>
    <style:style style:family="text" style:name="T652">
      <style:text-properties fo:color="#000000" fo:font-family="Times New Roman" style:font-family-complex="Times New Roman" fo:font-size="10pt" style:font-size-complex="10pt" fo:font-weight="bold"/>
    </style:style>
    <style:style style:family="text" style:name="T653">
      <style:text-properties fo:color="#000000" fo:font-family="Times New Roman" style:font-family-complex="Times New Roman" fo:font-size="10pt" style:font-size-complex="10pt" fo:font-weight="bold"/>
    </style:style>
    <style:style style:parent-style-name="717" style:list-style-name="WWNum8" style:family="paragraph" style:name="P144">
      <style:paragraph-properties fo:margin-right="0cm" fo:border="none"/>
      <style:text-properties fo:color="#000000" fo:font-family="Times New Roman" style:font-family-complex="Times New Roman" fo:font-size="10pt" style:font-size-complex="10pt" fo:font-weight="bold"/>
    </style:style>
    <style:style style:family="text" style:name="T654">
      <style:text-properties fo:color="#000000" fo:font-family="Times New Roman" style:font-family-complex="Times New Roman" fo:font-size="10pt" style:font-size-complex="10pt" fo:font-weight="bold"/>
    </style:style>
    <style:style style:family="text" style:name="T655">
      <style:text-properties fo:color="#000000" fo:font-family="Times New Roman" style:font-family-complex="Times New Roman" fo:font-size="10pt" style:font-size-complex="10pt" fo:font-weight="bold"/>
    </style:style>
    <style:style style:family="text" style:name="T656">
      <style:text-properties fo:color="#000000" fo:font-family="Times New Roman" style:font-family-complex="Times New Roman" fo:font-size="10pt" style:font-size-complex="10pt" fo:font-weight="bold"/>
    </style:style>
    <style:style style:family="text" style:name="T657">
      <style:text-properties fo:color="#000000" fo:font-family="Times New Roman" style:font-family-complex="Times New Roman" fo:font-size="10pt" style:font-size-complex="10pt" fo:font-weight="bold"/>
    </style:style>
    <style:style style:parent-style-name="717" style:list-style-name="WWNum8" style:family="paragraph" style:name="P145">
      <style:paragraph-properties fo:margin-right="0cm" fo:border="none"/>
      <style:text-properties fo:color="#000000" fo:font-family="Times New Roman" style:font-family-complex="Times New Roman" fo:font-size="10pt" style:font-size-complex="10pt" fo:font-weight="bold"/>
    </style:style>
    <style:style style:family="text" style:name="T658">
      <style:text-properties fo:color="#000000" fo:font-family="Times New Roman" style:font-family-complex="Times New Roman" fo:font-size="10pt" style:font-size-complex="10pt" fo:font-weight="bold"/>
    </style:style>
    <style:style style:family="text" style:name="T659">
      <style:text-properties fo:color="#000000" fo:font-family="Times New Roman" style:font-family-complex="Times New Roman" fo:font-size="10pt" style:font-size-complex="10pt" fo:font-weight="bold"/>
    </style:style>
    <style:style style:family="text" style:name="T660">
      <style:text-properties fo:color="#000000" fo:font-family="Times New Roman" style:font-family-complex="Times New Roman" fo:font-size="10pt" style:font-size-complex="10pt" fo:font-weight="bold"/>
    </style:style>
    <style:style style:family="text" style:name="T661">
      <style:text-properties fo:color="#000000" fo:font-family="Times New Roman" style:font-family-complex="Times New Roman" fo:font-size="10pt" style:font-size-complex="10pt" fo:font-weight="bold"/>
    </style:style>
    <style:style style:parent-style-name="693" style:family="paragraph" style:name="P146">
      <style:paragraph-properties fo:margin-left="0cm" fo:margin-right="0cm" fo:text-indent="0cm" fo:border="none"/>
      <style:text-properties fo:color="#0f4761" fo:font-family="Arial" style:font-family-complex="Arial" fo:font-size="16pt" style:font-size-complex="16pt"/>
    </style:style>
    <style:style style:family="text" style:name="T662">
      <style:text-properties fo:color="#000000" fo:font-family="Times New Roman" style:font-family-complex="Times New Roman" fo:font-size="10pt" style:font-size-complex="10pt" fo:font-weight="bold"/>
    </style:style>
    <style:style style:family="text" style:name="T663">
      <style:text-properties fo:color="#0f4761" fo:font-family="Arial" style:font-family-complex="Arial" fo:font-size="10pt" style:font-size-complex="10pt"/>
    </style:style>
    <style:style style:family="text" style:name="T664">
      <style:text-properties fo:color="#0f4761" fo:font-family="Arial" style:font-family-complex="Arial" fo:font-size="10pt" style:font-size-complex="10pt"/>
    </style:style>
    <style:style style:parent-style-name="717" style:list-style-name="WWNum6" style:family="paragraph" style:name="P147">
      <style:paragraph-properties fo:margin-right="0cm" fo:border="none"/>
      <style:text-properties fo:color="#000000" fo:font-family="Times New Roman" style:font-family-complex="Times New Roman" fo:font-size="10pt" style:font-size-complex="10pt" fo:font-weight="bold"/>
    </style:style>
    <style:style style:family="text" style:name="T665">
      <style:text-properties fo:color="#000000" fo:font-family="Times New Roman" style:font-family-complex="Times New Roman" fo:font-size="10pt" style:font-size-complex="10pt" fo:font-weight="bold"/>
    </style:style>
    <style:style style:family="text" style:name="T666">
      <style:text-properties fo:color="#000000" fo:font-family="Times New Roman" style:font-family-complex="Times New Roman" fo:font-size="10pt" style:font-size-complex="10pt" fo:language="de" fo:country="DE" fo:font-weight="bold"/>
    </style:style>
    <style:style style:family="text" style:name="T667">
      <style:text-properties fo:color="#000000" fo:font-family="Times New Roman" style:font-family-complex="Times New Roman" fo:font-size="10pt" style:font-size-complex="10pt" fo:font-weight="bold"/>
    </style:style>
    <style:style style:family="text" style:name="T668">
      <style:text-properties fo:color="#000000" fo:font-family="Courier New" style:font-family-complex="Courier New" fo:font-size="10pt" style:font-size-complex="10pt" fo:font-weight="bold"/>
    </style:style>
    <style:style style:family="text" style:name="T669">
      <style:text-properties fo:color="#000000" fo:font-family="Times New Roman" style:font-family-complex="Times New Roman" fo:font-size="10pt" style:font-size-complex="10pt" fo:font-weight="bold"/>
    </style:style>
    <style:style style:family="text" style:name="T670">
      <style:text-properties fo:color="#000000" fo:font-family="Courier New" style:font-family-complex="Courier New" fo:font-size="10pt" style:font-size-complex="10pt" fo:font-weight="bold"/>
    </style:style>
    <style:style style:family="text" style:name="T671">
      <style:text-properties fo:color="#000000" fo:font-family="Times New Roman" style:font-family-complex="Times New Roman" fo:font-size="10pt" style:font-size-complex="10pt" fo:font-weight="bold"/>
    </style:style>
    <style:style style:family="text" style:name="T672">
      <style:text-properties fo:color="#000000" fo:font-family="Courier New" style:font-family-complex="Courier New" fo:font-size="10pt" style:font-size-complex="10pt" fo:font-weight="bold"/>
    </style:style>
    <style:style style:family="text" style:name="T673">
      <style:text-properties fo:color="#000000" fo:font-family="Times New Roman" style:font-family-complex="Times New Roman" fo:font-size="10pt" style:font-size-complex="10pt" fo:font-weight="bold"/>
    </style:style>
    <style:style style:family="text" style:name="T674">
      <style:text-properties fo:color="#000000" fo:font-family="Courier New" style:font-family-complex="Courier New" fo:font-size="10pt" style:font-size-complex="10pt" fo:font-weight="bold"/>
    </style:style>
    <style:style style:family="text" style:name="T675">
      <style:text-properties fo:color="#000000" fo:font-family="Times New Roman" style:font-family-complex="Times New Roman" fo:font-size="10pt" style:font-size-complex="10pt" fo:font-weight="bold"/>
    </style:style>
    <style:style style:family="text" style:name="T676">
      <style:text-properties fo:color="#000000" fo:font-family="Times New Roman" style:font-family-complex="Times New Roman" fo:font-size="10pt" style:font-size-complex="10pt" fo:font-weight="bold"/>
    </style:style>
    <style:style style:family="text" style:name="T677">
      <style:text-properties fo:color="#000000" fo:font-family="Times New Roman" style:font-family-complex="Times New Roman" fo:font-size="10pt" style:font-size-complex="10pt" fo:font-weight="bold"/>
    </style:style>
    <style:style style:parent-style-name="717" style:list-style-name="WWNum6" style:family="paragraph" style:name="P148">
      <style:paragraph-properties fo:margin-right="0cm" fo:border="none"/>
      <style:text-properties fo:color="#000000" fo:font-family="Times New Roman" style:font-family-complex="Times New Roman" fo:font-size="10pt" style:font-size-complex="10pt" fo:font-weight="bold"/>
    </style:style>
    <style:style style:family="text" style:name="T678">
      <style:text-properties fo:color="#000000" fo:font-family="Times New Roman" style:font-family-complex="Times New Roman" fo:font-size="10pt" style:font-size-complex="10pt" fo:font-weight="bold"/>
    </style:style>
    <style:style style:family="text" style:name="T679">
      <style:text-properties fo:color="#000000" fo:font-family="Times New Roman" style:font-family-complex="Times New Roman" fo:font-size="10pt" style:font-size-complex="10pt" fo:language="de" fo:country="DE" fo:font-weight="bold"/>
    </style:style>
    <style:style style:family="text" style:name="T680">
      <style:text-properties fo:color="#000000" fo:font-family="Times New Roman" style:font-family-complex="Times New Roman" fo:font-size="10pt" style:font-size-complex="10pt" fo:font-weight="bold"/>
    </style:style>
    <style:style style:family="text" style:name="T681">
      <style:text-properties fo:color="#000000" fo:font-family="Times New Roman" style:font-family-complex="Times New Roman" fo:font-size="10pt" style:font-size-complex="10pt" fo:font-weight="bold"/>
    </style:style>
    <style:style style:family="text" style:name="T682">
      <style:text-properties fo:color="#000000" fo:font-family="Times New Roman" style:font-family-complex="Times New Roman" fo:font-size="10pt" style:font-size-complex="10pt" fo:font-weight="bold"/>
    </style:style>
    <style:style style:parent-style-name="693" style:family="paragraph" style:name="P149">
      <style:paragraph-properties fo:margin-left="0cm" fo:margin-right="0cm" fo:text-indent="0cm" fo:border="none"/>
      <style:text-properties fo:color="#0f4761" fo:font-family="Arial" style:font-family-complex="Arial" fo:font-size="16pt" style:font-size-complex="16pt"/>
    </style:style>
    <style:style style:family="text" style:name="T683">
      <style:text-properties fo:color="#000000" fo:font-family="Times New Roman" style:font-family-complex="Times New Roman" fo:font-size="10pt" style:font-size-complex="10pt" fo:font-weight="bold"/>
    </style:style>
    <style:style style:family="text" style:name="T684">
      <style:text-properties fo:color="#0f4761" fo:font-family="Arial" style:font-family-complex="Arial" fo:font-size="10pt" style:font-size-complex="10pt"/>
    </style:style>
    <style:style style:family="text" style:name="T685">
      <style:text-properties fo:color="#0f4761" fo:font-family="Arial" style:font-family-complex="Arial" fo:font-size="10pt" style:font-size-complex="10pt"/>
    </style:style>
    <style:style style:parent-style-name="717" style:list-style-name="WWNum6" style:family="paragraph" style:name="P150">
      <style:paragraph-properties fo:margin-right="0cm" fo:border="none"/>
      <style:text-properties fo:color="#000000" fo:font-family="Times New Roman" style:font-family-complex="Times New Roman" fo:font-size="10pt" style:font-size-complex="10pt" fo:font-weight="bold"/>
    </style:style>
    <style:style style:family="text" style:name="T686">
      <style:text-properties fo:color="#000000" fo:font-family="Times New Roman" style:font-family-complex="Times New Roman" fo:font-size="10pt" style:font-size-complex="10pt" fo:font-weight="bold"/>
    </style:style>
    <style:style style:family="text" style:name="T687">
      <style:text-properties fo:color="#000000" fo:font-family="Times New Roman" style:font-family-complex="Times New Roman" fo:font-size="10pt" style:font-size-complex="10pt" fo:font-weight="bold"/>
    </style:style>
    <style:style style:family="text" style:name="T688">
      <style:text-properties fo:color="#000000" fo:font-family="Times New Roman" style:font-family-complex="Times New Roman" fo:font-size="10pt" style:font-size-complex="10pt" fo:font-weight="bold"/>
    </style:style>
    <style:style style:family="text" style:name="T689">
      <style:text-properties fo:color="#000000" fo:font-family="Times New Roman" style:font-family-complex="Times New Roman" fo:font-size="10pt" style:font-size-complex="10pt" fo:font-weight="bold"/>
    </style:style>
    <style:style style:family="text" style:name="T690">
      <style:text-properties fo:color="#000000" fo:font-family="Times New Roman" style:font-family-complex="Times New Roman" fo:font-size="10pt" style:font-size-complex="10pt" fo:font-weight="bold"/>
    </style:style>
    <style:style style:family="text" style:name="T691">
      <style:text-properties fo:color="#000000" fo:font-family="Times New Roman" style:font-family-complex="Times New Roman" fo:font-size="10pt" style:font-size-complex="10pt" fo:font-weight="bold"/>
    </style:style>
    <style:style style:family="text" style:name="T692">
      <style:text-properties fo:color="#000000" fo:font-family="Times New Roman" style:font-family-complex="Times New Roman" fo:font-size="10pt" style:font-size-complex="10pt" fo:font-weight="bold"/>
    </style:style>
    <style:style style:family="text" style:name="T693">
      <style:text-properties fo:color="#000000" fo:font-family="Times New Roman" style:font-family-complex="Times New Roman" fo:font-size="10pt" style:font-size-complex="10pt" fo:font-weight="bold"/>
    </style:style>
    <style:style style:family="text" style:name="T694">
      <style:text-properties fo:color="#000000" fo:font-family="Times New Roman" style:font-family-complex="Times New Roman" fo:font-size="10pt" style:font-size-complex="10pt" fo:font-weight="bold"/>
    </style:style>
    <style:style style:family="text" style:name="T695">
      <style:text-properties fo:color="#000000" fo:font-family="Times New Roman" style:font-family-complex="Times New Roman" fo:font-size="10pt" style:font-size-complex="10pt" fo:font-weight="bold"/>
    </style:style>
    <style:style style:parent-style-name="717" style:list-style-name="WWNum6" style:family="paragraph" style:name="P151">
      <style:paragraph-properties fo:margin-right="0cm" fo:border="none"/>
      <style:text-properties fo:color="#000000" fo:font-family="Times New Roman" style:font-family-complex="Times New Roman" fo:font-size="10pt" style:font-size-complex="10pt" fo:font-weight="bold"/>
    </style:style>
    <style:style style:family="text" style:name="T696">
      <style:text-properties fo:color="#000000" fo:font-family="Times New Roman" style:font-family-complex="Times New Roman" fo:font-size="10pt" style:font-size-complex="10pt" fo:font-weight="bold"/>
    </style:style>
    <style:style style:family="text" style:name="T697">
      <style:text-properties fo:color="#000000" fo:font-family="Times New Roman" style:font-family-complex="Times New Roman" fo:font-size="10pt" style:font-size-complex="10pt" fo:language="de" fo:country="DE" fo:font-weight="bold"/>
    </style:style>
    <style:style style:family="text" style:name="T698">
      <style:text-properties fo:color="#000000" fo:font-family="Times New Roman" style:font-family-complex="Times New Roman" fo:font-size="10pt" style:font-size-complex="10pt" fo:font-weight="bold"/>
    </style:style>
    <style:style style:family="text" style:name="T699">
      <style:text-properties fo:color="#000000" fo:font-family="Times New Roman" style:font-family-complex="Times New Roman" fo:font-size="10pt" style:font-size-complex="10pt" fo:font-weight="bold"/>
    </style:style>
    <style:style style:family="text" style:name="T700">
      <style:text-properties fo:color="#000000" fo:font-family="Times New Roman" style:font-family-complex="Times New Roman" fo:font-size="10pt" style:font-size-complex="10pt" fo:font-weight="bold"/>
    </style:style>
    <style:style style:parent-style-name="755" style:family="paragraph" style:name="P152">
      <style:paragraph-properties/>
      <style:text-properties fo:color="#000000" fo:font-family="Liberation Serif" style:font-family-complex="Liberation Serif" fo:font-size="12pt" style:font-size-complex="12pt" fo:language="de" style:language-complex="hi" fo:country="DE" style:country-complex="IN" fo:font-style="italic" fo:font-weight="bold"/>
    </style:style>
    <style:style style:family="text" style:name="T701">
      <style:text-properties fo:color="#000000" fo:font-family="Liberation Serif" style:font-family-complex="Liberation Serif" fo:font-size="10pt" style:font-size-complex="10pt" fo:language="de" style:language-complex="hi" fo:country="DE" style:country-complex="IN" fo:font-style="italic" fo:font-weight="bold"/>
    </style:style>
    <style:style style:family="text" style:name="T702">
      <style:text-properties fo:color="#000000" fo:font-family="Liberation Serif" style:font-family-complex="Liberation Serif" fo:font-size="10pt" style:font-size-complex="10pt" fo:language="de" style:language-complex="hi" fo:country="DE" style:country-complex="IN" fo:font-style="italic" fo:font-weight="bold"/>
    </style:style>
    <style:style style:family="text" style:name="T703">
      <style:text-properties fo:color="#000000" fo:font-family="Liberation Serif" style:font-family-complex="Liberation Serif" fo:font-size="10pt" style:font-size-complex="10pt" fo:language="de" style:language-complex="hi" fo:country="DE" style:country-complex="IN" fo:font-style="italic" fo:font-weight="bold"/>
    </style:style>
    <style:style style:parent-style-name="755" style:family="paragraph" style:name="P153">
      <style:paragraph-properties/>
      <style:text-properties fo:color="#000000" fo:font-family="Liberation Serif" style:font-family-complex="Liberation Serif" fo:font-size="12pt" style:font-size-complex="12pt" fo:language="de" style:language-complex="hi" fo:country="DE" style:country-complex="IN"/>
    </style:style>
    <style:style style:family="text" style:name="T704">
      <style:text-properties fo:color="#000000" fo:font-family="Liberation Serif" style:font-family-complex="Liberation Serif" fo:font-size="10pt" style:font-size-complex="10pt" fo:language="de" style:language-complex="hi" fo:country="DE" style:country-complex="IN"/>
    </style:style>
    <style:style style:family="text" style:name="T705">
      <style:text-properties fo:color="#000000" fo:font-family="Liberation Serif" style:font-family-complex="Liberation Serif" fo:font-size="10pt" style:font-size-complex="10pt" fo:language="de" style:language-complex="hi" fo:country="DE" style:country-complex="IN"/>
    </style:style>
    <style:style style:family="text" style:name="T706">
      <style:text-properties fo:color="#000000" fo:font-family="Liberation Serif" style:font-family-complex="Liberation Serif" fo:font-size="10pt" style:font-size-complex="10pt" fo:language="de" style:language-complex="hi" fo:country="DE" style:country-complex="IN"/>
    </style:style>
    <style:style style:parent-style-name="755" style:family="paragraph" style:name="P154">
      <style:paragraph-properties fo:text-align="left"/>
      <style:text-properties fo:color="#000000" fo:font-family="Liberation Serif" style:font-family-complex="Liberation Serif" fo:font-size="12pt" style:font-size-complex="12pt" fo:language="de" style:language-complex="hi" fo:country="DE" style:country-complex="IN"/>
    </style:style>
    <style:style style:family="text" style:name="T707">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08">
      <style:text-properties fo:color="#000000" fo:font-family="Liberation Serif" style:font-family-complex="Liberation Serif" fo:font-size="10pt" style:font-size-complex="10pt" fo:language="de" style:language-complex="hi" fo:country="DE" style:country-complex="IN"/>
    </style:style>
    <style:style style:family="text" style:name="T709">
      <style:text-properties fo:color="#000000" fo:font-family="Liberation Serif" style:font-family-complex="Liberation Serif" fo:font-size="10pt" style:font-size-complex="10pt" fo:language="de" style:language-complex="hi" fo:country="DE" style:country-complex="IN"/>
    </style:style>
    <style:style style:parent-style-name="755" style:family="paragraph" style:name="P155">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10">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1">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2">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56">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13">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4">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5">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57">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16">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7">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18">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58">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19">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0">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1">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59">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22">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3">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4">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60">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25">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6">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7">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61">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28">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29">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30">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62">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31">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32">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33">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63">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34">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35">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36">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755" style:family="paragraph" style:name="P164">
      <style:paragraph-properties/>
      <style:text-properties fo:color="#000000" fo:font-family="Liberation Serif" style:font-family-complex="Liberation Serif" fo:font-size="12pt" style:font-size-complex="12pt" fo:language="de" style:language-complex="hi" fo:country="DE" style:country-complex="IN" style:text-underline-type="single" style:text-underline-style="solid" style:text-underline-width="auto" style:text-underline-color="font-color" fo:font-weight="bold"/>
    </style:style>
    <style:style style:family="text" style:name="T737">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38">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39">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parent-style-name="755" style:family="paragraph" style:name="P165">
      <style:paragraph-properties/>
      <style:text-properties fo:color="#000000" fo:font-family="Liberation Serif" style:font-family-complex="Liberation Serif" fo:font-size="12pt" style:font-size-complex="12pt" fo:language="de" style:language-complex="hi" fo:country="DE" style:country-complex="IN" style:text-underline-type="single" style:text-underline-style="solid" style:text-underline-width="auto" style:text-underline-color="font-color" fo:font-weight="bold"/>
    </style:style>
    <style:style style:family="text" style:name="T740">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1">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2">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parent-style-name="755" style:family="paragraph" style:name="P166">
      <style:paragraph-properties/>
      <style:text-properties fo:color="#000000" fo:font-family="Liberation Serif" style:font-family-complex="Liberation Serif" fo:font-size="12pt" style:font-size-complex="12pt" fo:language="de" style:language-complex="hi" fo:country="DE" style:country-complex="IN" style:text-underline-type="single" style:text-underline-style="solid" style:text-underline-width="auto" style:text-underline-color="font-color" fo:font-weight="bold"/>
    </style:style>
    <style:style style:family="text" style:name="T743">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4">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5">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6">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7">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48">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parent-style-name="755" style:family="paragraph" style:name="P167">
      <style:paragraph-properties/>
      <style:text-properties fo:color="#000000" fo:font-family="Liberation Serif" style:font-family-complex="Liberation Serif" fo:font-size="12pt" style:font-size-complex="12pt" fo:language="de" style:language-complex="hi" fo:country="DE" style:country-complex="IN" style:text-underline-type="single" style:text-underline-style="solid" style:text-underline-width="auto" style:text-underline-color="font-color" fo:font-weight="bold"/>
    </style:style>
    <style:style style:family="text" style:name="T749">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50">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51">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parent-style-name="755" style:family="paragraph" style:name="P168">
      <style:paragraph-properties/>
      <style:text-properties fo:color="#000000" fo:font-family="Liberation Serif" style:font-family-complex="Liberation Serif" fo:font-size="12pt" style:font-size-complex="12pt" fo:language="de" style:language-complex="hi" fo:country="DE" style:country-complex="IN" style:text-underline-type="single" style:text-underline-style="solid" style:text-underline-width="auto" style:text-underline-color="font-color" fo:font-weight="bold"/>
    </style:style>
    <style:style style:family="text" style:name="T752">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53">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family="text" style:name="T754">
      <style:text-properties fo:color="#000000" fo:font-family="Liberation Serif" style:font-family-complex="Liberation Serif" fo:font-size="10pt" style:font-size-complex="10pt" fo:language="de" style:language-complex="hi" fo:country="DE" style:country-complex="IN" style:text-underline-type="single" style:text-underline-style="solid" style:text-underline-width="auto" style:text-underline-color="font-color" fo:font-weight="bold"/>
    </style:style>
    <style:style style:parent-style-name="755" style:family="paragraph" style:name="P169">
      <style:paragraph-properties/>
      <style:text-properties fo:color="#000000" fo:font-family="Liberation Serif" style:font-family-complex="Liberation Serif" fo:font-size="12pt" style:font-size-complex="12pt" fo:language="de" style:language-complex="hi" fo:country="DE" style:country-complex="IN" style:text-underline-type="none" style:text-underline-width="auto" fo:font-weight="normal"/>
    </style:style>
    <style:style style:family="text" style:name="T755">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56">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57">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family="text" style:name="T758">
      <style:text-properties fo:color="#000000" fo:font-family="Liberation Serif" style:font-family-complex="Liberation Serif" fo:font-size="10pt" style:font-size-complex="10pt" fo:language="de" style:language-complex="hi" fo:country="DE" style:country-complex="IN" style:text-underline-type="none" style:text-underline-width="auto" fo:font-weight="normal"/>
    </style:style>
    <style:style style:parent-style-name="693" style:family="paragraph" style:name="P170">
      <style:paragraph-properties fo:margin-left="0cm" fo:margin-right="0cm" fo:text-indent="0cm" fo:border="none"/>
      <style:text-properties fo:color="#0f4761" fo:font-family="Arial" style:font-family-complex="Arial" fo:font-size="16pt" style:font-size-complex="16pt"/>
    </style:style>
    <style:style style:family="text" style:name="T759">
      <style:text-properties fo:color="#000000" fo:font-family="Times New Roman" style:font-family-complex="Times New Roman" fo:font-size="10pt" style:font-size-complex="10pt" fo:font-weight="bold"/>
    </style:style>
    <style:style style:family="text" style:name="T760">
      <style:text-properties fo:color="#000000" fo:font-family="Times New Roman" style:font-family-complex="Times New Roman" fo:font-size="10pt" style:font-size-complex="10pt" fo:font-weight="bold"/>
    </style:style>
    <style:style style:family="text" style:name="T761">
      <style:text-properties fo:color="#0f4761" fo:font-family="Arial" style:font-family-complex="Arial" fo:font-size="10pt" style:font-size-complex="10pt"/>
    </style:style>
    <style:style style:parent-style-name="693" style:family="paragraph" style:name="P171">
      <style:paragraph-properties fo:margin-left="0cm" fo:margin-right="0cm" fo:text-indent="0cm" fo:border="none"/>
      <style:text-properties fo:color="#0f4761" fo:font-family="Arial" style:font-family-complex="Arial" fo:font-size="16pt" style:font-size-complex="16pt" fo:font-weight="bold"/>
    </style:style>
    <style:style style:family="text" style:name="T762">
      <style:text-properties fo:color="#000000" fo:font-family="Times New Roman" style:font-family-complex="Times New Roman" fo:font-size="10pt" style:font-size-complex="10pt" fo:font-weight="bold"/>
    </style:style>
    <style:style style:family="text" style:name="T763">
      <style:text-properties fo:color="#0f4761" fo:font-family="Arial" style:font-family-complex="Arial" fo:font-size="10pt" style:font-size-complex="10pt" fo:font-weight="bold"/>
    </style:style>
    <style:style style:family="text" style:name="T764">
      <style:text-properties fo:color="#0f4761" fo:font-family="Arial" style:font-family-complex="Arial" fo:font-size="10pt" style:font-size-complex="10pt" fo:font-weight="bold"/>
    </style:style>
    <style:style style:family="paragraph" style:name="P172">
      <style:paragraph-properties fo:margin-left="0cm" fo:margin-right="0cm" fo:text-indent="0cm" fo:margin-top="12pt" fo:margin-bottom="12pt" fo:border="none"/>
      <style:text-properties fo:font-size="10pt" style:font-size-complex="10pt"/>
    </style:style>
    <style:style style:family="text" style:name="T765">
      <style:text-properties fo:color="#000000" fo:font-family="Times New Roman" style:font-family-complex="Times New Roman" fo:font-size="10pt" style:font-size-complex="10pt"/>
    </style:style>
    <style:style style:family="text" style:name="T766">
      <style:text-properties fo:color="#000000" fo:font-family="Times New Roman" style:font-family-complex="Times New Roman" fo:font-size="10pt" style:font-size-complex="10pt" fo:language="de" fo:country="DE"/>
    </style:style>
    <style:style style:family="text" style:name="T767">
      <style:text-properties fo:color="#000000" fo:font-family="Times New Roman" style:font-family-complex="Times New Roman" fo:font-size="10pt" style:font-size-complex="10pt" fo:language="de" fo:country="DE" fo:font-weight="bold"/>
    </style:style>
    <style:style style:family="text" style:name="T768">
      <style:text-properties fo:color="#000000" fo:font-family="Times New Roman" style:font-family-complex="Times New Roman" fo:font-size="10pt" style:font-size-complex="10pt" fo:font-weight="bold"/>
    </style:style>
    <style:style style:family="text" style:name="T769">
      <style:text-properties fo:color="#000000" fo:font-family="Times New Roman" style:font-family-complex="Times New Roman" fo:font-size="10pt" style:font-size-complex="10pt"/>
    </style:style>
    <style:style style:family="text" style:name="T770">
      <style:text-properties fo:font-size="10pt" style:font-size-complex="10pt"/>
    </style:style>
    <style:style style:parent-style-name="693" style:family="paragraph" style:name="P173">
      <style:paragraph-properties fo:margin-left="0cm" fo:margin-right="0cm" fo:text-indent="0cm" fo:border="none"/>
      <style:text-properties fo:color="#0f4761" fo:font-family="Arial" style:font-family-complex="Arial" fo:font-size="16pt" style:font-size-complex="16pt"/>
    </style:style>
    <style:style style:family="text" style:name="T771">
      <style:text-properties fo:color="#000000" fo:font-family="Times New Roman" style:font-family-complex="Times New Roman" fo:font-size="10pt" style:font-size-complex="10pt" fo:font-weight="bold"/>
    </style:style>
    <style:style style:family="text" style:name="T772">
      <style:text-properties fo:color="#0f4761" fo:font-family="Arial" style:font-family-complex="Arial" fo:font-size="10pt" style:font-size-complex="10pt"/>
    </style:style>
    <style:style style:family="text" style:name="T773">
      <style:text-properties fo:color="#0f4761" fo:font-family="Arial" style:font-family-complex="Arial" fo:font-size="10pt" style:font-size-complex="10pt"/>
    </style:style>
    <style:style style:family="paragraph" style:name="P174">
      <style:paragraph-properties fo:margin-left="0cm" fo:margin-right="0cm" fo:text-indent="0cm" fo:margin-top="12pt" fo:margin-bottom="12pt" fo:border="none"/>
      <style:text-properties fo:font-size="10pt" style:font-size-complex="10pt"/>
    </style:style>
    <style:style style:family="text" style:name="T774">
      <style:text-properties fo:color="#000000" fo:font-family="Times New Roman" style:font-family-complex="Times New Roman" fo:font-size="10pt" style:font-size-complex="10pt"/>
    </style:style>
    <style:style style:family="text" style:name="T775">
      <style:text-properties fo:color="#000000" fo:font-family="Courier New" style:font-family-complex="Courier New" fo:font-size="10pt" style:font-size-complex="10pt"/>
    </style:style>
    <style:style style:family="text" style:name="T776">
      <style:text-properties fo:color="#000000" fo:font-family="Times New Roman" style:font-family-complex="Times New Roman" fo:font-size="10pt" style:font-size-complex="10pt"/>
    </style:style>
    <style:style style:family="text" style:name="T777">
      <style:text-properties fo:font-size="10pt" style:font-size-complex="10pt"/>
    </style:style>
    <style:style style:parent-style-name="693" style:family="paragraph" style:name="P175">
      <style:paragraph-properties fo:margin-left="0cm" fo:margin-right="0cm" fo:text-indent="0cm" fo:border="none"/>
      <style:text-properties fo:color="#0f4761" fo:font-family="Arial" style:font-family-complex="Arial" fo:font-size="16pt" style:font-size-complex="16pt"/>
    </style:style>
    <style:style style:family="text" style:name="T778">
      <style:text-properties fo:color="#000000" fo:font-family="Times New Roman" style:font-family-complex="Times New Roman" fo:font-size="10pt" style:font-size-complex="10pt" fo:font-weight="bold"/>
    </style:style>
    <style:style style:family="text" style:name="T779">
      <style:text-properties fo:color="#000000" fo:font-family="Times New Roman" style:font-family-complex="Times New Roman" fo:font-size="10pt" style:font-size-complex="10pt" fo:font-weight="bold"/>
    </style:style>
    <style:style style:family="text" style:name="T780">
      <style:text-properties fo:color="#000000" fo:font-family="Times New Roman" style:font-family-complex="Times New Roman" fo:font-size="10pt" style:font-size-complex="10pt" fo:font-weight="bold"/>
    </style:style>
    <style:style style:parent-style-name="693" style:family="paragraph" style:name="P176">
      <style:paragraph-properties fo:margin-left="0cm" fo:margin-right="0cm" fo:text-indent="0cm" fo:border="none"/>
      <style:text-properties fo:color="#0f4761" fo:font-family="Arial" style:font-family-complex="Arial" fo:font-size="16pt" style:font-size-complex="16pt" fo:font-weight="bold"/>
    </style:style>
    <style:style style:family="text" style:name="T781">
      <style:text-properties fo:color="#000000" fo:font-family="Times New Roman" style:font-family-complex="Times New Roman" fo:font-size="10pt" style:font-size-complex="10pt" fo:font-weight="bold"/>
    </style:style>
    <style:style style:family="text" style:name="T782">
      <style:text-properties fo:color="#000000" fo:font-family="Times New Roman" style:font-family-complex="Times New Roman" fo:font-size="10pt" style:font-size-complex="10pt" fo:font-weight="bold"/>
    </style:style>
    <style:style style:family="text" style:name="T783">
      <style:text-properties fo:color="#000000" fo:font-family="Times New Roman" style:font-family-complex="Times New Roman" fo:font-size="10pt" style:font-size-complex="10pt" fo:font-weight="bold"/>
    </style:style>
    <style:style style:parent-style-name="693" style:family="paragraph" style:name="P177">
      <style:paragraph-properties fo:margin-left="0cm" fo:margin-right="0cm" fo:text-indent="0cm" fo:border="none"/>
      <style:text-properties fo:color="#0f4761" fo:font-family="Arial" style:font-family-complex="Arial" fo:font-size="16pt" style:font-size-complex="16pt" fo:font-weight="bold"/>
    </style:style>
    <style:style style:family="text" style:name="T784">
      <style:text-properties fo:color="#000000" fo:font-family="Times New Roman" style:font-family-complex="Times New Roman" fo:font-size="10pt" style:font-size-complex="10pt" fo:font-weight="bold"/>
    </style:style>
    <style:style style:family="text" style:name="T785">
      <style:text-properties fo:color="#000000" fo:font-family="Times New Roman" style:font-family-complex="Times New Roman" fo:font-size="10pt" style:font-size-complex="10pt" fo:font-weight="bold"/>
    </style:style>
    <style:style style:family="text" style:name="T786">
      <style:text-properties fo:color="#000000" fo:font-family="Times New Roman" style:font-family-complex="Times New Roman" fo:font-size="10pt" style:font-size-complex="10pt" fo:font-weight="bold"/>
    </style:style>
    <style:style style:parent-style-name="693" style:family="paragraph" style:name="P178">
      <style:paragraph-properties fo:margin-left="0cm" fo:margin-right="0cm" fo:text-indent="0cm" fo:border="none"/>
      <style:text-properties fo:color="#0f4761" fo:font-family="Arial" style:font-family-complex="Arial" fo:font-size="16pt" style:font-size-complex="16pt" fo:font-weight="bold"/>
    </style:style>
    <style:style style:family="text" style:name="T787">
      <style:text-properties fo:color="#000000" fo:font-family="Times New Roman" style:font-family-complex="Times New Roman" fo:font-size="10pt" style:font-size-complex="10pt" fo:font-weight="bold"/>
    </style:style>
    <style:style style:family="text" style:name="T788">
      <style:text-properties fo:color="#0f4761" fo:font-family="Arial" style:font-family-complex="Arial" fo:font-size="10pt" style:font-size-complex="10pt"/>
    </style:style>
    <style:style style:family="text" style:name="T789">
      <style:text-properties fo:color="#0f4761" fo:font-family="Arial" style:font-family-complex="Arial" fo:font-size="10pt" style:font-size-complex="10pt"/>
    </style:style>
    <style:style style:family="paragraph" style:name="P179">
      <style:paragraph-properties fo:margin-left="0cm" fo:margin-right="0cm" fo:text-indent="0cm" fo:margin-top="12pt" fo:margin-bottom="12pt" fo:border="none"/>
      <style:text-properties fo:font-size="10pt" style:font-size-complex="10pt"/>
    </style:style>
    <style:style style:family="text" style:name="T790">
      <style:text-properties fo:color="#000000" fo:font-family="Times New Roman" style:font-family-complex="Times New Roman" fo:font-size="10pt" style:font-size-complex="10pt"/>
    </style:style>
    <style:style style:family="text" style:name="T791">
      <style:text-properties fo:font-size="10pt" style:font-size-complex="10pt"/>
    </style:style>
    <style:style style:parent-style-name="717" style:list-style-name="WWNum9" style:family="paragraph" style:name="P180">
      <style:paragraph-properties fo:margin-right="0cm" fo:border="none"/>
      <style:text-properties fo:color="#000000" fo:font-family="Times New Roman" style:font-family-complex="Times New Roman" fo:font-size="10pt" style:font-size-complex="10pt" fo:font-weight="bold"/>
    </style:style>
    <style:style style:family="text" style:name="T792">
      <style:text-properties fo:color="#000000" fo:font-family="Times New Roman" style:font-family-complex="Times New Roman" fo:font-size="10pt" style:font-size-complex="10pt" fo:font-weight="bold"/>
    </style:style>
    <style:style style:family="text" style:name="T793">
      <style:text-properties fo:color="#000000" fo:font-family="Times New Roman" style:font-family-complex="Times New Roman" fo:font-size="10pt" style:font-size-complex="10pt" fo:font-weight="bold"/>
    </style:style>
    <style:style style:family="text" style:name="T794">
      <style:text-properties fo:color="#000000" fo:font-family="Times New Roman" style:font-family-complex="Times New Roman" fo:font-size="10pt" style:font-size-complex="10pt" fo:font-weight="bold"/>
    </style:style>
    <style:style style:family="text" style:name="T795">
      <style:text-properties fo:color="#000000" fo:font-family="Times New Roman" style:font-family-complex="Times New Roman" fo:font-size="10pt" style:font-size-complex="10pt" fo:font-weight="bold"/>
    </style:style>
    <style:style style:parent-style-name="717" style:list-style-name="WWNum10" style:family="paragraph" style:name="P181">
      <style:paragraph-properties fo:margin-right="0cm" fo:border="none"/>
      <style:text-properties fo:color="#000000" fo:font-family="Times New Roman" style:font-family-complex="Times New Roman" fo:font-size="10pt" style:font-size-complex="10pt" fo:font-weight="bold"/>
    </style:style>
    <style:style style:family="text" style:name="T796">
      <style:text-properties fo:color="#000000" fo:font-family="Times New Roman" style:font-family-complex="Times New Roman" fo:font-size="10pt" style:font-size-complex="10pt" fo:font-weight="bold"/>
    </style:style>
    <style:style style:family="text" style:name="T797">
      <style:text-properties fo:color="#000000" fo:font-family="Times New Roman" style:font-family-complex="Times New Roman" fo:font-size="10pt" style:font-size-complex="10pt" fo:font-weight="bold"/>
    </style:style>
    <style:style style:family="text" style:name="T798">
      <style:text-properties fo:color="#000000" fo:font-family="Courier New" style:font-family-complex="Courier New" fo:font-size="10pt" style:font-size-complex="10pt" fo:font-weight="bold"/>
    </style:style>
    <style:style style:family="text" style:name="T799">
      <style:text-properties fo:color="#000000" fo:font-family="Times New Roman" style:font-family-complex="Times New Roman" fo:font-size="10pt" style:font-size-complex="10pt" fo:font-weight="bold"/>
    </style:style>
    <style:style style:family="text" style:name="T800">
      <style:text-properties fo:color="#000000" fo:font-family="Courier New" style:font-family-complex="Courier New" fo:font-size="10pt" style:font-size-complex="10pt" fo:font-weight="bold"/>
    </style:style>
    <style:style style:family="text" style:name="T801">
      <style:text-properties fo:color="#000000" fo:font-family="Times New Roman" style:font-family-complex="Times New Roman" fo:font-size="10pt" style:font-size-complex="10pt" fo:font-weight="bold"/>
    </style:style>
    <style:style style:family="text" style:name="T802">
      <style:text-properties fo:color="#000000" fo:font-family="Times New Roman" style:font-family-complex="Times New Roman" fo:font-size="10pt" style:font-size-complex="10pt" fo:font-weight="bold"/>
    </style:style>
    <style:style style:family="text" style:name="T803">
      <style:text-properties fo:color="#000000" fo:font-family="Times New Roman" style:font-family-complex="Times New Roman" fo:font-size="10pt" style:font-size-complex="10pt" fo:font-weight="bold"/>
    </style:style>
    <style:style style:parent-style-name="717" style:list-style-name="WWNum10" style:family="paragraph" style:name="P182">
      <style:paragraph-properties fo:margin-right="0cm" fo:border="none"/>
      <style:text-properties fo:color="#000000" fo:font-family="Times New Roman" style:font-family-complex="Times New Roman" fo:font-size="10pt" style:font-size-complex="10pt" fo:font-weight="bold"/>
    </style:style>
    <style:style style:family="text" style:name="T804">
      <style:text-properties fo:color="#000000" fo:font-family="Times New Roman" style:font-family-complex="Times New Roman" fo:font-size="10pt" style:font-size-complex="10pt" fo:font-weight="bold"/>
    </style:style>
    <style:style style:family="text" style:name="T805">
      <style:text-properties fo:color="#000000" fo:font-family="Times New Roman" style:font-family-complex="Times New Roman" fo:font-size="10pt" style:font-size-complex="10pt" fo:font-weight="bold"/>
    </style:style>
    <style:style style:family="text" style:name="T806">
      <style:text-properties fo:color="#000000" fo:font-family="Courier New" style:font-family-complex="Courier New" fo:font-size="10pt" style:font-size-complex="10pt" fo:font-weight="bold"/>
    </style:style>
    <style:style style:family="text" style:name="T807">
      <style:text-properties fo:color="#000000" fo:font-family="Times New Roman" style:font-family-complex="Times New Roman" fo:font-size="10pt" style:font-size-complex="10pt" fo:font-weight="bold"/>
    </style:style>
    <style:style style:family="text" style:name="T808">
      <style:text-properties fo:color="#000000" fo:font-family="Courier New" style:font-family-complex="Courier New" fo:font-size="10pt" style:font-size-complex="10pt" fo:font-weight="bold"/>
    </style:style>
    <style:style style:family="text" style:name="T809">
      <style:text-properties fo:color="#000000" fo:font-family="Times New Roman" style:font-family-complex="Times New Roman" fo:font-size="10pt" style:font-size-complex="10pt" fo:font-weight="bold"/>
    </style:style>
    <style:style style:family="text" style:name="T810">
      <style:text-properties fo:color="#000000" fo:font-family="Times New Roman" style:font-family-complex="Times New Roman" fo:font-size="10pt" style:font-size-complex="10pt" fo:font-weight="bold"/>
    </style:style>
    <style:style style:family="text" style:name="T811">
      <style:text-properties fo:color="#000000" fo:font-family="Times New Roman" style:font-family-complex="Times New Roman" fo:font-size="10pt" style:font-size-complex="10pt" fo:font-weight="bold"/>
    </style:style>
    <style:style style:family="paragraph" style:name="P183">
      <style:paragraph-properties/>
      <style:text-properties/>
    </style:style>
    <style:style style:family="text" style:name="T812">
      <style:text-properties fo:color="#000000" fo:font-family="Times New Roman" style:font-family-complex="Times New Roman" fo:font-size="10pt" style:font-size-complex="10pt" fo:font-weight="bold"/>
    </style:style>
    <style:style style:family="text" style:name="T813">
      <style:text-properties fo:color="#000000" fo:font-family="Times New Roman" style:font-family-complex="Times New Roman" fo:font-size="10pt" style:font-size-complex="10pt" fo:font-weight="bold"/>
    </style:style>
    <style:style style:parent-style-name="717" style:list-style-name="WWNum9" style:family="paragraph" style:name="P184">
      <style:paragraph-properties fo:margin-right="0cm" fo:border="none"/>
      <style:text-properties fo:color="#000000" fo:font-family="Times New Roman" style:font-family-complex="Times New Roman" fo:font-size="10pt" style:font-size-complex="10pt" fo:font-weight="bold"/>
    </style:style>
    <style:style style:family="text" style:name="T814">
      <style:text-properties fo:color="#000000" fo:font-family="Times New Roman" style:font-family-complex="Times New Roman" fo:font-size="10pt" style:font-size-complex="10pt" fo:font-weight="bold"/>
    </style:style>
    <style:style style:family="text" style:name="T815">
      <style:text-properties fo:color="#000000" fo:font-family="Times New Roman" style:font-family-complex="Times New Roman" fo:font-size="10pt" style:font-size-complex="10pt" fo:font-weight="bold"/>
    </style:style>
    <style:style style:family="text" style:name="T816">
      <style:text-properties fo:color="#000000" fo:font-family="Times New Roman" style:font-family-complex="Times New Roman" fo:font-size="10pt" style:font-size-complex="10pt" fo:font-weight="bold"/>
    </style:style>
    <style:style style:family="text" style:name="T817">
      <style:text-properties fo:color="#000000" fo:font-family="Times New Roman" style:font-family-complex="Times New Roman" fo:font-size="10pt" style:font-size-complex="10pt" fo:font-weight="bold"/>
    </style:style>
    <style:style style:family="paragraph" style:name="P185">
      <style:paragraph-properties/>
      <style:text-properties/>
    </style:style>
    <style:style style:family="text" style:name="T818">
      <style:text-properties fo:color="#000000" fo:font-family="Times New Roman" style:font-family-complex="Times New Roman" fo:font-size="10pt" style:font-size-complex="10pt" fo:font-weight="bold"/>
    </style:style>
    <style:style style:family="text" style:name="T819">
      <style:text-properties fo:color="#000000" fo:font-family="Times New Roman" style:font-family-complex="Times New Roman" fo:font-size="10pt" style:font-size-complex="10pt" fo:font-weight="bold"/>
    </style:style>
    <style:style style:parent-style-name="717" style:list-style-name="WWNum9" style:family="paragraph" style:name="P186">
      <style:paragraph-properties fo:margin-right="0cm" fo:border="none"/>
      <style:text-properties fo:color="#000000" fo:font-family="Times New Roman" style:font-family-complex="Times New Roman" fo:font-size="10pt" style:font-size-complex="10pt" fo:font-weight="bold"/>
    </style:style>
    <style:style style:family="text" style:name="T820">
      <style:text-properties fo:color="#000000" fo:font-family="Times New Roman" style:font-family-complex="Times New Roman" fo:font-size="10pt" style:font-size-complex="10pt" fo:font-weight="bold"/>
    </style:style>
    <style:style style:family="text" style:name="T821">
      <style:text-properties fo:color="#000000" fo:font-family="Times New Roman" style:font-family-complex="Times New Roman" fo:font-size="10pt" style:font-size-complex="10pt" fo:font-weight="bold"/>
    </style:style>
    <style:style style:family="text" style:name="T822">
      <style:text-properties fo:color="#000000" fo:font-family="Times New Roman" style:font-family-complex="Times New Roman" fo:font-size="10pt" style:font-size-complex="10pt" fo:font-weight="bold"/>
    </style:style>
    <style:style style:family="text" style:name="T823">
      <style:text-properties fo:color="#000000" fo:font-family="Times New Roman" style:font-family-complex="Times New Roman" fo:font-size="10pt" style:font-size-complex="10pt" fo:font-weight="bold"/>
    </style:style>
    <style:style style:parent-style-name="717" style:list-style-name="WWNum11" style:family="paragraph" style:name="P187">
      <style:paragraph-properties fo:margin-right="0cm" fo:border="none"/>
      <style:text-properties fo:color="#000000" fo:font-family="Courier New" style:font-family-complex="Courier New" fo:font-size="10pt" style:font-size-complex="10pt"/>
    </style:style>
    <style:style style:family="text" style:name="T824">
      <style:text-properties fo:color="#000000" fo:font-family="Courier New" style:font-family-complex="Courier New" fo:font-size="10pt" style:font-size-complex="10pt"/>
    </style:style>
    <style:style style:family="text" style:name="T825">
      <style:text-properties fo:color="#000000" fo:font-family="Times New Roman" style:font-family-complex="Times New Roman" fo:font-size="10pt" style:font-size-complex="10pt"/>
    </style:style>
    <style:style style:family="text" style:name="T826">
      <style:text-properties fo:color="#000000" fo:font-family="Courier New" style:font-family-complex="Courier New" fo:font-size="10pt" style:font-size-complex="10pt"/>
    </style:style>
    <style:style style:family="text" style:name="T827">
      <style:text-properties fo:color="#000000" fo:font-family="Courier New" style:font-family-complex="Courier New" fo:font-size="10pt" style:font-size-complex="10pt"/>
    </style:style>
    <style:style style:parent-style-name="717" style:list-style-name="WWNum11" style:family="paragraph" style:name="P188">
      <style:paragraph-properties fo:margin-right="0cm" fo:border="none"/>
      <style:text-properties fo:color="#000000" fo:font-family="Courier New" style:font-family-complex="Courier New" fo:font-size="10pt" style:font-size-complex="10pt"/>
    </style:style>
    <style:style style:family="text" style:name="T828">
      <style:text-properties fo:color="#000000" fo:font-family="Courier New" style:font-family-complex="Courier New" fo:font-size="10pt" style:font-size-complex="10pt"/>
    </style:style>
    <style:style style:family="text" style:name="T829">
      <style:text-properties fo:color="#000000" fo:font-family="Times New Roman" style:font-family-complex="Times New Roman" fo:font-size="10pt" style:font-size-complex="10pt"/>
    </style:style>
    <style:style style:family="text" style:name="T830">
      <style:text-properties fo:color="#000000" fo:font-family="Courier New" style:font-family-complex="Courier New" fo:font-size="10pt" style:font-size-complex="10pt"/>
    </style:style>
    <style:style style:family="text" style:name="T831">
      <style:text-properties fo:color="#000000" fo:font-family="Courier New" style:font-family-complex="Courier New" fo:font-size="10pt" style:font-size-complex="10pt"/>
    </style:style>
    <style:style style:parent-style-name="717" style:list-style-name="WWNum11" style:family="paragraph" style:name="P189">
      <style:paragraph-properties fo:margin-right="0cm" fo:border="none"/>
      <style:text-properties fo:color="#000000" fo:font-family="Courier New" style:font-family-complex="Courier New" fo:font-size="10pt" style:font-size-complex="10pt"/>
    </style:style>
    <style:style style:family="text" style:name="T832">
      <style:text-properties fo:color="#000000" fo:font-family="Courier New" style:font-family-complex="Courier New" fo:font-size="10pt" style:font-size-complex="10pt"/>
    </style:style>
    <style:style style:family="text" style:name="T833">
      <style:text-properties fo:color="#000000" fo:font-family="Times New Roman" style:font-family-complex="Times New Roman" fo:font-size="10pt" style:font-size-complex="10pt"/>
    </style:style>
    <style:style style:family="text" style:name="T834">
      <style:text-properties fo:color="#000000" fo:font-family="Courier New" style:font-family-complex="Courier New" fo:font-size="10pt" style:font-size-complex="10pt"/>
    </style:style>
    <style:style style:family="text" style:name="T835">
      <style:text-properties fo:color="#000000" fo:font-family="Courier New" style:font-family-complex="Courier New" fo:font-size="10pt" style:font-size-complex="10pt"/>
    </style:style>
    <style:style style:parent-style-name="717" style:list-style-name="WWNum11" style:family="paragraph" style:name="P190">
      <style:paragraph-properties fo:margin-right="0cm" fo:border="none"/>
      <style:text-properties fo:color="#000000" fo:font-family="Courier New" style:font-family-complex="Courier New" fo:font-size="10pt" style:font-size-complex="10pt"/>
    </style:style>
    <style:style style:family="text" style:name="T836">
      <style:text-properties fo:color="#000000" fo:font-family="Courier New" style:font-family-complex="Courier New" fo:font-size="10pt" style:font-size-complex="10pt"/>
    </style:style>
    <style:style style:family="text" style:name="T837">
      <style:text-properties fo:color="#000000" fo:font-family="Times New Roman" style:font-family-complex="Times New Roman" fo:font-size="10pt" style:font-size-complex="10pt"/>
    </style:style>
    <style:style style:family="text" style:name="T838">
      <style:text-properties fo:color="#000000" fo:font-family="Courier New" style:font-family-complex="Courier New" fo:font-size="10pt" style:font-size-complex="10pt"/>
    </style:style>
    <style:style style:family="text" style:name="T839">
      <style:text-properties fo:color="#000000" fo:font-family="Times New Roman" style:font-family-complex="Times New Roman" fo:font-size="10pt" style:font-size-complex="10pt"/>
    </style:style>
    <style:style style:family="text" style:name="T840">
      <style:text-properties fo:color="#000000" fo:font-family="Courier New" style:font-family-complex="Courier New" fo:font-size="10pt" style:font-size-complex="10pt"/>
    </style:style>
    <style:style style:family="text" style:name="T841">
      <style:text-properties fo:color="#000000" fo:font-family="Courier New" style:font-family-complex="Courier New" fo:font-size="10pt" style:font-size-complex="10pt"/>
    </style:style>
    <style:style style:family="paragraph" style:name="P191">
      <style:paragraph-properties/>
      <style:text-properties/>
    </style:style>
    <style:style style:family="text" style:name="T842">
      <style:text-properties fo:color="#000000" fo:font-family="Courier New" style:font-family-complex="Courier New" fo:font-size="10pt" style:font-size-complex="10pt"/>
    </style:style>
    <style:style style:family="text" style:name="T843">
      <style:text-properties fo:color="#000000" fo:font-family="Courier New" style:font-family-complex="Courier New" fo:font-size="10pt" style:font-size-complex="10pt"/>
    </style:style>
    <style:style style:parent-style-name="717" style:list-style-name="WWNum9" style:family="paragraph" style:name="P192">
      <style:paragraph-properties fo:margin-right="0cm" fo:border="none"/>
      <style:text-properties fo:color="#000000" fo:font-family="Times New Roman" style:font-family-complex="Times New Roman" fo:font-size="10pt" style:font-size-complex="10pt" fo:font-weight="bold"/>
    </style:style>
    <style:style style:family="text" style:name="T844">
      <style:text-properties fo:color="#000000" fo:font-family="Times New Roman" style:font-family-complex="Times New Roman" fo:font-size="10pt" style:font-size-complex="10pt" fo:font-weight="bold"/>
    </style:style>
    <style:style style:family="text" style:name="T845">
      <style:text-properties fo:color="#000000" fo:font-family="Times New Roman" style:font-family-complex="Times New Roman" fo:font-size="10pt" style:font-size-complex="10pt" fo:font-weight="bold"/>
    </style:style>
    <style:style style:family="text" style:name="T846">
      <style:text-properties fo:color="#000000" fo:font-family="Times New Roman" style:font-family-complex="Times New Roman" fo:font-size="10pt" style:font-size-complex="10pt" fo:font-weight="bold"/>
    </style:style>
    <style:style style:family="text" style:name="T847">
      <style:text-properties fo:color="#000000" fo:font-family="Times New Roman" style:font-family-complex="Times New Roman" fo:font-size="10pt" style:font-size-complex="10pt" fo:font-weight="bold"/>
    </style:style>
    <style:style style:family="paragraph" style:name="P193">
      <style:paragraph-properties/>
      <style:text-properties/>
    </style:style>
    <style:style style:family="text" style:name="T848">
      <style:text-properties fo:color="#000000" fo:font-family="Times New Roman" style:font-family-complex="Times New Roman" fo:font-size="10pt" style:font-size-complex="10pt" fo:font-weight="bold"/>
    </style:style>
    <style:style style:family="text" style:name="T849">
      <style:text-properties fo:color="#000000" fo:font-family="Times New Roman" style:font-family-complex="Times New Roman" fo:font-size="10pt" style:font-size-complex="10pt" fo:font-weight="bold"/>
    </style:style>
    <style:style style:parent-style-name="693" style:family="paragraph" style:name="P194">
      <style:paragraph-properties fo:margin-left="0cm" fo:margin-right="0cm" fo:text-indent="0cm" fo:border="none"/>
      <style:text-properties fo:color="#0f4761" fo:font-family="Arial" style:font-family-complex="Arial" fo:font-size="16pt" style:font-size-complex="16pt"/>
    </style:style>
    <style:style style:family="text" style:name="T850">
      <style:text-properties fo:color="#000000" fo:font-family="Times New Roman" style:font-family-complex="Times New Roman" fo:font-size="10pt" style:font-size-complex="10pt" fo:font-weight="bold"/>
    </style:style>
    <style:style style:family="text" style:name="T851">
      <style:text-properties fo:color="#0f4761" fo:font-family="Arial" style:font-family-complex="Arial" fo:font-size="10pt" style:font-size-complex="10pt"/>
    </style:style>
    <style:style style:family="text" style:name="T852">
      <style:text-properties fo:color="#0f4761" fo:font-family="Arial" style:font-family-complex="Arial" fo:font-size="10pt" style:font-size-complex="10pt"/>
    </style:style>
    <style:style style:family="paragraph" style:name="P195">
      <style:paragraph-properties fo:margin-left="0cm" fo:margin-right="0cm" fo:text-indent="0cm" fo:margin-top="12pt" fo:margin-bottom="12pt" fo:border="none"/>
      <style:text-properties fo:font-size="10pt" style:font-size-complex="10pt"/>
    </style:style>
    <style:style style:family="text" style:name="T853">
      <style:text-properties fo:color="#000000" fo:font-family="Times New Roman" style:font-family-complex="Times New Roman" fo:font-size="10pt" style:font-size-complex="10pt"/>
    </style:style>
    <style:style style:family="text" style:name="T854">
      <style:text-properties fo:font-size="10pt" style:font-size-complex="10pt"/>
    </style:style>
    <style:style style:parent-style-name="717" style:list-style-name="WWNum12" style:family="paragraph" style:name="P196">
      <style:paragraph-properties fo:margin-right="0cm" fo:border="none"/>
      <style:text-properties fo:color="#000000" fo:font-family="Courier New" style:font-family-complex="Courier New" fo:font-size="10pt" style:font-size-complex="10pt" fo:font-weight="bold"/>
    </style:style>
    <style:style style:family="text" style:name="T855">
      <style:text-properties fo:color="#000000" fo:font-family="Courier New" style:font-family-complex="Courier New" fo:font-size="10pt" style:font-size-complex="10pt" fo:font-weight="bold"/>
    </style:style>
    <style:style style:family="text" style:name="T856">
      <style:text-properties fo:color="#000000" fo:font-family="Times New Roman" style:font-family-complex="Times New Roman" fo:font-size="10pt" style:font-size-complex="10pt" fo:font-weight="bold"/>
    </style:style>
    <style:style style:family="text" style:name="T857">
      <style:text-properties fo:color="#000000" fo:font-family="Courier New" style:font-family-complex="Courier New" fo:font-size="10pt" style:font-size-complex="10pt" fo:font-weight="bold"/>
    </style:style>
    <style:style style:family="text" style:name="T858">
      <style:text-properties fo:color="#000000" fo:font-family="Courier New" style:font-family-complex="Courier New" fo:font-size="10pt" style:font-size-complex="10pt" fo:font-weight="bold"/>
    </style:style>
    <style:style style:parent-style-name="717" style:list-style-name="WWNum12" style:family="paragraph" style:name="P197">
      <style:paragraph-properties fo:margin-right="0cm" fo:border="none"/>
      <style:text-properties fo:color="#000000" fo:font-family="Courier New" style:font-family-complex="Courier New" fo:font-size="10pt" style:font-size-complex="10pt" fo:font-weight="bold"/>
    </style:style>
    <style:style style:family="text" style:name="T859">
      <style:text-properties fo:color="#000000" fo:font-family="Courier New" style:font-family-complex="Courier New" fo:font-size="10pt" style:font-size-complex="10pt" fo:font-weight="bold"/>
    </style:style>
    <style:style style:family="text" style:name="T860">
      <style:text-properties fo:color="#000000" fo:font-family="Times New Roman" style:font-family-complex="Times New Roman" fo:font-size="10pt" style:font-size-complex="10pt" fo:font-weight="bold"/>
    </style:style>
    <style:style style:family="text" style:name="T861">
      <style:text-properties fo:color="#000000" fo:font-family="Courier New" style:font-family-complex="Courier New" fo:font-size="10pt" style:font-size-complex="10pt" fo:font-weight="bold"/>
    </style:style>
    <style:style style:family="text" style:name="T862">
      <style:text-properties fo:color="#000000" fo:font-family="Courier New" style:font-family-complex="Courier New" fo:font-size="10pt" style:font-size-complex="10pt" fo:font-weight="bold"/>
    </style:style>
    <style:style style:parent-style-name="717" style:list-style-name="WWNum12" style:family="paragraph" style:name="P198">
      <style:paragraph-properties fo:margin-right="0cm" fo:border="none"/>
      <style:text-properties fo:color="#000000" fo:font-family="Courier New" style:font-family-complex="Courier New" fo:font-size="10pt" style:font-size-complex="10pt" fo:font-weight="bold"/>
    </style:style>
    <style:style style:family="text" style:name="T863">
      <style:text-properties fo:color="#000000" fo:font-family="Courier New" style:font-family-complex="Courier New" fo:font-size="10pt" style:font-size-complex="10pt" fo:font-weight="bold"/>
    </style:style>
    <style:style style:family="text" style:name="T864">
      <style:text-properties fo:color="#000000" fo:font-family="Times New Roman" style:font-family-complex="Times New Roman" fo:font-size="10pt" style:font-size-complex="10pt" fo:font-weight="bold"/>
    </style:style>
    <style:style style:family="text" style:name="T865">
      <style:text-properties fo:color="#000000" fo:font-family="Courier New" style:font-family-complex="Courier New" fo:font-size="10pt" style:font-size-complex="10pt" fo:font-weight="bold"/>
    </style:style>
    <style:style style:family="text" style:name="T866">
      <style:text-properties fo:color="#000000" fo:font-family="Courier New" style:font-family-complex="Courier New" fo:font-size="10pt" style:font-size-complex="10pt" fo:font-weight="bold"/>
    </style:style>
    <style:style style:family="text" style:name="T867">
      <style:text-properties fo:color="#000000" fo:font-family="Courier New" style:font-family-complex="Courier New" fo:font-size="10pt" style:font-size-complex="10pt" fo:font-weight="bold"/>
    </style:style>
    <style:style style:family="paragraph" style:name="P199">
      <style:paragraph-properties/>
      <style:text-properties/>
    </style:style>
    <style:style style:family="text" style:name="T868">
      <style:text-properties fo:color="#000000" fo:font-family="Courier New" style:font-family-complex="Courier New" fo:font-size="10pt" style:font-size-complex="10pt" fo:font-weight="bold"/>
    </style:style>
    <style:style style:parent-style-name="693" style:family="paragraph" style:name="P200">
      <style:paragraph-properties fo:margin-left="0cm" fo:margin-right="0cm" fo:text-indent="0cm" fo:border="none"/>
      <style:text-properties fo:color="#0f4761" fo:font-family="Arial" style:font-family-complex="Arial" fo:font-size="16pt" style:font-size-complex="16pt"/>
    </style:style>
    <style:style style:family="text" style:name="T869">
      <style:text-properties fo:color="#000000" fo:font-family="Times New Roman" style:font-family-complex="Times New Roman" fo:font-size="10pt" style:font-size-complex="10pt" fo:font-weight="bold"/>
    </style:style>
    <style:style style:family="text" style:name="T870">
      <style:text-properties fo:color="#0f4761" fo:font-family="Arial" style:font-family-complex="Arial" fo:font-size="10pt" style:font-size-complex="10pt"/>
    </style:style>
    <style:style style:family="text" style:name="T871">
      <style:text-properties fo:color="#0f4761" fo:font-family="Arial" style:font-family-complex="Arial" fo:font-size="10pt" style:font-size-complex="10pt"/>
    </style:style>
    <style:style style:parent-style-name="717" style:list-style-name="WWNum12" style:family="paragraph" style:name="P201">
      <style:paragraph-properties fo:margin-right="0cm" fo:border="none"/>
      <style:text-properties fo:color="#000000" fo:font-family="Times New Roman" style:font-family-complex="Times New Roman" fo:font-size="10pt" style:font-size-complex="10pt" fo:font-weight="bold"/>
    </style:style>
    <style:style style:family="text" style:name="T872">
      <style:text-properties fo:color="#000000" fo:font-family="Times New Roman" style:font-family-complex="Times New Roman" fo:font-size="10pt" style:font-size-complex="10pt" fo:font-weight="bold"/>
    </style:style>
    <style:style style:family="text" style:name="T873">
      <style:text-properties fo:color="#000000" fo:font-family="Times New Roman" style:font-family-complex="Times New Roman" fo:font-size="10pt" style:font-size-complex="10pt" fo:font-weight="bold"/>
    </style:style>
    <style:style style:family="text" style:name="T874">
      <style:text-properties fo:color="#000000" fo:font-family="Courier New" style:font-family-complex="Courier New" fo:font-size="10pt" style:font-size-complex="10pt" fo:font-weight="bold"/>
    </style:style>
    <style:style style:family="text" style:name="T875">
      <style:text-properties fo:color="#000000" fo:font-family="Times New Roman" style:font-family-complex="Times New Roman" fo:font-size="10pt" style:font-size-complex="10pt" fo:font-weight="bold"/>
    </style:style>
    <style:style style:family="text" style:name="T876">
      <style:text-properties fo:color="#000000" fo:font-family="Courier New" style:font-family-complex="Courier New" fo:font-size="10pt" style:font-size-complex="10pt" fo:font-weight="bold"/>
    </style:style>
    <style:style style:family="text" style:name="T877">
      <style:text-properties fo:color="#000000" fo:font-family="Times New Roman" style:font-family-complex="Times New Roman" fo:font-size="10pt" style:font-size-complex="10pt" fo:font-weight="bold"/>
    </style:style>
    <style:style style:family="text" style:name="T878">
      <style:text-properties fo:color="#000000" fo:font-family="Times New Roman" style:font-family-complex="Times New Roman" fo:font-size="10pt" style:font-size-complex="10pt" fo:font-weight="bold"/>
    </style:style>
    <style:style style:family="text" style:name="T879">
      <style:text-properties fo:color="#000000" fo:font-family="Times New Roman" style:font-family-complex="Times New Roman" fo:font-size="10pt" style:font-size-complex="10pt" fo:font-weight="bold"/>
    </style:style>
    <style:style style:family="text" style:name="T880">
      <style:text-properties fo:color="#000000" fo:font-family="Times New Roman" style:font-family-complex="Times New Roman" fo:font-size="10pt" style:font-size-complex="10pt" fo:font-weight="bold"/>
    </style:style>
    <style:style style:family="text" style:name="T881">
      <style:text-properties fo:color="#000000" fo:font-family="Times New Roman" style:font-family-complex="Times New Roman" fo:font-size="10pt" style:font-size-complex="10pt" fo:font-weight="bold"/>
    </style:style>
    <style:style style:parent-style-name="717" style:list-style-name="WWNum12" style:family="paragraph" style:name="P202">
      <style:paragraph-properties fo:margin-right="0cm" fo:border="none"/>
      <style:text-properties fo:color="#000000" fo:font-family="Times New Roman" style:font-family-complex="Times New Roman" fo:font-size="10pt" style:font-size-complex="10pt" fo:font-weight="bold"/>
    </style:style>
    <style:style style:family="text" style:name="T882">
      <style:text-properties fo:color="#000000" fo:font-family="Times New Roman" style:font-family-complex="Times New Roman" fo:font-size="10pt" style:font-size-complex="10pt" fo:font-weight="bold"/>
    </style:style>
    <style:style style:family="text" style:name="T883">
      <style:text-properties fo:color="#000000" fo:font-family="Times New Roman" style:font-family-complex="Times New Roman" fo:font-size="10pt" style:font-size-complex="10pt" fo:font-weight="bold"/>
    </style:style>
    <style:style style:family="text" style:name="T884">
      <style:text-properties fo:color="#000000" fo:font-family="Courier New" style:font-family-complex="Courier New" fo:font-size="10pt" style:font-size-complex="10pt" fo:font-weight="bold"/>
    </style:style>
    <style:style style:family="text" style:name="T885">
      <style:text-properties fo:color="#000000" fo:font-family="Times New Roman" style:font-family-complex="Times New Roman" fo:font-size="10pt" style:font-size-complex="10pt" fo:font-weight="bold"/>
    </style:style>
    <style:style style:family="text" style:name="T886">
      <style:text-properties fo:color="#000000" fo:font-family="Courier New" style:font-family-complex="Courier New" fo:font-size="10pt" style:font-size-complex="10pt" fo:font-weight="bold"/>
    </style:style>
    <style:style style:family="text" style:name="T887">
      <style:text-properties fo:color="#000000" fo:font-family="Times New Roman" style:font-family-complex="Times New Roman" fo:font-size="10pt" style:font-size-complex="10pt" fo:font-weight="bold"/>
    </style:style>
    <style:style style:family="text" style:name="T888">
      <style:text-properties fo:color="#000000" fo:font-family="Courier New" style:font-family-complex="Courier New" fo:font-size="10pt" style:font-size-complex="10pt" fo:font-weight="bold"/>
    </style:style>
    <style:style style:family="text" style:name="T889">
      <style:text-properties fo:color="#000000" fo:font-family="Times New Roman" style:font-family-complex="Times New Roman" fo:font-size="10pt" style:font-size-complex="10pt" fo:font-weight="bold"/>
    </style:style>
    <style:style style:family="text" style:name="T890">
      <style:text-properties fo:color="#000000" fo:font-family="Times New Roman" style:font-family-complex="Times New Roman" fo:font-size="10pt" style:font-size-complex="10pt" fo:font-weight="bold"/>
    </style:style>
    <style:style style:family="text" style:name="T891">
      <style:text-properties fo:color="#000000" fo:font-family="Times New Roman" style:font-family-complex="Times New Roman" fo:font-size="10pt" style:font-size-complex="10pt" fo:font-weight="bold"/>
    </style:style>
    <style:style style:parent-style-name="693" style:family="paragraph" style:name="P203">
      <style:paragraph-properties fo:margin-left="0cm" fo:margin-right="0cm" fo:text-indent="0cm" fo:border="none"/>
      <style:text-properties fo:color="#0f4761" fo:font-family="Arial" style:font-family-complex="Arial" fo:font-size="16pt" style:font-size-complex="16pt"/>
    </style:style>
    <style:style style:family="text" style:name="T892">
      <style:text-properties fo:color="#000000" fo:font-family="Times New Roman" style:font-family-complex="Times New Roman" fo:font-size="10pt" style:font-size-complex="10pt" fo:font-weight="bold"/>
    </style:style>
    <style:style style:family="text" style:name="T893">
      <style:text-properties fo:color="#0f4761" fo:font-family="Arial" style:font-family-complex="Arial" fo:font-size="10pt" style:font-size-complex="10pt"/>
    </style:style>
    <style:style style:family="text" style:name="T894">
      <style:text-properties fo:color="#0f4761" fo:font-family="Arial" style:font-family-complex="Arial" fo:font-size="10pt" style:font-size-complex="10pt"/>
    </style:style>
    <style:style style:parent-style-name="717" style:list-style-name="WWNum12" style:family="paragraph" style:name="P204">
      <style:paragraph-properties fo:margin-right="0cm" fo:border="none"/>
      <style:text-properties fo:color="#000000" fo:font-family="Times New Roman" style:font-family-complex="Times New Roman" fo:font-size="10pt" style:font-size-complex="10pt" fo:font-weight="bold"/>
    </style:style>
    <style:style style:family="text" style:name="T895">
      <style:text-properties fo:color="#000000" fo:font-family="Times New Roman" style:font-family-complex="Times New Roman" fo:font-size="10pt" style:font-size-complex="10pt" fo:font-weight="bold"/>
    </style:style>
    <style:style style:family="text" style:name="T896">
      <style:text-properties fo:color="#000000" fo:font-family="Times New Roman" style:font-family-complex="Times New Roman" fo:font-size="10pt" style:font-size-complex="10pt" fo:font-weight="bold"/>
    </style:style>
    <style:style style:family="text" style:name="T897">
      <style:text-properties fo:color="#000000" fo:font-family="Times New Roman" style:font-family-complex="Times New Roman" fo:font-size="10pt" style:font-size-complex="10pt" fo:font-weight="bold"/>
    </style:style>
    <style:style style:family="text" style:name="T898">
      <style:text-properties fo:color="#000000" fo:font-family="Times New Roman" style:font-family-complex="Times New Roman" fo:font-size="10pt" style:font-size-complex="10pt" fo:font-weight="bold"/>
    </style:style>
    <style:style style:family="text" style:name="T899">
      <style:text-properties fo:color="#000000" fo:font-family="Times New Roman" style:font-family-complex="Times New Roman" fo:font-size="10pt" style:font-size-complex="10pt" fo:font-weight="bold"/>
    </style:style>
    <style:style style:family="text" style:name="T900">
      <style:text-properties fo:color="#000000" fo:font-family="Times New Roman" style:font-family-complex="Times New Roman" fo:font-size="10pt" style:font-size-complex="10pt" fo:font-weight="bold"/>
    </style:style>
    <style:style style:parent-style-name="717" style:list-style-name="WWNum12" style:family="paragraph" style:name="P205">
      <style:paragraph-properties fo:margin-right="0cm" fo:border="none"/>
      <style:text-properties fo:color="#000000" fo:font-family="Times New Roman" style:font-family-complex="Times New Roman" fo:font-size="10pt" style:font-size-complex="10pt" fo:font-weight="bold"/>
    </style:style>
    <style:style style:family="text" style:name="T901">
      <style:text-properties fo:color="#000000" fo:font-family="Times New Roman" style:font-family-complex="Times New Roman" fo:font-size="10pt" style:font-size-complex="10pt" fo:font-weight="bold"/>
    </style:style>
    <style:style style:family="text" style:name="T902">
      <style:text-properties fo:color="#000000" fo:font-family="Times New Roman" style:font-family-complex="Times New Roman" fo:font-size="10pt" style:font-size-complex="10pt" fo:font-weight="bold"/>
    </style:style>
    <style:style style:family="text" style:name="T903">
      <style:text-properties fo:color="#000000" fo:font-family="Times New Roman" style:font-family-complex="Times New Roman" fo:font-size="10pt" style:font-size-complex="10pt" fo:font-weight="bold"/>
    </style:style>
    <style:style style:family="text" style:name="T904">
      <style:text-properties fo:color="#000000" fo:font-family="Times New Roman" style:font-family-complex="Times New Roman" fo:font-size="10pt" style:font-size-complex="10pt" fo:font-weight="bold"/>
    </style:style>
    <style:style style:parent-style-name="717" style:list-style-name="WWNum12" style:family="paragraph" style:name="P206">
      <style:paragraph-properties fo:margin-right="0cm" fo:border="none"/>
      <style:text-properties fo:color="#000000" fo:font-family="Times New Roman" style:font-family-complex="Times New Roman" fo:font-size="10pt" style:font-size-complex="10pt" fo:font-weight="bold"/>
    </style:style>
    <style:style style:family="text" style:name="T905">
      <style:text-properties fo:color="#000000" fo:font-family="Times New Roman" style:font-family-complex="Times New Roman" fo:font-size="10pt" style:font-size-complex="10pt" fo:font-weight="bold"/>
    </style:style>
    <style:style style:family="text" style:name="T906">
      <style:text-properties fo:color="#000000" fo:font-family="Times New Roman" style:font-family-complex="Times New Roman" fo:font-size="10pt" style:font-size-complex="10pt" fo:font-weight="bold"/>
    </style:style>
    <style:style style:family="text" style:name="T907">
      <style:text-properties fo:color="#000000" fo:font-family="Times New Roman" style:font-family-complex="Times New Roman" fo:font-size="10pt" style:font-size-complex="10pt" fo:font-weight="bold"/>
    </style:style>
    <style:style style:family="text" style:name="T908">
      <style:text-properties fo:color="#000000" fo:font-family="Times New Roman" style:font-family-complex="Times New Roman" fo:font-size="10pt" style:font-size-complex="10pt" fo:font-weight="bold"/>
    </style:style>
    <style:style style:parent-style-name="717" style:list-style-name="WWNum12" style:family="paragraph" style:name="P207">
      <style:paragraph-properties fo:margin-right="0cm" fo:border="none"/>
      <style:text-properties fo:color="#000000" fo:font-family="Times New Roman" style:font-family-complex="Times New Roman" fo:font-size="10pt" style:font-size-complex="10pt" fo:font-weight="bold"/>
    </style:style>
    <style:style style:family="text" style:name="T909">
      <style:text-properties fo:color="#000000" fo:font-family="Times New Roman" style:font-family-complex="Times New Roman" fo:font-size="10pt" style:font-size-complex="10pt" fo:font-weight="bold"/>
    </style:style>
    <style:style style:family="text" style:name="T910">
      <style:text-properties fo:color="#000000" fo:font-family="Times New Roman" style:font-family-complex="Times New Roman" fo:font-size="10pt" style:font-size-complex="10pt" fo:font-weight="bold"/>
    </style:style>
    <style:style style:family="text" style:name="T911">
      <style:text-properties fo:color="#000000" fo:font-family="Courier New" style:font-family-complex="Courier New" fo:font-size="10pt" style:font-size-complex="10pt" fo:font-weight="bold"/>
    </style:style>
    <style:style style:family="text" style:name="T912">
      <style:text-properties fo:color="#000000" fo:font-family="Times New Roman" style:font-family-complex="Times New Roman" fo:font-size="10pt" style:font-size-complex="10pt" fo:font-weight="bold"/>
    </style:style>
    <style:style style:family="text" style:name="T913">
      <style:text-properties fo:color="#000000" fo:font-family="Courier New" style:font-family-complex="Courier New" fo:font-size="10pt" style:font-size-complex="10pt" fo:font-weight="bold"/>
    </style:style>
    <style:style style:family="text" style:name="T914">
      <style:text-properties fo:color="#000000" fo:font-family="Times New Roman" style:font-family-complex="Times New Roman" fo:font-size="10pt" style:font-size-complex="10pt" fo:font-weight="bold"/>
    </style:style>
    <style:style style:family="text" style:name="T915">
      <style:text-properties fo:color="#000000" fo:font-family="Times New Roman" style:font-family-complex="Times New Roman" fo:font-size="10pt" style:font-size-complex="10pt" fo:font-weight="bold"/>
    </style:style>
    <style:style style:family="text" style:name="T916">
      <style:text-properties fo:color="#000000" fo:font-family="Times New Roman" style:font-family-complex="Times New Roman" fo:font-size="10pt" style:font-size-complex="10pt" fo:font-weight="bold"/>
    </style:style>
    <style:style style:family="paragraph" style:name="P208">
      <style:paragraph-properties fo:margin-left="0cm" fo:margin-right="0cm" fo:text-indent="0cm" fo:margin-top="12pt" fo:margin-bottom="12pt" fo:border="none"/>
      <style:text-properties fo:font-size="10pt" style:font-size-complex="10pt"/>
    </style:style>
    <style:style style:family="text" style:name="T917">
      <style:text-properties fo:color="#000000" fo:font-family="Times New Roman" style:font-family-complex="Times New Roman" fo:font-size="10pt" style:font-size-complex="10pt" fo:font-weight="bold"/>
    </style:style>
    <style:style style:family="text" style:name="T918">
      <style:text-properties fo:font-size="10pt" style:font-size-complex="10pt"/>
    </style:style>
    <style:style style:family="paragraph" style:name="P209">
      <style:paragraph-properties fo:margin-left="0cm" fo:margin-right="0cm" fo:text-indent="0cm" fo:background-color="#f4f6f7" fo:border="none"/>
      <style:text-properties fo:font-size="10pt" style:font-size-complex="10pt"/>
    </style:style>
    <style:style style:family="text" style:name="T919">
      <style:text-properties fo:color="#b45908" fo:font-family="Courier New" style:font-family-complex="Courier New" fo:font-size="10pt" style:font-size-complex="10pt"/>
    </style:style>
    <style:style style:family="text" style:name="T920">
      <style:text-properties fo:color="#000000" fo:font-family="Courier New" style:font-family-complex="Courier New" fo:font-size="10pt" style:font-size-complex="10pt"/>
    </style:style>
    <style:style style:family="text" style:name="T921">
      <style:text-properties fo:font-size="10pt" style:font-size-complex="10pt"/>
    </style:style>
    <style:style style:family="paragraph" style:name="P210">
      <style:paragraph-properties fo:margin-left="0cm" fo:margin-right="0cm" fo:text-indent="0cm" fo:background-color="#f4f6f7" fo:border="none"/>
      <style:text-properties fo:font-size="10pt" style:font-size-complex="10pt"/>
    </style:style>
    <style:style style:family="text" style:name="T922">
      <style:text-properties fo:color="#b45908" fo:font-family="Courier New" style:font-family-complex="Courier New" fo:font-size="10pt" style:font-size-complex="10pt"/>
    </style:style>
    <style:style style:family="text" style:name="T923">
      <style:text-properties fo:color="#000000" fo:font-family="Courier New" style:font-family-complex="Courier New" fo:font-size="10pt" style:font-size-complex="10pt"/>
    </style:style>
    <style:style style:family="text" style:name="T924">
      <style:text-properties fo:font-size="10pt" style:font-size-complex="10pt"/>
    </style:style>
    <style:style style:family="paragraph" style:name="P211">
      <style:paragraph-properties fo:margin-left="0cm" fo:margin-right="0cm" fo:text-indent="0cm" fo:background-color="#f4f6f7" fo:border="none"/>
      <style:text-properties fo:font-size="10pt" style:font-size-complex="10pt"/>
    </style:style>
    <style:style style:family="text" style:name="T925">
      <style:text-properties fo:color="#b45908" fo:font-family="Courier New" style:font-family-complex="Courier New" fo:font-size="10pt" style:font-size-complex="10pt"/>
    </style:style>
    <style:style style:family="text" style:name="T926">
      <style:text-properties fo:color="#000000" fo:font-family="Courier New" style:font-family-complex="Courier New" fo:font-size="10pt" style:font-size-complex="10pt"/>
    </style:style>
    <style:style style:family="text" style:name="T927">
      <style:text-properties fo:font-size="10pt" style:font-size-complex="10pt"/>
    </style:style>
    <style:style style:family="paragraph" style:name="P212">
      <style:paragraph-properties fo:margin-left="0cm" fo:margin-right="0cm" fo:text-indent="0cm" fo:background-color="#f4f6f7" fo:border="none"/>
      <style:text-properties fo:font-size="10pt" style:font-size-complex="10pt"/>
    </style:style>
    <style:style style:family="text" style:name="T928">
      <style:text-properties fo:color="#b45908" fo:font-family="Courier New" style:font-family-complex="Courier New" fo:font-size="10pt" style:font-size-complex="10pt"/>
    </style:style>
    <style:style style:family="text" style:name="T929">
      <style:text-properties fo:color="#000000" fo:font-family="Courier New" style:font-family-complex="Courier New" fo:font-size="10pt" style:font-size-complex="10pt"/>
    </style:style>
    <style:style style:family="text" style:name="T930">
      <style:text-properties fo:color="#188038" fo:font-family="Courier New" style:font-family-complex="Courier New" fo:font-size="10pt" style:font-size-complex="10pt"/>
    </style:style>
    <style:style style:family="text" style:name="T931">
      <style:text-properties fo:font-size="10pt" style:font-size-complex="10pt"/>
    </style:style>
    <style:style style:family="paragraph" style:name="P213">
      <style:paragraph-properties fo:margin-left="0cm" fo:margin-right="0cm" fo:text-indent="0cm" fo:background-color="#f4f6f7" fo:border="none"/>
      <style:text-properties fo:font-size="10pt" style:font-size-complex="10pt"/>
    </style:style>
    <style:style style:family="text" style:name="T932">
      <style:text-properties fo:color="#b45908" fo:font-family="Courier New" style:font-family-complex="Courier New" fo:font-size="10pt" style:font-size-complex="10pt"/>
    </style:style>
    <style:style style:family="text" style:name="T933">
      <style:text-properties fo:color="#000000" fo:font-family="Courier New" style:font-family-complex="Courier New" fo:font-size="10pt" style:font-size-complex="10pt"/>
    </style:style>
    <style:style style:family="text" style:name="T934">
      <style:text-properties fo:font-size="10pt" style:font-size-complex="10pt"/>
    </style:style>
    <style:style style:family="paragraph" style:name="P214">
      <style:paragraph-properties fo:margin-left="0cm" fo:margin-right="0cm" fo:text-indent="0cm" fo:background-color="#f4f6f7" fo:border="none"/>
      <style:text-properties fo:font-size="10pt" style:font-size-complex="10pt"/>
    </style:style>
    <style:style style:family="text" style:name="T935">
      <style:text-properties fo:color="#b45908" fo:font-family="Courier New" style:font-family-complex="Courier New" fo:font-size="10pt" style:font-size-complex="10pt"/>
    </style:style>
    <style:style style:family="text" style:name="T936">
      <style:text-properties fo:color="#000000" fo:font-family="Courier New" style:font-family-complex="Courier New" fo:font-size="10pt" style:font-size-complex="10pt"/>
    </style:style>
    <style:style style:family="text" style:name="T937">
      <style:text-properties fo:color="#b45908" fo:font-family="Courier New" style:font-family-complex="Courier New" fo:font-size="10pt" style:font-size-complex="10pt"/>
    </style:style>
    <style:style style:family="text" style:name="T938">
      <style:text-properties fo:color="#000000" fo:font-family="Courier New" style:font-family-complex="Courier New" fo:font-size="10pt" style:font-size-complex="10pt"/>
    </style:style>
    <style:style style:family="text" style:name="T939">
      <style:text-properties fo:font-size="10pt" style:font-size-complex="10pt"/>
    </style:style>
    <style:style style:family="paragraph" style:name="P215">
      <style:paragraph-properties fo:margin-left="0cm" fo:margin-right="0cm" fo:text-indent="0cm" fo:margin-top="12pt" fo:margin-bottom="12pt" fo:border="none"/>
      <style:text-properties fo:font-size="10pt" style:font-size-complex="10pt"/>
    </style:style>
    <style:style style:family="text" style:name="T940">
      <style:text-properties fo:color="#000000" fo:font-family="Times New Roman" style:font-family-complex="Times New Roman" fo:font-size="10pt" style:font-size-complex="10pt"/>
    </style:style>
    <style:style style:family="text" style:name="T941">
      <style:text-properties fo:font-family="Times New Roman" style:font-family-complex="Times New Roman" fo:font-size="10pt" style:font-size-complex="10pt"/>
    </style:style>
    <style:style style:family="text" style:name="T942">
      <style:text-properties fo:font-size="10pt" style:font-size-complex="10pt"/>
    </style:style>
  </office:automatic-styles>
  <office:body>
    <office:text text:use-soft-page-breaks="true">
      <text:p text:style-name="P41"><text:span text:style-name="T262">MiceSt – Version Alpha (Januar 2025)</text:span><text:span text:style-name="T263"/></text:p>
      <text:p text:style-name="P42"><text:span text:style-name="T264">Zugangsdaten:</text:span><text:span text:style-name="T265">Der Benutzername für das ISO-Image lautet </text:span><text:span text:style-name="T266">demo</text:span><text:span text:style-name="T267">, das Passwort ebenfalls </text:span><text:span text:style-name="T268">demo</text:span><text:span text:style-name="T269">.</text:span><text:span text:style-name="T270"/></text:p>
      <text:p text:style-name="P43"><text:span text:style-name="T271">1. Vorwort</text:span><text:span text:style-name="T272"/></text:p>
      <text:p text:style-name="P44"><text:span text:style-name="T273"/><text:span text:style-name="T274">MiceSt wurde mit dem </text:span><text:span text:style-name="T275">Ziel </text:span><text:span text:style-name="T276">entwickelt, die Barrierefreiheit unter Linux maßgeblich zu verbessern. Ein zentraler Fokus liegt dabei auf der Plattformunabhängigkeit: Die Software ist so konzipiert, dass sie unabhängig von der verwendeten Desktop-Umgebung (z. </text:span><text:span text:style-name="T277">B. KDE Plasma, GNOME, XFCE) zuverlässig funktioniert. Durch den Einsatz moderner Texterkennung (OCR) analysiert MiceSt die Benutzeroberfläche und ermöglicht es, Mausaktionen präzise über Sprachbefehle zu steuern.</text:span><text:span text:style-name="T278"/><text:span/></text:p>
      <text:p text:style-name="P45"><text:span text:style-name="T279">Darüber hinaus bietet MiceSt eine umfassende Smart-Home-Integration. Geräte, die über WLAN steuerbar sind – wie etwa Tasmota- oder Shelly-Komponenten –, lassen sich nahtlos per Sprache bedienen. So können beispielsweise die PC-Steuerung sowie die Raumtemp</text:span><text:span text:style-name="T280">eratur (z. B. via ESPEasy) über dieselbe intuitive Schnittstelle verwaltet werden.</text:span><text:span text:style-name="T281"/></text:p>
      <text:p text:style-name="P46"><text:span text:style-name="T282">Call for Collaboration:</text:span><text:span text:style-name="T283">Da sich dieses Projekt aktuell in der Alpha-Phase befindet und ich es derzeit als Einzelentwickler vorantreibe, sind sowohl die Software als auch die Dokumentation noch im Aufbau. Ich lade Sie herzlich dazu ein, MiceSt mitzugestalten. Wenn Sie Fehler find</text:span><text:span text:style-name="T284">en oder innovative Ideen zur Weiterentwicklung haben, freue ich mich über Ihre Nachricht (auf Deutsch oder Englisch) an: </text:span><text:span text:style-name="T285">m3i10</text:span><text:span text:style-name="T286">@t-online.de</text:span><text:span text:style-name="T287">.</text:span><text:span text:style-name="T288"/></text:p>
      <text:p text:style-name="P47"><text:span text:style-name="T289"/><text:span text:style-name="T290"/><draw:frame draw:name="Textrahmen 1" draw:style-name="gr3" draw:z-index="9" text:anchor-type="paragraph" svg:width="17.07cm" svg:height="11.99cm" svg:x="0.062cm" svg:y="0.355cm"><draw:text-box fo:min-height="11.99cm"><text:p text:style-name="P48"><text:span text:style-name="T291">2. Lizenzvereinbarung</text:span><text:span text:style-name="T292"/><text:span text:style-name="T293"/></text:p><text:p text:style-name="P49"><text:span text:style-name="T294">Dieses Programm und die dazugehörigen Plugins dürfen verbreitet und verändert werden. Bei jeder Art von Veränderung sind die folgenden Bedingungen zu beachten:</text:span><text:span text:style-name="T295"/><text:span/></text:p><text:p text:style-name="P50"><text:span text:style-name="T296"/><text:span text:style-name="T297"/><text:span/></text:p><text:p text:style-name="P51"><text:span text:style-name="T298">1.<text:s text:c="4"/>Urhebernennung: Bei jeglicher Veränderung des Originals muss auf das Originalprogramm verwiesen und der Name(m3i10) des ursprünglichen Autors genannt werden.</text:span><text:span text:style-name="T299"/><text:span/></text:p><text:p text:style-name="P52"><text:span text:style-name="T300"/><text:span text:style-name="T301"/><text:span/></text:p><text:p text:style-name="P53"><text:span text:style-name="T302">2.<text:s text:c="4"/>Verbreitung: Das Programm und seine Plugins dürfen in unveränderter oder veränderter Form veröffentlicht und verteilt werden, solange die oben genannten Bedingungen eingehalten werden.</text:span><text:span text:style-name="T303"/><text:span/></text:p><text:p text:style-name="P54"><text:span text:style-name="T304"/><text:span text:style-name="T305"/><text:span/></text:p><text:p text:style-name="P55"><text:span text:style-name="T306">3.<text:s text:c="4"/>Haftungsausschluss: Der Autor(m3i10) des Originals übernimmt keine Haftung für etwaige Schäden oder Probleme, die aus der Verwendung dieser Software oder ihrer Modifikationen entstehen.</text:span><text:span text:style-name="T307"/><text:span/></text:p><text:p text:style-name="P56"><text:span text:style-name="T308"/><text:span text:style-name="T309"/><text:span/></text:p><text:p text:style-name="P57"><text:span text:style-name="T310">4.<text:s text:c="4"/>Keine zusätzliche Einschränkungen: Es dürfen keine zusätzlichen Einschränkungen auferlegt werden, die die Bedingungen dieser Vereinbarung widersprechen.</text:span><text:span text:style-name="T311"/><text:span/></text:p><text:p text:style-name="P58"><text:span text:style-name="T312"/><text:span/></text:p><text:p text:style-name="P59"><text:span text:style-name="T313">Diese Bedingungen gelten für alle Versionen des Programms und seiner Plugins.</text:span><text:span/></text:p></draw:text-box></draw:frame><text:span text:style-name="T314"/><text:span text:style-name="T315"/></text:p>
      <text:p text:style-name="P60"><text:span text:style-name="T316"/><text:span text:style-name="T317"/><text:span text:style-name="T318"/></text:p>
      <text:p text:style-name="P61"><text:span text:style-name="T319"/><text:span text:style-name="T320"/><text:span text:style-name="T321"/></text:p>
      <text:p text:style-name="P62"><text:span text:style-name="T322"/><text:span text:style-name="T323"/><text:span text:style-name="T324"/></text:p>
      <text:p text:style-name="P63"><text:span text:style-name="T325"/><text:span text:style-name="T326"/><text:span text:style-name="T327"/></text:p>
      <text:p text:style-name="P64"><text:span text:style-name="T328"/><text:span text:style-name="T329"/><text:span text:style-name="T330"/></text:p>
      <text:p text:style-name="P65"><text:span text:style-name="T331"/><text:span text:style-name="T332"/><text:span text:style-name="T333"/></text:p>
      <text:p text:style-name="P66"><text:span text:style-name="T334"/><text:span text:style-name="T335"/><text:span text:style-name="T336"/></text:p>
      <text:p text:style-name="P67"><text:span text:style-name="T337"/><text:span text:style-name="T338"/><text:span text:style-name="T339"/></text:p>
      <text:p text:style-name="P68"><text:span text:style-name="T340"/><text:span text:style-name="T341"/><text:span text:style-name="T342"/></text:p>
      <text:p text:style-name="P69"><text:span text:style-name="T343"/><text:span text:style-name="T344"/><text:span text:style-name="T345"/></text:p>
      <text:p text:style-name="P70"><text:span text:style-name="T346"/><text:span text:style-name="T347"/><text:span text:style-name="T348"/></text:p>
      <text:p text:style-name="P71"><text:span text:style-name="T349"/><text:span text:style-name="T350"/><text:span text:style-name="T351"/></text:p>
      <text:p text:style-name="P72"><text:span text:style-name="T352"/><text:span text:style-name="T353"/><text:span text:style-name="T354"/></text:p>
      <text:p text:style-name="P73"><text:span text:style-name="T355"/><text:span text:style-name="T356"/><text:span text:style-name="T357"/></text:p>
      <text:p text:style-name="P74"><text:span text:style-name="T358"/><text:span text:style-name="T359"/><text:span text:style-name="T360"/></text:p>
      <text:p text:style-name="P75"><text:span text:style-name="T361"/><text:span text:style-name="T362"/><text:span text:style-name="T363"/></text:p>
      <text:p text:style-name="P76"><text:span text:style-name="T364"/><text:span text:style-name="T365"/><text:span text:style-name="T366"/></text:p>
      <text:p text:style-name="P77"><text:span text:style-name="T367"/><text:span text:style-name="T368"/><text:span text:style-name="T369"/></text:p>
      <text:p text:style-name="P78"><text:span text:style-name="T370"/><text:span text:style-name="T371"/><text:span text:style-name="T372"/></text:p>
      <text:p text:style-name="P79"><text:span text:style-name="T373"/><text:span text:style-name="T374"/><text:span text:style-name="T375"/></text:p>
      <text:p text:style-name="P80"><text:span text:style-name="T376"/><text:span text:style-name="T377"/><text:span text:style-name="T378"/></text:p>
      <text:p text:style-name="P81"><text:span text:style-name="T379"/><text:span text:style-name="T380"/><text:span text:style-name="T381"/></text:p>
      <text:p text:style-name="P82"><text:span text:style-name="T382"/><text:span text:style-name="T383"/><text:span text:style-name="T384"/></text:p>
      <text:p text:style-name="P83"><text:span text:style-name="T385"/><text:span text:style-name="T386"/><text:span text:style-name="T387"/></text:p>
      <text:p text:style-name="P84"><text:span text:style-name="T388"/><text:span text:style-name="T389"/><text:span text:style-name="T390"/></text:p>
      <text:p text:style-name="P85"><text:span text:style-name="T391"/><text:span text:style-name="T392"/><text:span text:style-name="T393"/></text:p>
      <text:p text:style-name="P86"><text:span text:style-name="T394"/><text:span text:style-name="T395"/><text:span text:style-name="T396"/></text:p>
      <text:p text:style-name="P87"><text:span text:style-name="T397"/><text:span text:style-name="T398"/><text:span text:style-name="T399"/></text:p>
      <text:p text:style-name="P88"><text:span text:style-name="T400"/><text:span text:style-name="T401"/><text:span text:style-name="T402"/></text:p>
      <text:p text:style-name="P89"><text:span text:style-name="T403"/><text:span text:style-name="T404"/><text:span text:style-name="T405"/></text:p>
      <text:p text:style-name="P90"><text:span text:style-name="T406"/><text:span text:style-name="T407"/><text:span text:style-name="T408"/></text:p>
      <text:p text:style-name="P91"><text:span text:style-name="T409"/><text:span text:style-name="T410"/><text:span text:style-name="T411"/></text:p>
      <text:p text:style-name="P92"><text:span text:style-name="T412"/><text:span text:style-name="T413"/><text:span text:style-name="T414"/></text:p>
      <text:p text:style-name="P93"><text:span text:style-name="T415"/><text:span text:style-name="T416"/><text:span text:style-name="T417"/></text:p>
      <text:p text:style-name="P94"><text:span text:style-name="T418"/><text:span text:style-name="T419"/><text:span text:style-name="T420"/></text:p>
      <text:p text:style-name="P95"><text:span text:style-name="T421"/><text:span text:style-name="T422"/><text:span text:style-name="T423"/></text:p>
      <text:p text:style-name="P96"><text:span text:style-name="T424"/><text:span text:style-name="T425"/><text:span text:style-name="T426"/></text:p>
      <text:p text:style-name="P97"><text:span text:style-name="T427"/><text:span text:style-name="T428"/><text:span text:style-name="T429"/></text:p>
      <text:p text:style-name="P98"><text:span text:style-name="T430"/><text:span text:style-name="T431"/><text:span text:style-name="T432"/></text:p>
      <text:p text:style-name="P99"><text:span text:style-name="T433">2. Schnelleinstieg &amp; Wichtige Hinweise</text:span><text:span text:style-name="T434"/><text:span text:style-name="T435"/></text:p>
      <text:p text:style-name="P100"><text:span text:style-name="T436">Damit Sie MiceSt optimal nutzen können, finden Sie hier eine Übersicht der wichtigsten Sprachbefehle und Systemeinstellungen.</text:span><text:span text:style-name="T437"/></text:p>
      <text:p text:style-name="P101"><text:span text:style-name="T438">System &amp; Installation</text:span><text:span text:style-name="T439"/><text:span text:style-name="T440"/></text:p>
      <text:list text:style-name="WWNum2" text:continue-numbering="true">
        <text:list-item>
          <text:p text:style-name="P102"><text:span text:style-name="T441">Zugangsdaten:</text:span><text:span text:style-name="T442"> Der Standardbenutzer ist </text:span><text:span text:style-name="T443">demo</text:span><text:span text:style-name="T444">, das Passwort lautet ebenfalls </text:span><text:span text:style-name="T445">demo</text:span><text:span text:style-name="T446">.</text:span><text:span text:style-name="T447"/><text:span text:style-name="T448"/></text:p>
        </text:list-item>
        <text:list-item>
          <text:p text:style-name="P103"><text:span text:style-name="T449">Installation:</text:span><text:span text:style-name="T450"> Um das System fest auf Ihrem Rechner zu installieren, sagen Sie: </text:span><text:span text:style-name="T451">„System installieren“</text:span><text:span text:style-name="T452">. Der Prozess ist intuitiv gestaltet (ähnlich dem Windows-Installer).</text:span><text:span text:style-name="T453"/><text:span text:style-name="T454"/><text:span text:style-name="T455"/><text:span/><text:span text:style-name="T456"/></text:p>
        </text:list-item>
        <text:list-item>
          <text:p text:style-name="P104"><text:span text:style-name="T457">Persistenz:</text:span><text:span text:style-name="T458"> Alle Einstellungen auf dem USB-Stick werden automatisch gespeichert.</text:span><text:span text:style-name="T459"/><text:span text:style-name="T460"/></text:p>
        </text:list-item>
        <text:list-item>
          <text:p text:style-name="P105"><text:span text:style-name="T461">Konfiguration:</text:span><text:span text:style-name="T462"> Eigene Sprachbefehle werden unter </text:span><text:span text:style-name="T463">.config/micesttm/macros/de</text:span><text:span text:style-name="T464"> in der Macr</text:span><text:span text:style-name="T465">o</text:span><text:span text:style-name="T466"><text:s/></text:span><text:span text:style-name="T467">Datei verwaltet.</text:span><text:span text:style-name="T468"/><text:span text:style-name="T469"/></text:p>
        </text:list-item>
      </text:list>
      <text:p text:style-name="P106"><text:span text:style-name="T470">Sprach- &amp; Audiosteuerung</text:span><text:span text:style-name="T471"/><text:span text:style-name="T472"/></text:p>
      <text:list text:style-name="WWNum2" text:continue-numbering="true">
        <text:list-item>
          <text:p text:style-name="P107"><text:span text:style-name="T473">Mikrofon:</text:span><text:span text:style-name="T474"> Sagen Sie </text:span><text:span text:style-name="T475">„Mikrofon einstellen“</text:span><text:span text:style-name="T476"> oder nutzen Sie das Lautsprechersymbol in der Taskleiste.</text:span><text:span text:style-name="T477"/><text:span text:style-name="T478"/></text:p>
        </text:list-item>
        <text:list-item>
          <text:p text:style-name="P108"><text:span text:style-name="T479">Lautstärke:</text:span><text:span text:style-name="T480"> Steuerbar über </text:span><text:span text:style-name="T481">„Lautstärke auf [X] Prozent“</text:span><text:span text:style-name="T482">, </text:span><text:span text:style-name="T483">„lauter“</text:span><text:span text:style-name="T484"> oder </text:span><text:span text:style-name="T485">„leiser“</text:span><text:span text:style-name="T486">.</text:span><text:span text:style-name="T487"/><text:span text:style-name="T488"/></text:p>
        </text:list-item>
        <text:list-item>
          <text:p text:style-name="P109"><text:span text:style-name="T489">System-Reset:</text:span><text:span text:style-name="T490"> Sollte die Spracherkennung nicht reagieren, sagen Sie </text:span><text:span text:style-name="T491">„Spracherkennung Neustart“</text:span><text:span text:style-name="T492"> oder </text:span><text:span text:style-name="T493">„beenden“</text:span><text:span text:style-name="T494">. Alternativ nutzen Sie das Desktop-Icon (erster Klick beendet, zweiter Klick startet neu).</text:span><text:span text:style-name="T495"/><text:span text:style-name="T496"/></text:p>
        </text:list-item>
      </text:list>
      <text:p text:style-name="P110"><text:span text:style-name="T497">Diktieren &amp; Texte schreiben</text:span><text:span text:style-name="T498"/><text:span text:style-name="T499"/></text:p>
      <text:list text:style-name="WWNum2" text:continue-numbering="true">
        <text:list-item>
          <text:p text:style-name="P111"><text:span text:style-name="T500">Kurztexte:</text:span><text:span text:style-name="T501"> Sagen Sie </text:span><text:span text:style-name="T502">„schreibe [Ihr Text]“</text:span><text:span text:style-name="T503">, um kurze Passagen (bis zu 10 Sek.) zu diktieren.</text:span><text:span text:style-name="T504"/><text:span text:style-name="T505"/></text:p>
        </text:list-item>
        <text:list-item>
          <text:p text:style-name="P112"><text:span text:style-name="T506">Zahlen:</text:span><text:span text:style-name="T507"> Nutzen Sie </text:span><text:span text:style-name="T508">„schreibe Ziffer“</text:span><text:span text:style-name="T509"> für einzelne Ziffern oder </text:span><text:span text:style-name="T510">„schreibe Zahl“</text:span><text:span text:style-name="T511"> für ganze Zahlen.</text:span><text:span text:style-name="T512"/><text:span text:style-name="T513"/></text:p>
        </text:list-item>
      </text:list>
      <text:p text:style-name="P113"><text:span text:style-name="T514">Barrierefreiheit &amp; Bildschirmleser</text:span><text:span text:style-name="T515"/><text:span text:style-name="T516"/></text:p>
      <text:list text:style-name="WWNum2" text:continue-numbering="true">
        <text:list-item>
          <text:p text:style-name="P114"><text:span text:style-name="T517">Lesefunktionen:</text:span><text:span text:style-name="T518"/><text:span text:style-name="T519"/></text:p>
        </text:list-item>
      </text:list>
      <text:list text:style-name="WWNum3" text:continue-numbering="true">
        <text:list-item>
          <text:list>
            <text:list-item>
              <text:p text:style-name="P115"><text:span text:style-name="T520">„Brief vorlesen“</text:span><text:span text:style-name="T521">: Liest ein Dokument vor.</text:span><text:span text:style-name="T522"/><text:span text:style-name="T523"/></text:p>
            </text:list-item>
            <text:list-item>
              <text:p text:style-name="P116"><text:span text:style-name="T524">„Brief / Scan anzeigen“</text:span><text:span text:style-name="T525">: Öffnet das entsprechende Verzeichnis.</text:span><text:span text:style-name="T526"/><text:span text:style-name="T527"/></text:p>
            </text:list-item>
            <text:list-item>
              <text:p text:style-name="P117"><text:span text:style-name="T528">„Markierten Text vorlesen“</text:span><text:span text:style-name="T529"> (oder Tastenkombination </text:span><text:span text:style-name="T530">Alt</text:span><text:span text:style-name="T531"> + </text:span><text:span text:style-name="T532">Win</text:span><text:span text:style-name="T533"> + </text:span><text:span text:style-name="T534">C</text:span><text:span text:style-name="T535">).</text:span><text:span text:style-name="T536"/><text:span text:style-name="T537"/></text:p>
            </text:list-item>
          </text:list>
        </text:list-item>
      </text:list>
      <text:list text:style-name="WWNum2" text:continue-numbering="true">
        <text:list-item>
          <text:p text:style-name="P118"><text:span text:style-name="T538">Bildschirmleser (Screenreader):</text:span><text:span text:style-name="T539"/><text:span text:style-name="T540"/></text:p>
        </text:list-item>
      </text:list>
      <text:list text:style-name="WWNum4" text:continue-numbering="true">
        <text:list-item>
          <text:list>
            <text:list-item>
              <text:p text:style-name="P119"><text:span text:style-name="T541">Aktivierung über </text:span><text:span text:style-name="T542">„Bildschirm Leser einschalten/ausschalten“</text:span><text:span text:style-name="T543">.</text:span><text:span text:style-name="T544"/><text:span text:style-name="T545"/></text:p>
            </text:list-item>
            <text:list-item>
              <text:p text:style-name="P120"><text:span text:style-name="T546">Einstellungen über </text:span><text:span text:style-name="T547">„Bildschirm Leser einstellen“</text:span><text:span text:style-name="T548">.</text:span><text:span text:style-name="T549"/><text:span text:style-name="T550"/></text:p>
            </text:list-item>
            <text:list-item>
              <text:p text:style-name="P121"><text:span text:style-name="T551">Fallback:</text:span><text:span text:style-name="T552"> Falls Oberflächen nicht erkannt werden, sagen Sie </text:span><text:span text:style-name="T553">„hinter Mauszeiger lesen“</text:span><text:span text:style-name="T554"> oder drücken Sie </text:span><text:span text:style-name="T555">Super</text:span><text:span text:style-name="T556"> + </text:span><text:span text:style-name="T557">Q</text:span><text:span text:style-name="T558">.</text:span><text:span text:style-name="T559"/><text:span text:style-name="T560"/></text:p>
            </text:list-item>
          </text:list>
        </text:list-item>
      </text:list>
      <text:list text:style-name="WWNum2" text:continue-numbering="true">
        <text:list-item>
          <text:p text:style-name="P122"><text:span text:style-name="T561">Visuelle Hilfen:</text:span><text:span text:style-name="T562"/><text:span text:style-name="T563"/></text:p>
        </text:list-item>
      </text:list>
      <text:list text:style-name="WWNum5" text:continue-numbering="true">
        <text:list-item>
          <text:p text:style-name="P123"><text:span text:style-name="T564">Sagen Sie </text:span><text:span text:style-name="T565">„Barrierefreiheit“</text:span><text:span text:style-name="T566"> oder </text:span><text:span text:style-name="T567">„Lupe“</text:span><text:span text:style-name="T568"> für allgemeine Optionen.</text:span><text:span text:style-name="T569"/><text:span text:style-name="T570"/></text:p>
        </text:list-item>
        <text:list-item>
          <text:p text:style-name="P124"><text:span text:style-name="T571">„Bild</text:span><text:span text:style-name="T572">schirm</text:span><text:span text:style-name="T573"> vergrößern/verkleinern“</text:span><text:span text:style-name="T574"> oder </text:span><text:span text:style-name="T575">„</text:span><text:span text:style-name="T576">Bildschirm </text:span><text:span text:style-name="T577">um [Faktor] vergrößern“</text:span><text:span text:style-name="T578"> zur Bildschirmlupe.</text:span><text:span text:style-name="T579"/><text:span text:style-name="T580"/></text:p>
        </text:list-item>
      </text:list>
      <text:p text:style-name="P125"><text:span text:style-name="T581">Maus- &amp; Fenstersteuerung</text:span><text:span text:style-name="T582"/><text:span text:style-name="T583"/></text:p>
      <text:list text:style-name="WWNum2" text:continue-numbering="true">
        <text:list-item>
          <text:p text:style-name="P126"><text:span text:style-name="T584">Cursor-Größe:</text:span><text:span text:style-name="T585"> Sagen Sie </text:span><text:span text:style-name="T586">„Mauszeiger Größe ändern“</text:span><text:span text:style-name="T587"> oder direkt </text:span><text:span text:style-name="T588">„kleiner / mittlerer / großer / sehr großer Mauszeiger“</text:span><text:span text:style-name="T589">.</text:span><text:span text:style-name="T590"/><text:span text:style-name="T591"/></text:p>
        </text:list-item>
        <text:list-item>
          <text:p text:style-name="P127"><text:span text:style-name="T592">Fokus-Verhalten:</text:span><text:span text:style-name="T593"> Unter „Fenster“ -&gt; „Verhalten“ können Sie festlegen, ob Fenster bereits durch bloßes Überfahren mit der Maus (Hover) aktiviert werden sollen.</text:span><text:span text:style-name="T594"/><text:span text:style-name="T595"/></text:p>
        </text:list-item>
      </text:list>
      <text:p text:style-name="P128"><text:span text:style-name="T596">Support &amp; Hilfe</text:span><text:span text:style-name="T597"/><text:span text:style-name="T598"/></text:p>
      <text:list text:style-name="WWNum2" text:continue-numbering="true">
        <text:list-item>
          <text:p text:style-name="P129"><text:span text:style-name="T599">Für kontextbezogene Unterstützung sagen Sie </text:span><text:span text:style-name="T600">„Maus Hilfe“</text:span><text:span text:style-name="T601"> oder </text:span><text:span text:style-name="T602">„Brief Hilfe“</text:span><text:span text:style-name="T603"> (Hinweis: Die Dokumentation befindet sich noch im Aufbau).</text:span><text:span text:style-name="T604"/><text:span text:style-name="T605"/></text:p>
        </text:list-item>
      </text:list>
      <text:p text:style-name="P130"><text:span text:style-name="T606"/><text:span text:style-name="T607"/><text:span text:style-name="T608"/></text:p>
      <text:p text:style-name="P131"><text:span text:style-name="T609"/><text:span text:style-name="T610"/><text:span text:style-name="T611"/></text:p>
      <text:p text:style-name="P132"><text:span text:style-name="T612">3. Modul- und Skriptübersicht</text:span><text:span text:style-name="T613"/><text:span text:style-name="T614"/></text:p>
      <text:p text:style-name="P133"><text:span text:style-name="T615">MiceSt basiert auf einer modularen Architektur. Die folgenden Hilfsprogramme bilden das Herzstück des Systems und verbessern die Barrierefreiheit unter Linux:</text:span><text:span text:style-name="T616"/></text:p>
      <text:p text:style-name="P134"><text:span text:style-name="T617">Kern-System &amp; Steuerung</text:span><text:span text:style-name="T618"/><text:span text:style-name="T619"/></text:p>
      <text:p text:style-name="P135"><text:span text:style-name="T620">Präzise Maussteuerung (OCR-basiert)</text:span><text:span text:style-name="T621"/><text:span text:style-name="T622"/></text:p>
      <text:list text:style-name="WWNum6" text:continue-numbering="true">
        <text:list-item>
          <text:p text:style-name="P136"><text:span text:style-name="T623">mousemark-Suite (geschrieben in Freebasic)</text:span><text:span text:style-name="T624">Module: mousemarkfrom, mousemarkseveralwords, mousemarkuntil, mousetotext</text:span><text:span text:style-name="T625">Diese experimentellen Werkzeuge ermöglichen die Positionierung des Cursors durch Texterkennung:</text:span><text:span text:style-name="T626"/><text:span text:style-name="T627"/></text:p>
        </text:list-item>
      </text:list>
      <text:list text:style-name="WWNum7" text:continue-numbering="true">
        <text:list-item>
          <text:list>
            <text:list-item>
              <text:p text:style-name="P137"><text:span text:style-name="T628">Ein Screenshot des aktuellen Bildschirms wird erstellt.</text:span><text:span text:style-name="T629"/><text:span text:style-name="T630"/></text:p>
            </text:list-item>
            <text:list-item>
              <text:p text:style-name="P138"><text:span text:style-name="T631">Mittels </text:span><text:span text:style-name="T632">Tesseract OCR</text:span><text:span text:style-name="T633"> wird der Text analysiert und indexiert.</text:span><text:span text:style-name="T634"/><text:span text:style-name="T635"/></text:p>
            </text:list-item>
            <text:list-item>
              <text:p text:style-name="P139"><text:span text:style-name="T636">Das Zielwort der Spracheingabe wird mit der Datenbank abgeglichen und der Mauszeiger exakt auf die entsprechenden Koordinaten bewegt.</text:span><text:span text:style-name="T637">Hinweis: Die Erkennungsrate ist abhängig von der grafischen Oberfläche und dem Kontrast.</text:span><text:span text:style-name="T638"/><text:span text:style-name="T639"/></text:p>
            </text:list-item>
          </text:list>
        </text:list-item>
      </text:list>
      <text:p text:style-name="P140"><text:span text:style-name="T640"/><text:span text:style-name="T641"/><text:span/></text:p>
      <text:p text:style-name="P141"><text:span text:style-name="T642">Konfiguration &amp; Textverarbeitung</text:span><text:span text:style-name="T643"/><text:span text:style-name="T644"/></text:p>
      <text:list text:style-name="WWNum6" text:continue-numbering="true">
        <text:list-item>
          <text:p text:style-name="P142"><text:span text:style-name="T645">edit-macro.py</text:span><text:span text:style-name="T646">:</text:span><text:span text:style-name="T647"><text:s/></text:span><text:span text:style-name="T648">Ein Terminal-basiertes Werkzeug zur Verwaltung von Sprach-Triggern. Es erlaubt das Hinzufügen, Bearbeiten und Löschen von Makros. Dank der Entkopplung von der GUI kann es als Backend für verschiedene grafische Editoren dienen.</text:span><text:span text:style-name="T649"/><text:span text:style-name="T650"/></text:p>
        </text:list-item>
      </text:list>
      <text:p text:style-name="P143"><text:span text:style-name="T651"/><text:span text:style-name="T652"/><text:span text:style-name="T653"/></text:p>
      <text:list text:style-name="WWNum8" text:continue-numbering="true">
        <text:list-item>
          <text:p text:style-name="P144"><text:span text:style-name="T654">say.py</text:span><text:span text:style-name="T655">: Eine standardisierte Schnittstelle für die Sprachausgabe innerhalb eigener Tools.</text:span><text:span text:style-name="T656"/><text:span text:style-name="T657"/></text:p>
        </text:list-item>
        <text:list-item>
          <text:p text:style-name="P145"><text:span text:style-name="T658">replacements.py</text:span><text:span text:style-name="T659">: Ein Textfilter, der Abkürzungen vor der Audio-Ausgabe auflöst, um die Verständlichkeit (z. B. in Briefen) zu erhöhen.</text:span><text:span text:style-name="T660"/><text:span text:style-name="T661"/></text:p>
        </text:list-item>
      </text:list>
      <text:p text:style-name="P146"><text:span text:style-name="T662">System-Wächter &amp; Automatisierung</text:span><text:span text:style-name="T663"/><text:span text:style-name="T664"/></text:p>
      <text:list text:style-name="WWNum6" text:continue-numbering="true">
        <text:list-item>
          <text:p text:style-name="P147"><text:span text:style-name="T665">my_watchdog.py</text:span><text:span text:style-name="T666">: </text:span><text:span text:style-name="T667">Verwaltet Prozess-Instanzen über das RAM-Laufwerk (</text:span><text:span text:style-name="T668">/dev/shm</text:span><text:span text:style-name="T669">). Es verhindert Mehrfachstarts und ermöglicht „Toggle“-Funktionen (z. B. startet </text:span><text:span text:style-name="T670">Alt</text:span><text:span text:style-name="T671"> + </text:span><text:span text:style-name="T672">Win</text:span><text:span text:style-name="T673"> + </text:span><text:span text:style-name="T674">V</text:span><text:span text:style-name="T675"> den Bildschirmleser, ein erneuter Aufruf beendet ihn sofort).</text:span><text:span text:style-name="T676"/><text:span text:style-name="T677"/></text:p>
        </text:list-item>
        <text:list-item>
          <text:p text:style-name="P148"><text:span text:style-name="T678">file-watch-purge</text:span><text:span text:style-name="T679">: </text:span><text:span text:style-name="T680">Überwacht das Dokumenten-Verzeichnis. Neu hinzugefügte Dateien (PDF/Text) werden automatisch per Sprachausgabe vorgelesen und anschließend zur Systembereinigung gelöscht.</text:span><text:span text:style-name="T681"/><text:span text:style-name="T682"/></text:p>
        </text:list-item>
      </text:list>
      <text:p text:style-name="P149"><text:span text:style-name="T683">Spezialisierte Barrierefreiheits-Tools</text:span><text:span text:style-name="T684"/><text:span text:style-name="T685"/></text:p>
      <text:list text:style-name="WWNum6" text:continue-numbering="true">
        <text:list-item>
          <text:p text:style-name="P150"><text:span text:style-name="T686">screen_grid (Bildschirmgitter)</text:span><text:span text:style-name="T687">Legt ein Koordinatensystem über den Monitor. Durch das Ansagen der Zahlen navigieren Sie den Cursor präzise in Sektoren, gefolgt von Befehlen wie </text:span><text:span text:style-name="T688">„Linksklick“</text:span><text:span text:style-name="T689"> oder </text:span><text:span text:style-name="T690">„Rechtsklick“</text:span><text:span text:style-name="T691">. Beendet wird der Modus durch </text:span><text:span text:style-name="T692">„Bildschirmgitter ausschalten“</text:span><text:span text:style-name="T693">.</text:span><text:span text:style-name="T694"/><text:span text:style-name="T695"/></text:p>
        </text:list-item>
        <text:list-item>
          <text:p text:style-name="P151"><text:span text:style-name="T696">read-aloud-clipboard</text:span><text:span text:style-name="T697"><text:s/></text:span><text:span text:style-name="T698">Liest unmittelbar den aktuellen Inhalt der Zwischenablage vor.</text:span><text:span text:style-name="T699"/><text:span text:style-name="T700"/></text:p>
        </text:list-item>
      </text:list>
      <text:p text:style-name="P152"><text:span text:style-name="T701"/><text:span text:style-name="T702"/><text:span text:style-name="T703"/></text:p>
      <text:p text:style-name="P153"><text:span text:style-name="T704"/><text:span text:style-name="T705"/><text:span text:style-name="T706"/></text:p>
      <text:p text:style-name="P154"><text:span text:style-name="T707">4. Folgende Programme/Unterprogramme werden von den Scripten verwendet</text:span><text:span text:style-name="T708"/><text:span text:style-name="T709"/></text:p>
      <text:p text:style-name="P155"><text:span text:style-name="T710">Siehe dazu in der install.txt</text:span><text:span text:style-name="T711"/><text:span text:style-name="T712"/></text:p>
      <text:p text:style-name="P156"><text:span text:style-name="T713"/><text:span text:style-name="T714"/><text:span text:style-name="T715"/></text:p>
      <text:p text:style-name="P157"><text:span text:style-name="T716"/><text:span text:style-name="T717"/><text:span text:style-name="T718"/></text:p>
      <text:p text:style-name="P158"><text:span text:style-name="T719">Baustelle!!!:</text:span><text:span text:style-name="T720"/><text:span text:style-name="T721"/></text:p>
      <text:p text:style-name="P159"><text:span text:style-name="T722">dieses Dokument wird in Zukunft fortgesetzt</text:span><text:span text:style-name="T723"/><text:span text:style-name="T724"/></text:p>
      <text:p text:style-name="P160"><text:span text:style-name="T725">- Trigger hinzufügen</text:span><text:span text:style-name="T726"/><text:span text:style-name="T727"/></text:p>
      <text:p text:style-name="P161"><text:span text:style-name="T728">- der Umgang mit diesen…</text:span><text:span text:style-name="T729"/><text:span text:style-name="T730"/></text:p>
      <text:p text:style-name="P162"><text:span text:style-name="T731">- andere Sprachen</text:span><text:span text:style-name="T732"/><text:span text:style-name="T733"/></text:p>
      <text:p text:style-name="P163"><text:span text:style-name="T734"/><text:span text:style-name="T735"/><text:span text:style-name="T736"/></text:p>
      <text:p text:style-name="P164"><text:span text:style-name="T737"/><text:span text:style-name="T738"/><text:span text:style-name="T739"/></text:p>
      <text:p text:style-name="P165"><text:span text:style-name="T740"/><text:span text:style-name="T741"/><text:span text:style-name="T742"/></text:p>
      <text:p text:style-name="P166"><text:span text:style-name="T743">5. </text:span><text:span text:style-name="T744">Macros erw</text:span><text:span text:style-name="T745">e</text:span><text:span text:style-name="T746">itern:</text:span><text:span text:style-name="T747"/><text:span text:style-name="T748"/></text:p>
      <text:p text:style-name="P167"><text:span text:style-name="T749"/><text:span text:style-name="T750"/><text:span text:style-name="T751"/></text:p>
      <text:p text:style-name="P168"><text:span text:style-name="T752">weiter Hinweise befinden sich unter /home/deinUserName/.config/micesttm/macros/de/macro</text:span><text:span text:style-name="T753"/><text:span text:style-name="T754"/></text:p>
      <text:p text:style-name="P169"><text:span text:style-name="T755">D</text:span><text:span text:style-name="T756">ort befinden sich alle trigger.</text:span><text:span text:style-name="T757"/><text:span text:style-name="T758"/></text:p>
      <text:p text:style-name="P170"><text:span text:style-name="T759"/><text:span text:style-name="T760"/><text:span text:style-name="T761"/></text:p>
      <text:p text:style-name="P171"><text:span text:style-name="T762">4. Das Macro-System (Konfiguration)</text:span><text:span text:style-name="T763"/><text:span text:style-name="T764"/></text:p>
      <text:p text:style-name="P172"><text:span text:style-name="T765">Das Herzstück der Steuerung ist die Macro-Datei. Sie definiert, welche Sprachbefehle welche Aktionen auslösen. Bei Syntaxfehlern innerhalb der Trigger gibt das System zur Warnung </text:span><text:span text:style-name="T766">zwei</text:span><text:span text:style-name="T767"><text:s/></text:span><text:span text:style-name="T768">aufeinanderfolgende Signaltöne (Pings)</text:span><text:span text:style-name="T769"> aus.</text:span><text:span text:style-name="T770"/></text:p>
      <text:p text:style-name="P173"><text:span text:style-name="T771">Funktionsweise des Interpreters</text:span><text:span text:style-name="T772"/><text:span text:style-name="T773"/></text:p>
      <text:p text:style-name="P174"><text:span text:style-name="T774">Bevor ein Befehl verarbeitet wird, durchläuft er die </text:span><text:span text:style-name="T775">speech-replace.de</text:span><text:span text:style-name="T776">. Hier werden Wörter in Zeichen umgewandelt (z. B. das gesprochene Wort „Punkt“ in das Satzzeichen „.“).</text:span><text:span text:style-name="T777"/></text:p>
      <text:p text:style-name="P175"><text:span text:style-name="T778"/><text:span text:style-name="T779"/><text:span text:style-name="T780"/></text:p>
      <text:p text:style-name="P176"><text:span text:style-name="T781"/><text:span text:style-name="T782"/><text:span text:style-name="T783"/></text:p>
      <text:p text:style-name="P177"><text:span text:style-name="T784"/><text:span text:style-name="T785"/><text:span text:style-name="T786"/></text:p>
      <text:p text:style-name="P178"><text:span text:style-name="T787">Aufbau eines Befehls</text:span><text:span text:style-name="T788"/><text:span text:style-name="T789"/></text:p>
      <text:p text:style-name="P179"><text:span text:style-name="T790">Ein Macro-Eintrag besteht aus vier Sektionen:</text:span><text:span text:style-name="T791"/></text:p>
      <text:list text:style-name="WWNum9" text:continue-numbering="true">
        <text:list-item>
          <text:p text:style-name="P180"><text:span text:style-name="T792">Trigger:</text:span><text:span text:style-name="T793"> Das Aktivierungswort oder die Wortgruppe (Groß-/Kleinschreibung wird ignoriert).</text:span><text:span text:style-name="T794"/><text:span text:style-name="T795"/></text:p>
        </text:list-item>
      </text:list>
      <text:list text:style-name="WWNum10" text:continue-numbering="true">
        <text:list-item>
          <text:p text:style-name="P181"><text:span text:style-name="T796">Platzhalter:</text:span><text:span text:style-name="T797"> Nutzen Sie </text:span><text:span text:style-name="T798">.*</text:span><text:span text:style-name="T799"> als Wildcard (z. B. </text:span><text:span text:style-name="T800">.*icht.* einschalten</text:span><text:span text:style-name="T801">, falls „Licht“ oft als „nicht“ missverstanden wird).</text:span><text:span text:style-name="T802"/><text:span text:style-name="T803"/></text:p>
        </text:list-item>
        <text:list-item>
          <text:p text:style-name="P182"><text:span text:style-name="T804">Alternativen:</text:span><text:span text:style-name="T805"> Mehrere Begriffe können in Klammern mit </text:span><text:span text:style-name="T806">|</text:span><text:span text:style-name="T807"> (Oder) gruppiert werden: </text:span><text:span text:style-name="T808">(Licht|Lampe) (an|einschalten)</text:span><text:span text:style-name="T809">.</text:span><text:span text:style-name="T810"/><text:span text:style-name="T811"/></text:p>
        </text:list-item>
      </text:list>
      <text:p text:style-name="P183"><text:span text:style-name="T812"/><text:span text:style-name="T813"/><text:span/></text:p>
      <text:list text:style-name="WWNum9" text:continue-numbering="true">
        <text:list-item>
          <text:p text:style-name="P184"><text:span text:style-name="T814">Terminal_Command:</text:span><text:span text:style-name="T815"> Der auszuführende Systembefehl oder Pfad zu einem Skript.</text:span><text:span text:style-name="T816"/><text:span text:style-name="T817"/></text:p>
        </text:list-item>
      </text:list>
      <text:p text:style-name="P185"><text:span text:style-name="T818"/><text:span text:style-name="T819"/><text:span/></text:p>
      <text:list text:style-name="WWNum9" text:continue-numbering="true">
        <text:list-item>
          <text:p text:style-name="P186"><text:span text:style-name="T820">Intern_Command:</text:span><text:span text:style-name="T821"> Spezielle Systemfunktionen:</text:span><text:span text:style-name="T822"/><text:span text:style-name="T823"/></text:p>
        </text:list-item>
      </text:list>
      <text:list text:style-name="WWNum11" text:continue-numbering="true">
        <text:list-item>
          <text:list>
            <text:list-item>
              <text:p text:style-name="P187"><text:span text:style-name="T824">spell</text:span><text:span text:style-name="T825">: Aktiviert Buchstabieren (entfernt automatisch Leerzeichen).</text:span><text:span text:style-name="T826"/><text:span text:style-name="T827"/></text:p>
            </text:list-item>
            <text:list-item>
              <text:p text:style-name="P188"><text:span text:style-name="T828">repeat</text:span><text:span text:style-name="T829">: Wiederholt den Befehl (z. B. Taste 10x drücken).</text:span><text:span text:style-name="T830"/><text:span text:style-name="T831"/></text:p>
            </text:list-item>
            <text:list-item>
              <text:p text:style-name="P189"><text:span text:style-name="T832">calc</text:span><text:span text:style-name="T833">: Berechnet mathematische Ausdrücke aus dem gesprochenen Text.</text:span><text:span text:style-name="T834"/><text:span text:style-name="T835"/></text:p>
            </text:list-item>
            <text:list-item>
              <text:p text:style-name="P190"><text:span text:style-name="T836">puncture</text:span><text:span text:style-name="T837">: Aktiviert automatische Zeichensetzung (deaktivierbar via </text:span><text:span text:style-name="T838">{nopuncture}</text:span><text:span text:style-name="T839">).</text:span><text:span text:style-name="T840"/><text:span text:style-name="T841"/></text:p>
            </text:list-item>
          </text:list>
        </text:list-item>
      </text:list>
      <text:p text:style-name="P191"><text:span text:style-name="T842"/><text:span text:style-name="T843"/><text:span/></text:p>
      <text:list text:style-name="WWNum9" text:continue-numbering="true">
        <text:list-item>
          <text:p text:style-name="P192"><text:span text:style-name="T844">TTS (Text-to-Speech):</text:span><text:span text:style-name="T845"> Die Antwortbestätigung des Systems.</text:span><text:span text:style-name="T846"/><text:span text:style-name="T847"/></text:p>
        </text:list-item>
      </text:list>
      <text:p text:style-name="P193"><text:span text:style-name="T848"/><text:span text:style-name="T849"/><text:span/></text:p>
      <text:p text:style-name="P194"><text:span text:style-name="T850">Variablen &amp; Dynamische Werte</text:span><text:span text:style-name="T851"/><text:span text:style-name="T852"/></text:p>
      <text:p text:style-name="P195"><text:span text:style-name="T853">Sie können Informationen aus dem gesprochenen Satz direkt in Befehle oder die Sprachausgabe einbetten:</text:span><text:span text:style-name="T854"/></text:p>
      <text:list text:style-name="WWNum12" text:continue-numbering="true">
        <text:list-item>
          <text:p text:style-name="P196"><text:span text:style-name="T855">{last_spoken_text}</text:span><text:span text:style-name="T856">: Erfasst alles, was nach dem Trigger gesagt wurde (ideal für Diktate).</text:span><text:span text:style-name="T857"/><text:span text:style-name="T858"/></text:p>
        </text:list-item>
        <text:list-item>
          <text:p text:style-name="P197"><text:span text:style-name="T859">{last_spoken_number}</text:span><text:span text:style-name="T860">: Extrahiert die letzte genannte Zahl (Ganz- oder Kommazahl) aus dem Satz.</text:span><text:span text:style-name="T861"/><text:span text:style-name="T862"/></text:p>
        </text:list-item>
        <text:list-item>
          <text:p text:style-name="P198"><text:span text:style-name="T863">{last_spoken_numeral}</text:span><text:span text:style-name="T864">: Erfasst einzelne Ziffern (0–9), besonders nützlich für PIN-Eingaben oder den Direktmodus.</text:span><text:span text:style-name="T865"/><text:span text:style-name="T866"/><text:span text:style-name="T867"/></text:p>
        </text:list-item>
      </text:list>
      <text:p text:style-name="P199"><text:span text:style-name="T868"/><text:span/></text:p>
      <text:p text:style-name="P200"><text:span text:style-name="T869">Spezialmodi: Direkt &amp; Diktieren</text:span><text:span text:style-name="T870"/><text:span text:style-name="T871"/></text:p>
      <text:list text:style-name="WWNum12" text:continue-numbering="true">
        <text:list-item>
          <text:p text:style-name="P201"><text:span text:style-name="T872">Direktmodus:</text:span><text:span text:style-name="T873"> Wird ein Dateiname (z. B. </text:span><text:span text:style-name="T874">bildschirmgitter.de</text:span><text:span text:style-name="T875">) im </text:span><text:span text:style-name="T876">intern_command</text:span><text:span text:style-name="T877"> hinterlegt, wechselt das System in diese Datei. Befehle darin werden </text:span><text:span text:style-name="T878">ohne Wake-Word</text:span><text:span text:style-name="T879"> ausgeführt. Der Modus endet, sobald das globale Wake-Word erneut genannt wird.</text:span><text:span text:style-name="T880"/><text:span text:style-name="T881"/></text:p>
        </text:list-item>
        <text:list-item>
          <text:p text:style-name="P202"><text:span text:style-name="T882">Diktiermodus:</text:span><text:span text:style-name="T883"> Enthält ein </text:span><text:span text:style-name="T884">intern_command</text:span><text:span text:style-name="T885"> das Suffix </text:span><text:span text:style-name="T886">-write</text:span><text:span text:style-name="T887"> (z. B. </text:span><text:span text:style-name="T888">diktiermodus-write</text:span><text:span text:style-name="T889">), wird alles Gesprochene direkt als Text geschrieben.</text:span><text:span text:style-name="T890"/><text:span text:style-name="T891"/></text:p>
        </text:list-item>
      </text:list>
      <text:p text:style-name="P203"><text:span text:style-name="T892">Wichtige Regeln für die Praxis</text:span><text:span text:style-name="T893"/><text:span text:style-name="T894"/></text:p>
      <text:list text:style-name="WWNum12" text:continue-numbering="true">
        <text:list-item>
          <text:p text:style-name="P204"><text:span text:style-name="T895">Reihenfolge:</text:span><text:span text:style-name="T896"> Längere, spezifische Befehle müssen </text:span><text:span text:style-name="T897">vor</text:span><text:span text:style-name="T898"> kürzeren, allgemeinen Befehlen stehen (z. B. erst „Schließe Fenster jetzt“, dann „Schließe Fenster“).</text:span><text:span text:style-name="T899"/><text:span text:style-name="T900"/></text:p>
        </text:list-item>
        <text:list-item>
          <text:p text:style-name="P205"><text:span text:style-name="T901">Verarbeitung:</text:span><text:span text:style-name="T902"> Ein Trigger wird ignoriert, solange noch ein Befehl aktiv ausgeführt wird.</text:span><text:span text:style-name="T903"/><text:span text:style-name="T904"/></text:p>
        </text:list-item>
        <text:list-item>
          <text:p text:style-name="P206"><text:span text:style-name="T905">Timeout:</text:span><text:span text:style-name="T906"> Wird ein Befehl nach dem Wake-Word nicht erkannt, bleibt das Fenster für 10 Sekunden offen, bevor ein erneuter Aufruf nötig ist.</text:span><text:span text:style-name="T907"/><text:span text:style-name="T908"/></text:p>
        </text:list-item>
        <text:list-item>
          <text:p text:style-name="P207"><text:span text:style-name="T909">Kommentare:</text:span><text:span text:style-name="T910"> Zeilen für </text:span><text:span text:style-name="T911">category</text:span><text:span text:style-name="T912"> oder </text:span><text:span text:style-name="T913">comment</text:span><text:span text:style-name="T914"> dienen der Übersicht in der GUI und beeinflussen die Funktion nicht.</text:span><text:span text:style-name="T915"/><text:span text:style-name="T916"/></text:p>
        </text:list-item>
      </text:list>
      <text:p text:style-name="P208"><text:span text:style-name="T917">Beispiel für einen Macro-Eintrag:</text:span><text:span text:style-name="T918"/></text:p>
      <text:p text:style-name="P209"><text:span text:style-name="T919">category</text:span><text:span text:style-name="T920">: Tastatur-Steuerung</text:span><text:span text:style-name="T921"/></text:p>
      <text:p text:style-name="P210"><text:span text:style-name="T922">comment</text:span><text:span text:style-name="T923">: Schreibt den diktierten Text via xdotool</text:span><text:span text:style-name="T924"/></text:p>
      <text:p text:style-name="P211"><text:span text:style-name="T925">trigger</text:span><text:span text:style-name="T926">: schreib.* text</text:span><text:span text:style-name="T927"/></text:p>
      <text:p text:style-name="P212"><text:span text:style-name="T928">terminal_command</text:span><text:span text:style-name="T929">: xdotool type </text:span><text:span text:style-name="T930">'{last_spoken_text}'</text:span><text:span text:style-name="T931"/></text:p>
      <text:p text:style-name="P213"><text:span text:style-name="T932">intern_command</text:span><text:span text:style-name="T933">: puncture</text:span><text:span text:style-name="T934"/></text:p>
      <text:p text:style-name="P214"><text:span text:style-name="T935">tts</text:span><text:span text:style-name="T936">: Ich habe folgenden Text </text:span><text:span text:style-name="T937">geschrieben</text:span><text:span text:style-name="T938">: {last_spoken_text}</text:span><text:span text:style-name="T939"/></text:p>
      <text:p text:style-name="P215"><text:span text:style-name="T940"/><text:span text:style-name="T941"/><text:span text:style-name="T9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87">
      <style:paragraph-properties/>
      <style:text-properties fo:font-size="10pt"/>
    </style:style>
    <style:style style:display-name="DStyle_text" style:family="text" style:name="688">
      <style:paragraph-properties/>
    </style:style>
    <style:style style:parent-style-name="687" style:display-name="DStyle_paragraph" style:family="paragraph" style:name="689">
      <style:paragraph-properties/>
      <style:text-properties fo:font-size="10pt"/>
    </style:style>
    <style:style style:parent-style-name="687" style:display-name="DStyle_text" style:family="text" style:name="690">
      <style:paragraph-properties/>
    </style:style>
    <style:style style:class="default" style:display-name="Normal" style:family="paragraph" style:name="691">
      <style:paragraph-properties/>
      <style:text-properties/>
    </style:style>
    <style:style style:parent-style-name="691" style:display-name="Heading 1" style:family="paragraph" style:name="692">
      <style:paragraph-properties fo:margin-top="18pt" fo:margin-bottom="4pt"/>
      <style:text-properties fo:color="#0f4761" fo:font-family="Arial" style:font-family-complex="Arial" fo:font-size="20pt" style:font-size-complex="20pt"/>
    </style:style>
    <style:style style:parent-style-name="691" style:display-name="Heading 2" style:family="paragraph" style:name="693">
      <style:paragraph-properties fo:margin-top="8pt" fo:margin-bottom="4pt"/>
      <style:text-properties fo:color="#0f4761" fo:font-family="Arial" style:font-family-complex="Arial" fo:font-size="16pt" style:font-size-complex="16pt"/>
    </style:style>
    <style:style style:parent-style-name="691" style:display-name="Heading 3" style:family="paragraph" style:name="694">
      <style:paragraph-properties fo:margin-top="8pt" fo:margin-bottom="4pt"/>
      <style:text-properties fo:color="#0f4761" fo:font-family="Arial" style:font-family-complex="Arial" fo:font-size="14pt" style:font-size-complex="14pt"/>
    </style:style>
    <style:style style:parent-style-name="691" style:display-name="Heading 4" style:family="paragraph" style:name="695">
      <style:paragraph-properties fo:margin-top="4pt" fo:margin-bottom="2pt"/>
      <style:text-properties fo:color="#0f4761" fo:font-family="Arial" style:font-family-complex="Arial" fo:font-style="italic"/>
    </style:style>
    <style:style style:parent-style-name="691" style:display-name="Heading 5" style:family="paragraph" style:name="696">
      <style:paragraph-properties fo:margin-top="4pt" fo:margin-bottom="2pt"/>
      <style:text-properties fo:color="#0f4761" fo:font-family="Arial" style:font-family-complex="Arial"/>
    </style:style>
    <style:style style:parent-style-name="691" style:display-name="Heading 6" style:family="paragraph" style:name="697">
      <style:paragraph-properties fo:margin-top="2pt" fo:margin-bottom="0pt"/>
      <style:text-properties fo:color="#595959" fo:font-family="Arial" style:font-family-complex="Arial" fo:font-style="italic"/>
    </style:style>
    <style:style style:parent-style-name="691" style:display-name="Heading 7" style:family="paragraph" style:name="698">
      <style:paragraph-properties fo:margin-top="2pt" fo:margin-bottom="0pt"/>
      <style:text-properties fo:color="#595959" fo:font-family="Arial" style:font-family-complex="Arial"/>
    </style:style>
    <style:style style:parent-style-name="691" style:display-name="Heading 8" style:family="paragraph" style:name="699">
      <style:paragraph-properties fo:margin-bottom="0pt"/>
      <style:text-properties fo:color="#272727" fo:font-family="Arial" style:font-family-complex="Arial" fo:font-style="italic"/>
    </style:style>
    <style:style style:parent-style-name="691" style:display-name="Heading 9" style:family="paragraph" style:name="700">
      <style:paragraph-properties fo:margin-bottom="0pt"/>
      <style:text-properties fo:color="#272727" fo:font-family="Arial" style:font-family-complex="Arial" fo:font-style="italic"/>
    </style:style>
    <style:style style:class="default" style:display-name="Default Paragraph Font" style:family="text" style:name="701">
      <style:paragraph-properties/>
    </style:style>
    <style:style style:parent-style-name="701" style:display-name="Heading 1 Char" style:family="text" style:name="702">
      <style:paragraph-properties/>
      <style:text-properties fo:color="#0f4761" fo:font-family="Arial" style:font-family-complex="Arial" fo:font-size="20pt" style:font-size-complex="20pt"/>
    </style:style>
    <style:style style:parent-style-name="701" style:display-name="Heading 2 Char" style:family="text" style:name="703">
      <style:paragraph-properties/>
      <style:text-properties fo:color="#0f4761" fo:font-family="Arial" style:font-family-complex="Arial" fo:font-size="16pt" style:font-size-complex="16pt"/>
    </style:style>
    <style:style style:parent-style-name="701" style:display-name="Heading 3 Char" style:family="text" style:name="704">
      <style:paragraph-properties/>
      <style:text-properties fo:color="#0f4761" fo:font-family="Arial" style:font-family-complex="Arial" fo:font-size="14pt" style:font-size-complex="14pt"/>
    </style:style>
    <style:style style:parent-style-name="701" style:display-name="Heading 4 Char" style:family="text" style:name="705">
      <style:paragraph-properties/>
      <style:text-properties fo:color="#0f4761" fo:font-family="Arial" style:font-family-complex="Arial" fo:font-style="italic"/>
    </style:style>
    <style:style style:parent-style-name="701" style:display-name="Heading 5 Char" style:family="text" style:name="706">
      <style:paragraph-properties/>
      <style:text-properties fo:color="#0f4761" fo:font-family="Arial" style:font-family-complex="Arial"/>
    </style:style>
    <style:style style:parent-style-name="701" style:display-name="Heading 6 Char" style:family="text" style:name="707">
      <style:paragraph-properties/>
      <style:text-properties fo:color="#595959" fo:font-family="Arial" style:font-family-complex="Arial" fo:font-style="italic"/>
    </style:style>
    <style:style style:parent-style-name="701" style:display-name="Heading 7 Char" style:family="text" style:name="708">
      <style:paragraph-properties/>
      <style:text-properties fo:color="#595959" fo:font-family="Arial" style:font-family-complex="Arial"/>
    </style:style>
    <style:style style:parent-style-name="701" style:display-name="Heading 8 Char" style:family="text" style:name="709">
      <style:paragraph-properties/>
      <style:text-properties fo:color="#272727" fo:font-family="Arial" style:font-family-complex="Arial" fo:font-style="italic"/>
    </style:style>
    <style:style style:parent-style-name="701" style:display-name="Heading 9 Char" style:family="text" style:name="710">
      <style:paragraph-properties/>
      <style:text-properties fo:color="#272727" fo:font-family="Arial" style:font-family-complex="Arial" fo:font-style="italic"/>
    </style:style>
    <style:style style:parent-style-name="691" style:display-name="Title" style:family="paragraph" style:name="711">
      <style:paragraph-properties fo:line-height="100%" fo:margin-bottom="4pt"/>
      <style:text-properties fo:font-family="Arial" style:font-family-complex="Arial" fo:font-size="28pt" style:font-size-complex="28pt" fo:letter-spacing="-0.5pt"/>
    </style:style>
    <style:style style:parent-style-name="701" style:display-name="Title Char" style:family="text" style:name="712">
      <style:paragraph-properties/>
      <style:text-properties fo:font-family="Arial" style:font-family-complex="Arial" fo:font-size="28pt" style:font-size-complex="28pt" fo:letter-spacing="-0.5pt"/>
    </style:style>
    <style:style style:parent-style-name="691" style:display-name="Subtitle" style:family="paragraph" style:name="713">
      <style:paragraph-properties/>
      <style:text-properties fo:color="#595959" fo:font-size="14pt" style:font-size-complex="14pt" fo:letter-spacing="0.75pt"/>
    </style:style>
    <style:style style:parent-style-name="701" style:display-name="Subtitle Char" style:family="text" style:name="714">
      <style:paragraph-properties/>
      <style:text-properties fo:color="#595959" fo:font-size="14pt" style:font-size-complex="14pt" fo:letter-spacing="0.75pt"/>
    </style:style>
    <style:style style:parent-style-name="691" style:display-name="Quote" style:family="paragraph" style:name="715">
      <style:paragraph-properties fo:text-align="center" fo:margin-top="8pt"/>
      <style:text-properties fo:color="#404040" fo:font-style="italic"/>
    </style:style>
    <style:style style:parent-style-name="701" style:display-name="Quote Char" style:family="text" style:name="716">
      <style:paragraph-properties/>
      <style:text-properties fo:color="#404040" fo:font-style="italic"/>
    </style:style>
    <style:style style:parent-style-name="691" style:display-name="List Paragraph" style:family="paragraph" style:name="717">
      <style:paragraph-properties fo:margin-left="1.27cm" fo:margin-right="0cm" fo:text-indent="0cm"/>
      <style:text-properties/>
    </style:style>
    <style:style style:parent-style-name="701" style:display-name="Intense Emphasis" style:family="text" style:name="718">
      <style:paragraph-properties/>
      <style:text-properties fo:color="#0f4761" fo:font-style="italic"/>
    </style:style>
    <style:style style:parent-style-name="691" style:display-name="Intense Quote" style:family="paragraph" style:name="719">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701" style:display-name="Intense Quote Char" style:family="text" style:name="720">
      <style:paragraph-properties/>
      <style:text-properties fo:color="#0f4761" fo:font-style="italic"/>
    </style:style>
    <style:style style:parent-style-name="701" style:display-name="Intense Reference" style:family="text" style:name="721">
      <style:paragraph-properties/>
      <style:text-properties fo:font-variant="small-caps" fo:color="#0f4761" fo:letter-spacing="0.25pt" fo:font-weight="bold"/>
    </style:style>
    <style:style style:parent-style-name="691" style:display-name="No Spacing" style:family="paragraph" style:name="722">
      <style:paragraph-properties fo:line-height="100%" fo:margin-bottom="0pt"/>
    </style:style>
    <style:style style:parent-style-name="701" style:display-name="Subtle Emphasis" style:family="text" style:name="723">
      <style:paragraph-properties/>
      <style:text-properties fo:color="#404040" fo:font-style="italic"/>
    </style:style>
    <style:style style:parent-style-name="701" style:display-name="Emphasis" style:family="text" style:name="724">
      <style:paragraph-properties/>
      <style:text-properties fo:font-style="italic"/>
    </style:style>
    <style:style style:parent-style-name="701" style:display-name="Strong" style:family="text" style:name="725">
      <style:paragraph-properties/>
      <style:text-properties fo:font-weight="bold"/>
    </style:style>
    <style:style style:parent-style-name="701" style:display-name="Subtle Reference" style:family="text" style:name="726">
      <style:paragraph-properties/>
      <style:text-properties fo:font-variant="small-caps" fo:color="#5a5a5a"/>
    </style:style>
    <style:style style:parent-style-name="701" style:display-name="Book Title" style:family="text" style:name="727">
      <style:paragraph-properties/>
      <style:text-properties fo:letter-spacing="0.25pt" fo:font-style="italic" fo:font-weight="bold"/>
    </style:style>
    <style:style style:parent-style-name="691" style:display-name="Header" style:family="paragraph" style:name="728">
      <style:paragraph-properties fo:line-height="100%" fo:margin-bottom="0pt">
        <style:tab-stops>
          <style:tab-stop style:position="8.545cm" style:type="center"/>
          <style:tab-stop style:position="17.09cm" style:type="right"/>
        </style:tab-stops>
      </style:paragraph-properties>
    </style:style>
    <style:style style:parent-style-name="701" style:display-name="Header Char" style:family="text" style:name="729">
      <style:paragraph-properties/>
    </style:style>
    <style:style style:parent-style-name="691" style:display-name="Footer" style:family="paragraph" style:name="730">
      <style:paragraph-properties fo:line-height="100%" fo:margin-bottom="0pt">
        <style:tab-stops>
          <style:tab-stop style:position="8.545cm" style:type="center"/>
          <style:tab-stop style:position="17.09cm" style:type="right"/>
        </style:tab-stops>
      </style:paragraph-properties>
    </style:style>
    <style:style style:parent-style-name="701" style:display-name="Footer Char" style:family="text" style:name="731">
      <style:paragraph-properties/>
    </style:style>
    <style:style style:parent-style-name="691" style:display-name="footnote text" style:family="paragraph" style:name="732">
      <style:paragraph-properties fo:line-height="100%" fo:margin-bottom="0pt"/>
      <style:text-properties fo:font-size="10pt" style:font-size-complex="10pt"/>
    </style:style>
    <style:style style:parent-style-name="701" style:display-name="Footnote Text Char" style:family="text" style:name="733">
      <style:paragraph-properties/>
      <style:text-properties fo:font-size="10pt" style:font-size-complex="10pt"/>
    </style:style>
    <style:style style:parent-style-name="701" style:display-name="footnote reference" style:family="text" style:name="734">
      <style:paragraph-properties/>
      <style:text-properties style:text-position="super 58%"/>
    </style:style>
    <style:style style:parent-style-name="691" style:display-name="endnote text" style:family="paragraph" style:name="735">
      <style:paragraph-properties fo:line-height="100%" fo:margin-bottom="0pt"/>
      <style:text-properties fo:font-size="10pt" style:font-size-complex="10pt"/>
    </style:style>
    <style:style style:parent-style-name="701" style:display-name="Endnote Text Char" style:family="text" style:name="736">
      <style:paragraph-properties/>
      <style:text-properties fo:font-size="10pt" style:font-size-complex="10pt"/>
    </style:style>
    <style:style style:parent-style-name="701" style:display-name="endnote reference" style:family="text" style:name="737">
      <style:paragraph-properties/>
      <style:text-properties style:text-position="super 58%"/>
    </style:style>
    <style:style style:parent-style-name="701" style:display-name="Hyperlink" style:family="text" style:name="738">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91" style:display-name="Internet link" style:family="text" style:name="739">
      <style:paragraph-properties/>
      <style:text-properties fo:color="#0563c1" style:text-underline-type="single" style:text-underline-style="solid" style:text-underline-width="auto" style:text-underline-color="font-color"/>
    </style:style>
    <style:style style:parent-style-name="691" style:display-name="Internet link" style:family="text" style:name="740">
      <style:paragraph-properties/>
      <style:text-properties fo:color="#0563c1" style:text-underline-type="single" style:text-underline-style="solid" style:text-underline-width="auto" style:text-underline-color="font-color"/>
    </style:style>
    <style:style style:parent-style-name="701" style:display-name="FollowedHyperlink" style:family="text" style:name="741">
      <style:paragraph-properties/>
      <style:text-properties fo:color="#954f72" style:text-underline-type="single" style:text-underline-style="solid" style:text-underline-width="auto" style:text-underline-color="font-color"/>
    </style:style>
    <style:style style:parent-style-name="691" style:display-name="toc 1" style:family="paragraph" style:name="742">
      <style:paragraph-properties fo:margin-bottom="5pt"/>
    </style:style>
    <style:style style:parent-style-name="691" style:display-name="toc 2" style:family="paragraph" style:name="743">
      <style:paragraph-properties fo:margin-left="0.3881cm" fo:margin-right="0cm" fo:text-indent="0cm" fo:margin-bottom="5pt"/>
    </style:style>
    <style:style style:parent-style-name="691" style:display-name="toc 3" style:family="paragraph" style:name="744">
      <style:paragraph-properties fo:margin-left="0.7762cm" fo:margin-right="0cm" fo:text-indent="0cm" fo:margin-bottom="5pt"/>
    </style:style>
    <style:style style:parent-style-name="691" style:display-name="toc 4" style:family="paragraph" style:name="745">
      <style:paragraph-properties fo:margin-left="1.164cm" fo:margin-right="0cm" fo:text-indent="0cm" fo:margin-bottom="5pt"/>
    </style:style>
    <style:style style:parent-style-name="691" style:display-name="toc 5" style:family="paragraph" style:name="746">
      <style:paragraph-properties fo:margin-left="1.552cm" fo:margin-right="0cm" fo:text-indent="0cm" fo:margin-bottom="5pt"/>
    </style:style>
    <style:style style:parent-style-name="691" style:display-name="toc 6" style:family="paragraph" style:name="747">
      <style:paragraph-properties fo:margin-left="1.94cm" fo:margin-right="0cm" fo:text-indent="0cm" fo:margin-bottom="5pt"/>
    </style:style>
    <style:style style:parent-style-name="691" style:display-name="toc 7" style:family="paragraph" style:name="748">
      <style:paragraph-properties fo:margin-left="2.328cm" fo:margin-right="0cm" fo:text-indent="0cm" fo:margin-bottom="5pt"/>
    </style:style>
    <style:style style:parent-style-name="691" style:display-name="toc 8" style:family="paragraph" style:name="749">
      <style:paragraph-properties fo:margin-left="2.717cm" fo:margin-right="0cm" fo:text-indent="0cm" fo:margin-bottom="5pt"/>
    </style:style>
    <style:style style:parent-style-name="691" style:display-name="toc 9" style:family="paragraph" style:name="750">
      <style:paragraph-properties fo:margin-left="3.105cm" fo:margin-right="0cm" fo:text-indent="0cm" fo:margin-bottom="5pt"/>
    </style:style>
    <style:style style:parent-style-name="701" style:display-name="Placeholder Text" style:family="text" style:name="751">
      <style:paragraph-properties/>
      <style:text-properties fo:color="#666666"/>
    </style:style>
    <style:style style:parent-style-name="691" style:display-name="TOC Heading" style:family="paragraph" style:name="752">
      <style:paragraph-properties/>
    </style:style>
    <style:style style:parent-style-name="691" style:display-name="table of figures" style:family="paragraph" style:name="753">
      <style:paragraph-properties fo:margin-bottom="0pt"/>
    </style:style>
    <style:style style:parent-style-name="691" style:display-name="DStyle_paragraph" style:family="paragraph" style:name="754">
      <style:paragraph-properties/>
      <style:text-properties fo:color="#000000" fo:font-family="Liberation Serif" style:font-family-complex="Liberation Serif" fo:font-size="12pt" style:font-size-complex="12pt" fo:language="de" style:language-complex="hi" fo:country="DE" style:country-complex="IN"/>
    </style:style>
    <style:style style:parent-style-name="754" style:display-name="Standard" style:family="paragraph" style:name="755">
      <style:paragraph-properties/>
      <style:text-properties/>
    </style:style>
    <style:style style:parent-style-name="755" style:display-name="Heading" style:family="paragraph" style:name="756">
      <style:paragraph-properties fo:margin-top="12pt" fo:margin-bottom="6pt"/>
      <style:text-properties fo:font-family="Liberation Sans" style:font-family-complex="Liberation Sans" fo:font-size="14pt" style:font-size-complex="14pt"/>
    </style:style>
    <style:style style:parent-style-name="755" style:display-name="Text body" style:family="paragraph" style:name="757">
      <style:paragraph-properties fo:line-height="115%" fo:margin-top="0pt" fo:margin-bottom="7pt"/>
    </style:style>
    <style:style style:parent-style-name="757" style:display-name="List" style:family="paragraph" style:name="758">
      <style:paragraph-properties/>
    </style:style>
    <style:style style:parent-style-name="755" style:display-name="Caption" style:family="paragraph" style:name="759">
      <style:paragraph-properties fo:margin-top="6pt" fo:margin-bottom="6pt"/>
      <style:text-properties fo:font-size="12pt" style:font-size-complex="12pt" fo:font-style="italic"/>
    </style:style>
    <style:style style:parent-style-name="755" style:display-name="Index" style:family="paragraph" style:name="760">
      <style:paragraph-properties/>
    </style:style>
    <style:style style:parent-style-name="691" style:display-name="Internet link" style:family="text" style:name="761">
      <style:paragraph-properties/>
      <style:text-properties fo:color="#000080" style:text-underline-type="single" style:text-underline-style="solid" style:text-underline-width="auto" style:text-underline-color="font-color"/>
    </style:style>
    <style:style style:parent-style-name="691" style:display-name="T1" style:family="text" style:name="762">
      <style:paragraph-properties/>
    </style:style>
    <style:style style:parent-style-name="691" style:display-name="T2" style:family="text" style:name="763">
      <style:paragraph-properties/>
    </style:style>
    <style:style style:parent-style-name="691" style:display-name="T3" style:family="text" style:name="764">
      <style:paragraph-properties/>
    </style:style>
    <style:style style:parent-style-name="691" style:display-name="T4" style:family="text" style:name="765">
      <style:paragraph-properties/>
    </style:style>
    <style:style style:parent-style-name="691" style:display-name="T5" style:family="text" style:name="766">
      <style:paragraph-properties/>
    </style:style>
    <style:style style:parent-style-name="691" style:display-name="T6" style:family="text" style:name="767">
      <style:paragraph-properties/>
    </style:style>
    <style:style style:parent-style-name="691" style:display-name="T7" style:family="text" style:name="768">
      <style:paragraph-properties/>
    </style:style>
    <style:style style:parent-style-name="691" style:display-name="T8" style:family="text" style:name="769">
      <style:paragraph-properties/>
    </style:style>
    <style:style style:parent-style-name="691" style:display-name="T9" style:family="text" style:name="770">
      <style:paragraph-properties/>
    </style:style>
    <style:style style:parent-style-name="691" style:display-name="T1" style:family="text" style:name="771">
      <style:paragraph-properties/>
    </style:style>
    <style:style style:parent-style-name="691" style:display-name="T2" style:family="text" style:name="772">
      <style:paragraph-properties/>
    </style:style>
    <style:style style:parent-style-name="691" style:display-name="T3" style:family="text" style:name="773">
      <style:paragraph-properties/>
    </style:style>
    <style:style style:parent-style-name="691" style:display-name="T4" style:family="text" style:name="774">
      <style:paragraph-properties/>
    </style:style>
    <style:style style:parent-style-name="691" style:display-name="T5" style:family="text" style:name="775">
      <style:paragraph-properties/>
    </style:style>
    <style:style style:parent-style-name="691" style:display-name="T6" style:family="text" style:name="776">
      <style:paragraph-properties/>
    </style:style>
    <style:style style:parent-style-name="691" style:display-name="T7" style:family="text" style:name="777">
      <style:paragraph-properties/>
    </style:style>
    <style:style style:parent-style-name="691" style:display-name="T8" style:family="text" style:name="778">
      <style:paragraph-properties/>
    </style:style>
    <style:style style:parent-style-name="691" style:display-name="T9" style:family="text" style:name="779">
      <style:paragraph-properties/>
    </style:style>
    <style:style style:parent-style-name="691" style:display-name="T10" style:family="text" style:name="780">
      <style:paragraph-properties/>
      <style:text-properties fo:font-family="Symbol" style:font-family-complex="Symbol"/>
    </style:style>
    <style:style style:parent-style-name="691" style:display-name="T11" style:family="text" style:name="781">
      <style:paragraph-properties/>
      <style:text-properties fo:font-family="Courier New" style:font-family-complex="Courier New"/>
    </style:style>
    <style:style style:parent-style-name="691" style:display-name="T12" style:family="text" style:name="782">
      <style:paragraph-properties/>
      <style:text-properties fo:font-family="Wingdings" style:font-family-complex="Wingdings"/>
    </style:style>
    <style:style style:parent-style-name="691" style:display-name="T13" style:family="text" style:name="783">
      <style:paragraph-properties/>
      <style:text-properties fo:font-family="Symbol" style:font-family-complex="Symbol"/>
    </style:style>
    <style:style style:parent-style-name="691" style:display-name="T14" style:family="text" style:name="784">
      <style:paragraph-properties/>
      <style:text-properties fo:font-family="Courier New" style:font-family-complex="Courier New"/>
    </style:style>
    <style:style style:parent-style-name="691" style:display-name="T15" style:family="text" style:name="785">
      <style:paragraph-properties/>
      <style:text-properties fo:font-family="Wingdings" style:font-family-complex="Wingdings"/>
    </style:style>
    <style:style style:parent-style-name="691" style:display-name="T16" style:family="text" style:name="786">
      <style:paragraph-properties/>
      <style:text-properties fo:font-family="Symbol" style:font-family-complex="Symbol"/>
    </style:style>
    <style:style style:parent-style-name="691" style:display-name="T17" style:family="text" style:name="787">
      <style:paragraph-properties/>
      <style:text-properties fo:font-family="Courier New" style:font-family-complex="Courier New"/>
    </style:style>
    <style:style style:parent-style-name="691" style:display-name="T18" style:family="text" style:name="788">
      <style:paragraph-properties/>
      <style:text-properties fo:font-family="Wingdings" style:font-family-complex="Wingdings"/>
    </style:style>
    <style:style style:parent-style-name="691" style:display-name="T19" style:family="text" style:name="789">
      <style:paragraph-properties/>
      <style:text-properties fo:font-family="Symbol" style:font-family-complex="Symbol"/>
    </style:style>
    <style:style style:parent-style-name="691" style:display-name="T20" style:family="text" style:name="790">
      <style:paragraph-properties/>
      <style:text-properties fo:font-family="Courier New" style:font-family-complex="Courier New"/>
    </style:style>
    <style:style style:parent-style-name="691" style:display-name="T21" style:family="text" style:name="791">
      <style:paragraph-properties/>
      <style:text-properties fo:font-family="Wingdings" style:font-family-complex="Wingdings"/>
    </style:style>
    <style:style style:parent-style-name="691" style:display-name="T22" style:family="text" style:name="792">
      <style:paragraph-properties/>
      <style:text-properties fo:font-family="Symbol" style:font-family-complex="Symbol"/>
    </style:style>
    <style:style style:parent-style-name="691" style:display-name="T23" style:family="text" style:name="793">
      <style:paragraph-properties/>
      <style:text-properties fo:font-family="Courier New" style:font-family-complex="Courier New"/>
    </style:style>
    <style:style style:parent-style-name="691" style:display-name="T24" style:family="text" style:name="794">
      <style:paragraph-properties/>
      <style:text-properties fo:font-family="Wingdings" style:font-family-complex="Wingdings"/>
    </style:style>
    <style:style style:parent-style-name="691" style:display-name="T25" style:family="text" style:name="795">
      <style:paragraph-properties/>
      <style:text-properties fo:font-family="Symbol" style:font-family-complex="Symbol"/>
    </style:style>
    <style:style style:parent-style-name="691" style:display-name="T26" style:family="text" style:name="796">
      <style:paragraph-properties/>
      <style:text-properties fo:font-family="Courier New" style:font-family-complex="Courier New"/>
    </style:style>
    <style:style style:parent-style-name="691" style:display-name="T27" style:family="text" style:name="797">
      <style:paragraph-properties/>
      <style:text-properties fo:font-family="Wingdings" style:font-family-complex="Wingdings"/>
    </style:style>
    <style:style style:parent-style-name="691" style:display-name="T28" style:family="text" style:name="798">
      <style:paragraph-properties/>
      <style:text-properties fo:font-family="Symbol" style:font-family-complex="Symbol"/>
    </style:style>
    <style:style style:parent-style-name="691" style:display-name="T29" style:family="text" style:name="799">
      <style:paragraph-properties/>
      <style:text-properties fo:font-family="Courier New" style:font-family-complex="Courier New"/>
    </style:style>
    <style:style style:parent-style-name="691" style:display-name="T30" style:family="text" style:name="800">
      <style:paragraph-properties/>
      <style:text-properties fo:font-family="Wingdings" style:font-family-complex="Wingdings"/>
    </style:style>
    <style:style style:parent-style-name="691" style:display-name="T31" style:family="text" style:name="801">
      <style:paragraph-properties/>
      <style:text-properties fo:font-family="Symbol" style:font-family-complex="Symbol"/>
    </style:style>
    <style:style style:parent-style-name="691" style:display-name="T32" style:family="text" style:name="802">
      <style:paragraph-properties/>
      <style:text-properties fo:font-family="Courier New" style:font-family-complex="Courier New"/>
    </style:style>
    <style:style style:parent-style-name="691" style:display-name="T33" style:family="text" style:name="803">
      <style:paragraph-properties/>
      <style:text-properties fo:font-family="Wingdings" style:font-family-complex="Wingdings"/>
    </style:style>
    <style:style style:parent-style-name="691" style:display-name="T34" style:family="text" style:name="804">
      <style:paragraph-properties/>
      <style:text-properties fo:font-family="Symbol" style:font-family-complex="Symbol"/>
    </style:style>
    <style:style style:parent-style-name="691" style:display-name="T35" style:family="text" style:name="805">
      <style:paragraph-properties/>
      <style:text-properties fo:font-family="Courier New" style:font-family-complex="Courier New"/>
    </style:style>
    <style:style style:parent-style-name="691" style:display-name="T36" style:family="text" style:name="806">
      <style:paragraph-properties/>
      <style:text-properties fo:font-family="Wingdings" style:font-family-complex="Wingdings"/>
    </style:style>
    <style:style style:parent-style-name="691" style:display-name="T37" style:family="text" style:name="807">
      <style:paragraph-properties/>
      <style:text-properties fo:font-family="Symbol" style:font-family-complex="Symbol"/>
    </style:style>
    <style:style style:parent-style-name="691" style:display-name="T38" style:family="text" style:name="808">
      <style:paragraph-properties/>
      <style:text-properties fo:font-family="Courier New" style:font-family-complex="Courier New"/>
    </style:style>
    <style:style style:parent-style-name="691" style:display-name="T39" style:family="text" style:name="809">
      <style:paragraph-properties/>
      <style:text-properties fo:font-family="Wingdings" style:font-family-complex="Wingdings"/>
    </style:style>
    <style:style style:parent-style-name="691" style:display-name="T40" style:family="text" style:name="810">
      <style:paragraph-properties/>
      <style:text-properties fo:font-family="Symbol" style:font-family-complex="Symbol"/>
    </style:style>
    <style:style style:parent-style-name="691" style:display-name="T41" style:family="text" style:name="811">
      <style:paragraph-properties/>
      <style:text-properties fo:font-family="Courier New" style:font-family-complex="Courier New"/>
    </style:style>
    <style:style style:parent-style-name="691" style:display-name="T42" style:family="text" style:name="812">
      <style:paragraph-properties/>
      <style:text-properties fo:font-family="Wingdings" style:font-family-complex="Wingdings"/>
    </style:style>
    <style:style style:parent-style-name="691" style:display-name="T43" style:family="text" style:name="813">
      <style:paragraph-properties/>
      <style:text-properties fo:font-family="Symbol" style:font-family-complex="Symbol"/>
    </style:style>
    <style:style style:parent-style-name="691" style:display-name="T44" style:family="text" style:name="814">
      <style:paragraph-properties/>
      <style:text-properties fo:font-family="Courier New" style:font-family-complex="Courier New"/>
    </style:style>
    <style:style style:parent-style-name="691" style:display-name="T45" style:family="text" style:name="815">
      <style:paragraph-properties/>
      <style:text-properties fo:font-family="Wingdings" style:font-family-complex="Wingdings"/>
    </style:style>
    <style:style style:parent-style-name="691" style:display-name="T46" style:family="text" style:name="816">
      <style:paragraph-properties/>
      <style:text-properties fo:font-family="Symbol" style:font-family-complex="Symbol"/>
    </style:style>
    <style:style style:parent-style-name="691" style:display-name="T47" style:family="text" style:name="817">
      <style:paragraph-properties/>
      <style:text-properties fo:font-family="Courier New" style:font-family-complex="Courier New"/>
    </style:style>
    <style:style style:parent-style-name="691" style:display-name="T48" style:family="text" style:name="818">
      <style:paragraph-properties/>
      <style:text-properties fo:font-family="Wingdings" style:font-family-complex="Wingdings"/>
    </style:style>
    <style:style style:parent-style-name="691" style:display-name="T49" style:family="text" style:name="819">
      <style:paragraph-properties/>
      <style:text-properties fo:font-family="Symbol" style:font-family-complex="Symbol"/>
    </style:style>
    <style:style style:parent-style-name="691" style:display-name="T50" style:family="text" style:name="820">
      <style:paragraph-properties/>
      <style:text-properties fo:font-family="Courier New" style:font-family-complex="Courier New"/>
    </style:style>
    <style:style style:parent-style-name="691" style:display-name="T51" style:family="text" style:name="821">
      <style:paragraph-properties/>
      <style:text-properties fo:font-family="Wingdings" style:font-family-complex="Wingdings"/>
    </style:style>
    <style:style style:parent-style-name="691" style:display-name="T52" style:family="text" style:name="822">
      <style:paragraph-properties/>
      <style:text-properties fo:font-family="Symbol" style:font-family-complex="Symbol"/>
    </style:style>
    <style:style style:parent-style-name="691" style:display-name="T53" style:family="text" style:name="823">
      <style:paragraph-properties/>
      <style:text-properties fo:font-family="Courier New" style:font-family-complex="Courier New"/>
    </style:style>
    <style:style style:parent-style-name="691" style:display-name="T54" style:family="text" style:name="824">
      <style:paragraph-properties/>
      <style:text-properties fo:font-family="Wingdings" style:font-family-complex="Wingdings"/>
    </style:style>
    <style:style style:parent-style-name="691" style:display-name="T55" style:family="text" style:name="825">
      <style:paragraph-properties/>
    </style:style>
    <style:style style:parent-style-name="691" style:display-name="T56" style:family="text" style:name="826">
      <style:paragraph-properties/>
    </style:style>
    <style:style style:parent-style-name="691" style:display-name="T57" style:family="text" style:name="827">
      <style:paragraph-properties/>
    </style:style>
    <style:style style:parent-style-name="691" style:display-name="T58" style:family="text" style:name="828">
      <style:paragraph-properties/>
    </style:style>
    <style:style style:parent-style-name="691" style:display-name="T59" style:family="text" style:name="829">
      <style:paragraph-properties/>
    </style:style>
    <style:style style:parent-style-name="691" style:display-name="T60" style:family="text" style:name="830">
      <style:paragraph-properties/>
    </style:style>
    <style:style style:parent-style-name="691" style:display-name="T61" style:family="text" style:name="831">
      <style:paragraph-properties/>
    </style:style>
    <style:style style:parent-style-name="691" style:display-name="T62" style:family="text" style:name="832">
      <style:paragraph-properties/>
    </style:style>
    <style:style style:parent-style-name="691" style:display-name="T63" style:family="text" style:name="833">
      <style:paragraph-properties/>
    </style:style>
    <style:style style:parent-style-name="691" style:display-name="T64" style:family="text" style:name="834">
      <style:paragraph-properties/>
      <style:text-properties fo:font-family="Symbol" style:font-family-complex="Symbol"/>
    </style:style>
    <style:style style:parent-style-name="691" style:display-name="T65" style:family="text" style:name="835">
      <style:paragraph-properties/>
      <style:text-properties fo:font-family="Courier New" style:font-family-complex="Courier New"/>
    </style:style>
    <style:style style:parent-style-name="691" style:display-name="T66" style:family="text" style:name="836">
      <style:paragraph-properties/>
      <style:text-properties fo:font-family="Wingdings" style:font-family-complex="Wingdings"/>
    </style:style>
    <style:style style:parent-style-name="691" style:display-name="T67" style:family="text" style:name="837">
      <style:paragraph-properties/>
      <style:text-properties fo:font-family="Symbol" style:font-family-complex="Symbol"/>
    </style:style>
    <style:style style:parent-style-name="691" style:display-name="T68" style:family="text" style:name="838">
      <style:paragraph-properties/>
      <style:text-properties fo:font-family="Courier New" style:font-family-complex="Courier New"/>
    </style:style>
    <style:style style:parent-style-name="691" style:display-name="T69" style:family="text" style:name="839">
      <style:paragraph-properties/>
      <style:text-properties fo:font-family="Wingdings" style:font-family-complex="Wingdings"/>
    </style:style>
    <style:style style:parent-style-name="691" style:display-name="T70" style:family="text" style:name="840">
      <style:paragraph-properties/>
      <style:text-properties fo:font-family="Symbol" style:font-family-complex="Symbol"/>
    </style:style>
    <style:style style:parent-style-name="691" style:display-name="T71" style:family="text" style:name="841">
      <style:paragraph-properties/>
      <style:text-properties fo:font-family="Courier New" style:font-family-complex="Courier New"/>
    </style:style>
    <style:style style:parent-style-name="691" style:display-name="T72" style:family="text" style:name="842">
      <style:paragraph-properties/>
      <style:text-properties fo:font-family="Wingdings" style:font-family-complex="Wingdings"/>
    </style:style>
    <style:style style:parent-style-name="691" style:display-name="T73" style:family="text" style:name="843">
      <style:paragraph-properties/>
    </style:style>
    <style:style style:parent-style-name="691" style:display-name="T74" style:family="text" style:name="844">
      <style:paragraph-properties/>
    </style:style>
    <style:style style:parent-style-name="691" style:display-name="T75" style:family="text" style:name="845">
      <style:paragraph-properties/>
    </style:style>
    <style:style style:parent-style-name="691" style:display-name="T76" style:family="text" style:name="846">
      <style:paragraph-properties/>
    </style:style>
    <style:style style:parent-style-name="691" style:display-name="T77" style:family="text" style:name="847">
      <style:paragraph-properties/>
    </style:style>
    <style:style style:parent-style-name="691" style:display-name="T78" style:family="text" style:name="848">
      <style:paragraph-properties/>
    </style:style>
    <style:style style:parent-style-name="691" style:display-name="T79" style:family="text" style:name="849">
      <style:paragraph-properties/>
    </style:style>
    <style:style style:parent-style-name="691" style:display-name="T80" style:family="text" style:name="850">
      <style:paragraph-properties/>
    </style:style>
    <style:style style:parent-style-name="691" style:display-name="T81" style:family="text" style:name="851">
      <style:paragraph-properties/>
    </style:style>
    <style:style style:parent-style-name="691" style:display-name="T82" style:family="text" style:name="852">
      <style:paragraph-properties/>
      <style:text-properties fo:font-family="Symbol" style:font-family-complex="Symbol"/>
    </style:style>
    <style:style style:parent-style-name="691" style:display-name="T83" style:family="text" style:name="853">
      <style:paragraph-properties/>
      <style:text-properties fo:font-family="Courier New" style:font-family-complex="Courier New"/>
    </style:style>
    <style:style style:parent-style-name="691" style:display-name="T84" style:family="text" style:name="854">
      <style:paragraph-properties/>
      <style:text-properties fo:font-family="Wingdings" style:font-family-complex="Wingdings"/>
    </style:style>
    <style:style style:parent-style-name="691" style:display-name="T85" style:family="text" style:name="855">
      <style:paragraph-properties/>
      <style:text-properties fo:font-family="Symbol" style:font-family-complex="Symbol"/>
    </style:style>
    <style:style style:parent-style-name="691" style:display-name="T86" style:family="text" style:name="856">
      <style:paragraph-properties/>
      <style:text-properties fo:font-family="Courier New" style:font-family-complex="Courier New"/>
    </style:style>
    <style:style style:parent-style-name="691" style:display-name="T87" style:family="text" style:name="857">
      <style:paragraph-properties/>
      <style:text-properties fo:font-family="Wingdings" style:font-family-complex="Wingdings"/>
    </style:style>
    <style:style style:parent-style-name="691" style:display-name="T88" style:family="text" style:name="858">
      <style:paragraph-properties/>
      <style:text-properties fo:font-family="Symbol" style:font-family-complex="Symbol"/>
    </style:style>
    <style:style style:parent-style-name="691" style:display-name="T89" style:family="text" style:name="859">
      <style:paragraph-properties/>
      <style:text-properties fo:font-family="Courier New" style:font-family-complex="Courier New"/>
    </style:style>
    <style:style style:parent-style-name="691" style:display-name="T90" style:family="text" style:name="860">
      <style:paragraph-properties/>
      <style:text-properties fo:font-family="Wingdings" style:font-family-complex="Wingdings"/>
    </style:style>
    <style:style style:parent-style-name="691" style:display-name="T91" style:family="text" style:name="861">
      <style:paragraph-properties/>
      <style:text-properties fo:font-family="Symbol" style:font-family-complex="Symbol"/>
    </style:style>
    <style:style style:parent-style-name="691" style:display-name="T92" style:family="text" style:name="862">
      <style:paragraph-properties/>
      <style:text-properties fo:font-family="Courier New" style:font-family-complex="Courier New"/>
    </style:style>
    <style:style style:parent-style-name="691" style:display-name="T93" style:family="text" style:name="863">
      <style:paragraph-properties/>
      <style:text-properties fo:font-family="Wingdings" style:font-family-complex="Wingdings"/>
    </style:style>
    <style:style style:parent-style-name="691" style:display-name="T94" style:family="text" style:name="864">
      <style:paragraph-properties/>
      <style:text-properties fo:font-family="Symbol" style:font-family-complex="Symbol"/>
    </style:style>
    <style:style style:parent-style-name="691" style:display-name="T95" style:family="text" style:name="865">
      <style:paragraph-properties/>
      <style:text-properties fo:font-family="Courier New" style:font-family-complex="Courier New"/>
    </style:style>
    <style:style style:parent-style-name="691" style:display-name="T96" style:family="text" style:name="866">
      <style:paragraph-properties/>
      <style:text-properties fo:font-family="Wingdings" style:font-family-complex="Wingdings"/>
    </style:style>
    <style:style style:parent-style-name="691" style:display-name="T97" style:family="text" style:name="867">
      <style:paragraph-properties/>
      <style:text-properties fo:font-family="Symbol" style:font-family-complex="Symbol"/>
    </style:style>
    <style:style style:parent-style-name="691" style:display-name="T98" style:family="text" style:name="868">
      <style:paragraph-properties/>
      <style:text-properties fo:font-family="Courier New" style:font-family-complex="Courier New"/>
    </style:style>
    <style:style style:parent-style-name="691" style:display-name="T99" style:family="text" style:name="869">
      <style:paragraph-properties/>
      <style:text-properties fo:font-family="Wingdings" style:font-family-complex="Wingdings"/>
    </style:style>
    <style:style style:parent-style-name="691" style:display-name="T100" style:family="text" style:name="870">
      <style:paragraph-properties/>
      <style:text-properties fo:font-family="Symbol" style:font-family-complex="Symbol"/>
    </style:style>
    <style:style style:parent-style-name="691" style:display-name="T101" style:family="text" style:name="871">
      <style:paragraph-properties/>
      <style:text-properties fo:font-family="Courier New" style:font-family-complex="Courier New"/>
    </style:style>
    <style:style style:parent-style-name="691" style:display-name="T102" style:family="text" style:name="872">
      <style:paragraph-properties/>
      <style:text-properties fo:font-family="Wingdings" style:font-family-complex="Wingdings"/>
    </style:style>
    <style:style style:parent-style-name="691" style:display-name="T103" style:family="text" style:name="873">
      <style:paragraph-properties/>
      <style:text-properties fo:font-family="Symbol" style:font-family-complex="Symbol"/>
    </style:style>
    <style:style style:parent-style-name="691" style:display-name="T104" style:family="text" style:name="874">
      <style:paragraph-properties/>
      <style:text-properties fo:font-family="Courier New" style:font-family-complex="Courier New"/>
    </style:style>
    <style:style style:parent-style-name="691" style:display-name="T105" style:family="text" style:name="875">
      <style:paragraph-properties/>
      <style:text-properties fo:font-family="Wingdings" style:font-family-complex="Wingdings"/>
    </style:style>
    <style:style style:parent-style-name="691" style:display-name="T106" style:family="text" style:name="876">
      <style:paragraph-properties/>
      <style:text-properties fo:font-family="Symbol" style:font-family-complex="Symbol"/>
    </style:style>
    <style:style style:parent-style-name="691" style:display-name="T107" style:family="text" style:name="877">
      <style:paragraph-properties/>
      <style:text-properties fo:font-family="Courier New" style:font-family-complex="Courier New"/>
    </style:style>
    <style:style style:parent-style-name="691" style:display-name="T108" style:family="text" style:name="878">
      <style:paragraph-properties/>
      <style:text-properties fo:font-family="Wingdings" style:font-family-complex="Wingding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Symbol" style:font-family-complex="Symbo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complex="Symbo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fo:font-family="Symbol" style:font-family-complex="Symbo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Symbol" style:font-family-complex="Symbo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Symbol" style:font-family-complex="Symbo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text:list-style style:name="WWNum1">
      <text:list-level-style-bullet text:level="1" text:style-name="T1" text:bullet-char="•  ">
        <style:list-level-properties text:list-level-position-and-space-mode="label-alignment">
          <style:list-level-label-alignment fo:margin-left="0cm"/>
        </style:list-level-properties>
        <style:text-properties/>
      </text:list-level-style-bullet>
      <text:list-level-style-bullet text:level="2" text:style-name="T2" text:bullet-char="•  ">
        <style:list-level-properties text:list-level-position-and-space-mode="label-alignment">
          <style:list-level-label-alignment fo:margin-left="0cm"/>
        </style:list-level-properties>
        <style:text-properties/>
      </text:list-level-style-bullet>
      <text:list-level-style-bullet text:level="3" text:style-name="T3" text:bullet-char="•  ">
        <style:list-level-properties text:list-level-position-and-space-mode="label-alignment">
          <style:list-level-label-alignment fo:margin-left="0cm"/>
        </style:list-level-properties>
        <style:text-properties/>
      </text:list-level-style-bullet>
      <text:list-level-style-bullet text:level="4" text:style-name="T4" text:bullet-char="•  ">
        <style:list-level-properties text:list-level-position-and-space-mode="label-alignment">
          <style:list-level-label-alignment fo:margin-left="0cm"/>
        </style:list-level-properties>
        <style:text-properties/>
      </text:list-level-style-bullet>
      <text:list-level-style-bullet text:level="5" text:style-name="T5" text:bullet-char="•  ">
        <style:list-level-properties text:list-level-position-and-space-mode="label-alignment">
          <style:list-level-label-alignment fo:margin-left="0cm"/>
        </style:list-level-properties>
        <style:text-properties/>
      </text:list-level-style-bullet>
      <text:list-level-style-bullet text:level="6" text:style-name="T6" text:bullet-char="•  ">
        <style:list-level-properties text:list-level-position-and-space-mode="label-alignment">
          <style:list-level-label-alignment fo:margin-left="0cm"/>
        </style:list-level-properties>
        <style:text-properties/>
      </text:list-level-style-bullet>
      <text:list-level-style-bullet text:level="7" text:style-name="T7" text:bullet-char="•  ">
        <style:list-level-properties text:list-level-position-and-space-mode="label-alignment">
          <style:list-level-label-alignment fo:margin-left="0cm"/>
        </style:list-level-properties>
        <style:text-properties/>
      </text:list-level-style-bullet>
      <text:list-level-style-bullet text:level="8" text:style-name="T8" text:bullet-char="•  ">
        <style:list-level-properties text:list-level-position-and-space-mode="label-alignment">
          <style:list-level-label-alignment fo:margin-left="0cm"/>
        </style:list-level-properties>
        <style:text-properties/>
      </text:list-level-style-bullet>
      <text:list-level-style-bullet text:level="9" text:style-name="T9" text:bullet-char="•  ">
        <style:list-level-properties text:list-level-position-and-space-mode="label-alignment">
          <style:list-level-label-alignment fo:margin-left="0cm"/>
        </style:list-level-properties>
        <style:text-properties/>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2.501cm"/>
        </style:list-level-properties>
        <style:text-properties fo:font-family="Symbol" style:font-family-complex="Symbol"/>
      </text:list-level-style-bullet>
      <text:list-level-style-bullet text:level="2" text:style-name="T38" text:bullet-char="o">
        <style:list-level-properties text:list-level-position-and-space-mode="label-alignment">
          <style:list-level-label-alignment fo:text-indent="-0.635cm" fo:margin-left="3.77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5.042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6.312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7.582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8.852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0.635cm"/>
        </style:list-level-properties>
        <style:text-properties fo:font-family="Symbol" style:font-family-complex="Symbol"/>
      </text:list-level-style-bullet>
      <text:list-level-style-bullet text:level="2" text:style-name="T47" text:bullet-char="o">
        <style:list-level-properties text:list-level-position-and-space-mode="label-alignment">
          <style:list-level-label-alignment fo:text-indent="-0.635cm" fo:margin-left="1.905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175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4.445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5.715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6.985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256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9.52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0.79cm"/>
        </style:list-level-properties>
        <style:text-properties fo:font-family="Wingdings" style:font-family-complex="Wingdings"/>
      </text:list-level-style-bullet>
    </text:list-style>
    <text:list-style style:name="WWNum7">
      <text:list-level-style-number text:level="1" text:style-name="T55"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1" style:num-suffix=".">
        <style:list-level-properties text:list-level-position-and-space-mode="label-alignment">
          <style:list-level-label-alignment fo:text-indent="-0.63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1" style:num-suffix=".">
        <style:list-level-properties text:list-level-position-and-space-mode="label-alignment">
          <style:list-level-label-alignment fo:text-indent="-0.63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1" style:num-suffix=".">
        <style:list-level-properties text:list-level-position-and-space-mode="label-alignment">
          <style:list-level-label-alignment fo:text-indent="-0.635cm" fo:margin-left="11.41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0.635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1.905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175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4.445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5.715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6.985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256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9.52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0.79cm"/>
        </style:list-level-properties>
        <style:text-properties fo:font-family="Wingdings" style:font-family-complex="Wingdings"/>
      </text:list-level-style-bullet>
    </text:list-style>
    <text:list-style style:name="WWNum9">
      <text:list-level-style-number text:level="1" text:style-name="T73" style:num-format="1" style:num-suffix=".">
        <style:list-level-properties text:list-level-position-and-space-mode="label-alignment">
          <style:list-level-label-alignment fo:text-indent="-0.635cm" fo:margin-left="0.635cm"/>
        </style:list-level-properties>
        <style:text-properties/>
      </text:list-level-style-number>
      <text:list-level-style-number text:level="2" text:style-name="T74" style:num-format="1" style:num-suffix=".">
        <style:list-level-properties text:list-level-position-and-space-mode="label-alignment">
          <style:list-level-label-alignment fo:text-indent="-0.635cm" fo:margin-left="1.905cm"/>
        </style:list-level-properties>
        <style:text-properties/>
      </text:list-level-style-number>
      <text:list-level-style-number text:level="3" text:style-name="T75" style:num-format="1" style:num-suffix=".">
        <style:list-level-properties text:list-level-position-and-space-mode="label-alignment">
          <style:list-level-label-alignment fo:text-indent="-0.635cm" fo:margin-left="3.175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4.445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5.715cm"/>
        </style:list-level-properties>
        <style:text-properties/>
      </text:list-level-style-number>
      <text:list-level-style-number text:level="6" text:style-name="T78" style:num-format="1" style:num-suffix=".">
        <style:list-level-properties text:list-level-position-and-space-mode="label-alignment">
          <style:list-level-label-alignment fo:text-indent="-0.635cm" fo:margin-left="6.985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256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9.524cm"/>
        </style:list-level-properties>
        <style:text-properties/>
      </text:list-level-style-number>
      <text:list-level-style-number text:level="9" text:style-name="T81" style:num-format="1" style:num-suffix=".">
        <style:list-level-properties text:list-level-position-and-space-mode="label-alignment">
          <style:list-level-label-alignment fo:text-indent="-0.635cm" fo:margin-left="10.79cm"/>
        </style:list-level-properties>
        <style:text-properties/>
      </text:list-level-style-number>
    </text:list-style>
    <text:list-style style:name="WWNum10">
      <text:list-level-style-bullet text:level="1" text:style-name="T82"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9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10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3.1.8</meta:generator>
    <meta:creation-date>2024-11-17T12:37:34Z</meta:creation-date>
  </office:meta>
</office:document-meta>
</file>